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13" style:family="table-cell">
      <style:table-cell-properties fo:background-color="#66ffff" fo:padding="0.097cm" fo:border-left="0.002cm solid #000000" fo:border-right="none" fo:border-top="none" fo:border-bottom="0.002cm solid #000000">
        <style:background-image/>
      </style:table-cell-properties>
    </style:style>
    <style:style style:name="Tabla1.C13"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background-color="#ff99ff" fo:padding="0.097cm" fo:border-left="0.002cm solid #000000" fo:border-right="none" fo:border-top="0.002cm solid #000000" fo:border-bottom="0.002cm solid #000000">
        <style:background-image/>
      </style:table-cell-properties>
    </style:style>
    <style:style style:name="Tabla3.C1" style:family="table-cell">
      <style:table-cell-properties fo:background-color="#ff99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3.10" style:family="table-row">
      <style:table-row-properties style:min-row-height="2.096cm"/>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5.667cm" style:rel-column-width="21845*"/>
    </style:style>
    <style:style style:name="Tabla5.A1" style:family="table-cell">
      <style:table-cell-properties fo:padding="0.097cm" fo:border-left="0.002cm solid #000000" fo:border-right="none" fo:border-top="0.002cm solid #000000" fo:border-bottom="0.002cm solid #000000"/>
    </style:style>
    <style:style style:name="Tabla5.C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5.667cm" style:rel-column-width="21845*"/>
    </style:style>
    <style:style style:name="Tabla6.A1" style:family="table-cell">
      <style:table-cell-properties fo:padding="0.097cm" fo:border-left="0.002cm solid #000000" fo:border-right="none" fo:border-top="0.002cm solid #000000" fo:border-bottom="0.002cm solid #000000"/>
    </style:style>
    <style:style style:name="Tabla6.C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6.17" style:family="table-row">
      <style:table-row-properties style:min-row-height="1.065cm"/>
    </style:style>
    <style:style style:name="Tabla7" style:family="table">
      <style:table-properties style:width="17cm" table:align="margins"/>
    </style:style>
    <style:style style:name="Tabla7.A" style:family="table-column">
      <style:table-column-properties style:column-width="5.667cm" style:rel-column-width="21845*"/>
    </style:style>
    <style:style style:name="Tabla7.A1" style:family="table-cell">
      <style:table-cell-properties fo:padding="0.097cm" fo:border-left="0.002cm solid #000000" fo:border-right="none" fo:border-top="0.002cm solid #000000" fo:border-bottom="0.002cm solid #000000"/>
    </style:style>
    <style:style style:name="Tabla7.C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5.667cm" style:rel-column-width="21845*"/>
    </style:style>
    <style:style style:name="Tabla8.A1" style:family="table-cell">
      <style:table-cell-properties fo:padding="0.097cm" fo:border-left="0.002cm solid #000000" fo:border-right="none" fo:border-top="0.002cm solid #000000" fo:border-bottom="0.002cm solid #000000"/>
    </style:style>
    <style:style style:name="Tabla8.C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8.4" style:family="table-row">
      <style:table-row-properties style:min-row-height="4.669cm"/>
    </style:style>
    <style:style style:name="Tabla9" style:family="table">
      <style:table-properties style:width="17cm" table:align="margins"/>
    </style:style>
    <style:style style:name="Tabla9.A" style:family="table-column">
      <style:table-column-properties style:column-width="5.667cm" style:rel-column-width="21845*"/>
    </style:style>
    <style:style style:name="Tabla9.A1" style:family="table-cell">
      <style:table-cell-properties fo:padding="0.097cm" fo:border-left="0.002cm solid #000000" fo:border-right="none" fo:border-top="0.002cm solid #000000" fo:border-bottom="0.002cm solid #000000"/>
    </style:style>
    <style:style style:name="Tabla9.C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5.667cm" style:rel-column-width="21845*"/>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background-color="#ccff66" fo:padding="0.097cm" fo:border-left="0.002cm solid #000000" fo:border-right="none" fo:border-top="0.002cm solid #000000" fo:border-bottom="0.002cm solid #000000">
        <style:background-image/>
      </style:table-cell-properties>
    </style:style>
    <style:style style:name="Tabla10.C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5.667cm" style:rel-column-width="21845*"/>
    </style:style>
    <style:style style:name="Tabla11.A1" style:family="table-cell">
      <style:table-cell-properties fo:padding="0.097cm" fo:border-left="0.002cm solid #000000" fo:border-right="none" fo:border-top="0.002cm solid #000000" fo:border-bottom="0.002cm solid #000000"/>
    </style:style>
    <style:style style:name="Tabla11.C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US"/>
    </style:style>
    <style:style style:name="P2" style:family="paragraph" style:parent-style-name="Standard">
      <style:text-properties fo:language="en" fo:country="US" fo:font-weight="bold" fo:background-color="#ffcc00" style:font-weight-asian="bold" style:font-weight-complex="bold"/>
    </style:style>
    <style:style style:name="P3" style:family="paragraph" style:parent-style-name="Standard">
      <style:text-properties fo:language="en" fo:country="US" fo:font-weight="bold" fo:background-color="#3399ff" style:font-weight-asian="bold" style:font-weight-complex="bold"/>
    </style:style>
    <style:style style:name="P4" style:family="paragraph" style:parent-style-name="Standard">
      <style:text-properties fo:font-weight="bold" fo:background-color="#9999ff"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fo:background-color="transparent">
        <style:background-image/>
      </style:paragraph-properties>
      <style:text-properties fo:language="en" fo:country="US" fo:font-weight="bold" style:font-weight-asian="bold" style:font-weight-complex="bold"/>
    </style:style>
    <style:style style:name="P7" style:family="paragraph" style:parent-style-name="Standard">
      <style:paragraph-properties fo:text-align="start" style:justify-single-word="false" fo:background-color="transparent">
        <style:background-image/>
      </style:paragraph-properties>
      <style:text-properties fo:language="en" fo:country="US" fo:font-weight="bold" fo:background-color="#ff9900" style:font-weight-asian="bold" style:font-weight-complex="bold"/>
    </style:style>
    <style:style style:name="P8" style:family="paragraph" style:parent-style-name="Standard">
      <style:paragraph-properties fo:text-align="start" style:justify-single-word="false" fo:background-color="transparent">
        <style:background-image/>
      </style:paragraph-properties>
      <style:text-properties fo:language="en" fo:country="US" fo:font-weight="bold" fo:background-color="#ccccff" style:font-weight-asian="bold" style:font-weight-complex="bold"/>
    </style:style>
    <style:style style:name="P9" style:family="paragraph" style:parent-style-name="Standard">
      <style:paragraph-properties fo:text-align="start" style:justify-single-word="false" fo:background-color="transparent">
        <style:background-image/>
      </style:paragraph-properties>
      <style:text-properties fo:language="en" fo:country="US" fo:font-weight="bold" fo:background-color="#00ffff" style:font-weight-asian="bold" style:font-weight-complex="bold"/>
    </style:style>
    <style:style style:name="P10" style:family="paragraph" style:parent-style-name="Standard">
      <style:paragraph-properties fo:text-align="start" style:justify-single-word="false" fo:background-color="transparent">
        <style:background-image/>
      </style:paragraph-properties>
      <style:text-properties fo:language="en" fo:country="US" fo:font-weight="normal" style:font-weight-asian="normal" style:font-weight-complex="normal"/>
    </style:style>
    <style:style style:name="P11" style:family="paragraph" style:parent-style-name="Standard">
      <style:paragraph-properties fo:text-align="start" style:justify-single-word="false" fo:background-color="transparent">
        <style:background-image/>
      </style:paragraph-properties>
      <style:text-properties fo:language="en" fo:country="US" style:text-underline-style="none" fo:font-weight="bold" style:font-weight-asian="bold" style:font-weight-complex="bold"/>
    </style:style>
    <style:style style:name="P12" style:family="paragraph" style:parent-style-name="Standard">
      <style:paragraph-properties fo:text-align="start" style:justify-single-word="false" fo:background-color="transparent">
        <style:background-image/>
      </style:paragraph-properties>
      <style:text-properties fo:language="en" fo:country="US" style:text-underline-style="none" fo:font-weight="bold" fo:background-color="#3399ff" style:font-weight-asian="bold" style:font-weight-complex="bold"/>
    </style:style>
    <style:style style:name="P13" style:family="paragraph" style:parent-style-name="Standard">
      <style:paragraph-properties fo:text-align="start" style:justify-single-word="false" fo:background-color="transparent">
        <style:background-image/>
      </style:paragraph-properties>
      <style:text-properties fo:language="en" fo:country="US"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start" style:justify-single-word="false" fo:background-color="transparent">
        <style:background-image/>
      </style:paragraph-properties>
      <style:text-properties fo:language="en" fo:country="US" style:text-underline-style="solid" style:text-underline-width="auto" style:text-underline-color="font-color" fo:font-weight="bold" fo:background-color="#66ccff" style:font-weight-asian="bold" style:font-weight-complex="bold"/>
    </style:style>
    <style:style style:name="P15" style:family="paragraph" style:parent-style-name="Standard">
      <style:paragraph-properties fo:text-align="start" style:justify-single-word="false" fo:background-color="transparent">
        <style:background-image/>
      </style:paragraph-properties>
    </style:style>
    <style:style style:name="P16" style:family="paragraph" style:parent-style-name="Standard">
      <style:paragraph-properties fo:text-align="start" style:justify-single-word="false" fo:background-color="transparent">
        <style:background-image/>
      </style:paragraph-properties>
      <style:text-properties fo:color="#6a9955" style:font-name="Consolas" fo:font-size="10.5pt" fo:language="en" fo:country="US" fo:font-weight="normal" fo:background-color="#1e1e1e" style:font-weight-asian="bold" style:font-weight-complex="bold"/>
    </style:style>
    <style:style style:name="P17" style:family="paragraph" style:parent-style-name="Standard">
      <style:paragraph-properties fo:text-align="center" style:justify-single-word="false" fo:background-color="#00ff66">
        <style:background-image/>
      </style:paragraph-properties>
      <style:text-properties fo:font-weight="bold" style:font-weight-asian="bold" style:font-weight-complex="bold"/>
    </style:style>
    <style:style style:name="P18" style:family="paragraph" style:parent-style-name="Table_20_Contents">
      <style:text-properties fo:background-color="#66ff99"/>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text-properties fo:font-weight="bold" fo:background-color="#99ffff" style:font-weight-asian="bold" style:font-weight-complex="bold"/>
    </style:style>
    <style:style style:name="P22" style:family="paragraph" style:parent-style-name="Table_20_Contents">
      <style:text-properties fo:font-weight="bold" fo:background-color="#ccccff" style:font-weight-asian="bold" style:font-weight-complex="bold"/>
    </style:style>
    <style:style style:name="P23" style:family="paragraph" style:parent-style-name="Table_20_Contents">
      <style:text-properties fo:font-weight="bold" fo:background-color="#ff9900" style:font-weight-asian="bold" style:font-weight-complex="bold"/>
    </style:style>
    <style:style style:name="P24" style:family="paragraph" style:parent-style-name="Table_20_Contents">
      <style:text-properties fo:font-weight="bold" fo:background-color="#00cc33" style:font-weight-asian="bold" style:font-weight-complex="bold"/>
    </style:style>
    <style:style style:name="P25" style:family="paragraph" style:parent-style-name="Table_20_Contents">
      <style:text-properties fo:font-weight="bold" fo:background-color="#0066ff" style:font-weight-asian="bold" style:font-weight-complex="bold"/>
    </style:style>
    <style:style style:name="P26" style:family="paragraph" style:parent-style-name="Table_20_Contents">
      <style:paragraph-properties fo:text-align="center" style:justify-single-word="false"/>
      <style:text-properties fo:font-weight="bold" fo:background-color="#ff99ff" style:font-weight-asian="bold" style:font-weight-complex="bold"/>
    </style:style>
    <style:style style:name="P27" style:family="paragraph" style:parent-style-name="Table_20_Contents">
      <style:paragraph-properties fo:text-align="center" style:justify-single-word="false"/>
      <style:text-properties fo:font-weight="bold" fo:background-color="#99cc66" style:font-weight-asian="bold" style:font-weight-complex="bold"/>
    </style:style>
    <style:style style:name="P28" style:family="paragraph" style:parent-style-name="Table_20_Contents">
      <style:text-properties fo:font-weight="bold" fo:background-color="#00cc00" style:font-weight-asian="bold" style:font-weight-complex="bold"/>
    </style:style>
    <style:style style:name="P29" style:family="paragraph" style:parent-style-name="Table_20_Contents">
      <style:paragraph-properties fo:text-align="center" style:justify-single-word="false"/>
      <style:text-properties fo:font-weight="bold" fo:background-color="#00cc00" style:font-weight-asian="bold" style:font-weight-complex="bold"/>
    </style:style>
    <style:style style:name="P30" style:family="paragraph" style:parent-style-name="Table_20_Contents">
      <style:text-properties fo:font-weight="bold" fo:background-color="#66ccff" style:font-weight-asian="bold" style:font-weight-complex="bold"/>
    </style:style>
    <style:style style:name="P31" style:family="paragraph" style:parent-style-name="Table_20_Contents">
      <style:paragraph-properties fo:text-align="center" style:justify-single-word="false"/>
      <style:text-properties fo:font-weight="bold" fo:background-color="#66ccff" style:font-weight-asian="bold" style:font-weight-complex="bold"/>
    </style:style>
    <style:style style:name="P32" style:family="paragraph" style:parent-style-name="Table_20_Contents">
      <style:text-properties fo:font-weight="bold" fo:background-color="#3399ff" style:font-weight-asian="bold" style:font-weight-complex="bold"/>
    </style:style>
    <style:style style:name="P33" style:family="paragraph" style:parent-style-name="Table_20_Contents">
      <style:paragraph-properties fo:text-align="center" style:justify-single-word="false"/>
      <style:text-properties fo:font-weight="bold" fo:background-color="#3399ff" style:font-weight-asian="bold" style:font-weight-complex="bold"/>
    </style:style>
    <style:style style:name="P34" style:family="paragraph" style:parent-style-name="Table_20_Contents">
      <style:text-properties fo:font-weight="bold" fo:background-color="#00ffff" style:font-weight-asian="bold" style:font-weight-complex="bold"/>
    </style:style>
    <style:style style:name="P35" style:family="paragraph" style:parent-style-name="Table_20_Contents">
      <style:text-properties fo:font-weight="bold" fo:background-color="#ccff66" style:font-weight-asian="bold" style:font-weight-complex="bold"/>
    </style:style>
    <style:style style:name="P36" style:family="paragraph" style:parent-style-name="Table_20_Contents">
      <style:paragraph-properties fo:text-align="center" style:justify-single-word="false"/>
      <style:text-properties fo:font-weight="bold" fo:background-color="#ccff66" style:font-weight-asian="bold" style:font-weight-complex="bold"/>
    </style:style>
    <style:style style:name="P37" style:family="paragraph" style:parent-style-name="Table_20_Contents">
      <style:text-properties fo:font-weight="bold" fo:background-color="#99ff99" style:font-weight-asian="bold" style:font-weight-complex="bold"/>
    </style:style>
    <style:style style:name="P38" style:family="paragraph" style:parent-style-name="Table_20_Contents">
      <style:text-properties fo:language="es" fo:country="UY"/>
    </style:style>
    <style:style style:name="P39" style:family="paragraph" style:parent-style-name="Table_20_Contents">
      <style:text-properties fo:language="en" fo:country="US"/>
    </style:style>
    <style:style style:name="P40" style:family="paragraph" style:parent-style-name="Table_20_Contents">
      <style:text-properties fo:language="en" fo:country="US" fo:font-weight="bold" style:font-weight-asian="bold" style:font-weight-complex="bold"/>
    </style:style>
    <style:style style:name="P41" style:family="paragraph" style:parent-style-name="Table_20_Contents">
      <style:text-properties fo:language="en" fo:country="US" fo:font-weight="bold" fo:background-color="#66ff99" style:font-weight-asian="bold" style:font-weight-complex="bold"/>
    </style:style>
    <style:style style:name="P42" style:family="paragraph" style:parent-style-name="Table_20_Contents">
      <style:text-properties fo:language="en" fo:country="US" fo:font-weight="bold" fo:background-color="#ffcc00" style:font-weight-asian="bold" style:font-weight-complex="bold"/>
    </style:style>
    <style:style style:name="P43" style:family="paragraph" style:parent-style-name="Table_20_Contents">
      <style:paragraph-properties fo:text-align="center" style:justify-single-word="false"/>
      <style:text-properties fo:language="en" fo:country="US" fo:font-weight="bold" fo:background-color="#66ff66" style:font-weight-asian="bold" style:font-weight-complex="bold"/>
    </style:style>
    <style:style style:name="P44" style:family="paragraph" style:parent-style-name="Table_20_Contents">
      <style:text-properties fo:language="en" fo:country="US" fo:font-weight="bold" fo:background-color="#ffff99" style:font-weight-asian="bold" style:font-weight-complex="bold"/>
    </style:style>
    <style:style style:name="P45" style:family="paragraph" style:parent-style-name="Table_20_Contents">
      <style:text-properties fo:language="en" fo:country="US" fo:font-weight="bold" fo:background-color="#ff9900" style:font-weight-asian="bold" style:font-weight-complex="bold"/>
    </style:style>
    <style:style style:name="P46" style:family="paragraph" style:parent-style-name="Table_20_Contents">
      <style:text-properties fo:language="en" fo:country="US" fo:font-weight="bold" fo:background-color="#ccccff" style:font-weight-asian="bold" style:font-weight-complex="bold"/>
    </style:style>
    <style:style style:name="P47" style:family="paragraph" style:parent-style-name="Table_20_Contents">
      <style:text-properties fo:language="en" fo:country="US" fo:font-weight="bold" fo:background-color="#99ffff" style:font-weight-asian="bold" style:font-weight-complex="bold"/>
    </style:style>
    <style:style style:name="P48" style:family="paragraph" style:parent-style-name="Table_20_Contents">
      <style:paragraph-properties fo:text-align="center" style:justify-single-word="false"/>
      <style:text-properties fo:language="en" fo:country="US"/>
    </style:style>
    <style:style style:name="P49" style:family="paragraph" style:parent-style-name="Table_20_Contents">
      <style:text-properties fo:language="en" fo:country="US" fo:background-color="#66ff99"/>
    </style:style>
    <style:style style:name="P50" style:family="paragraph" style:parent-style-name="Table_20_Contents">
      <style:text-properties fo:language="en" fo:country="US" fo:background-color="#ffcc00"/>
    </style:style>
    <style:style style:name="P51" style:family="paragraph" style:parent-style-name="Table_20_Contents">
      <style:text-properties fo:language="en" fo:country="US" fo:background-color="#ff9900"/>
    </style:style>
    <style:style style:name="P52" style:family="paragraph" style:parent-style-name="Table_20_Contents">
      <style:text-properties fo:language="en" fo:country="US" fo:background-color="#ffff99"/>
    </style:style>
    <style:style style:name="P53" style:family="paragraph" style:parent-style-name="Table_20_Contents">
      <style:text-properties fo:language="en" fo:country="US" fo:background-color="#99ffff"/>
    </style:style>
    <style:style style:name="P54" style:family="paragraph" style:parent-style-name="Table_20_Contents">
      <style:text-properties fo:language="en" fo:country="US" style:text-underline-style="solid" style:text-underline-width="auto" style:text-underline-color="font-color" fo:font-weight="bold" style:font-weight-asian="bold" style:font-weight-complex="bold"/>
    </style:style>
    <style:style style:name="P55" style:family="paragraph" style:parent-style-name="Table_20_Contents">
      <style:text-properties style:text-underline-style="solid" style:text-underline-width="auto" style:text-underline-color="font-color"/>
    </style:style>
    <style:style style:name="P56" style:family="paragraph" style:parent-style-name="Table_20_Contents">
      <style:text-properties style:text-underline-style="solid" style:text-underline-width="auto" style:text-underline-color="font-color" fo:font-weight="bold" style:font-weight-asian="bold" style:font-weight-complex="bold"/>
    </style:style>
    <style:style style:name="P57" style:family="paragraph" style:parent-style-name="Table_20_Contents">
      <style:text-properties style:text-underline-style="solid" style:text-underline-width="auto" style:text-underline-color="font-color" fo:font-weight="bold" fo:background-color="#ccff66" style:font-weight-asian="bold" style:font-weight-complex="bold"/>
    </style:style>
    <style:style style:name="P58" style:family="paragraph" style:parent-style-name="Table_20_Contents">
      <style:text-properties style:text-underline-style="solid" style:text-underline-width="auto" style:text-underline-color="font-color" fo:font-weight="bold" fo:background-color="#99ffff" style:font-weight-asian="bold" style:font-weight-complex="bold"/>
    </style:style>
    <style:style style:name="P59" style:family="paragraph" style:parent-style-name="Table_20_Contents">
      <style:text-properties style:text-underline-style="solid" style:text-underline-width="auto" style:text-underline-color="font-color" fo:font-weight="bold" fo:background-color="#ccff00" style:font-weight-asian="bold" style:font-weight-complex="bold"/>
    </style:style>
    <style:style style:name="P60" style:family="paragraph" style:parent-style-name="Table_20_Contents">
      <style:text-properties style:text-underline-style="solid" style:text-underline-width="auto" style:text-underline-color="font-color" fo:font-weight="bold" fo:background-color="#99ff99" style:font-weight-asian="bold" style:font-weight-complex="bold"/>
    </style:style>
    <style:style style:name="P61" style:family="paragraph" style:parent-style-name="Table_20_Contents">
      <style:text-properties fo:background-color="#99ffff"/>
    </style:style>
    <style:style style:name="P62" style:family="paragraph" style:parent-style-name="Table_20_Contents">
      <style:text-properties fo:background-color="#ff9900"/>
    </style:style>
    <style:style style:name="P63" style:family="paragraph" style:parent-style-name="Table_20_Contents">
      <style:text-properties fo:background-color="#00cc33"/>
    </style:style>
    <style:style style:name="P64" style:family="paragraph" style:parent-style-name="Table_20_Contents">
      <style:text-properties fo:background-color="#ff66ff"/>
    </style:style>
    <style:style style:name="P65" style:family="paragraph" style:parent-style-name="Table_20_Contents">
      <style:paragraph-properties fo:text-align="center" style:justify-single-word="false"/>
    </style:style>
    <style:style style:name="P66" style:family="paragraph" style:parent-style-name="Table_20_Contents">
      <style:text-properties fo:background-color="#66ccff"/>
    </style:style>
    <style:style style:name="P67" style:family="paragraph" style:parent-style-name="Table_20_Contents">
      <style:paragraph-properties fo:text-align="center" style:justify-single-word="false"/>
      <style:text-properties fo:background-color="#66ccff"/>
    </style:style>
    <style:style style:name="P68" style:family="paragraph" style:parent-style-name="Table_20_Contents">
      <style:text-properties style:text-underline-style="none" fo:font-weight="bold" style:font-weight-asian="bold" style:font-weight-complex="bold"/>
    </style:style>
    <style:style style:name="P69" style:family="paragraph" style:parent-style-name="Table_20_Contents">
      <style:text-properties style:text-underline-style="none" fo:font-weight="bold" fo:background-color="#99ffff" style:font-weight-asian="bold" style:font-weight-complex="bold"/>
    </style:style>
    <style:style style:name="P70" style:family="paragraph" style:parent-style-name="Table_20_Contents">
      <style:text-properties fo:background-color="#3399ff"/>
    </style:style>
    <style:style style:name="P71" style:family="paragraph" style:parent-style-name="Table_20_Contents">
      <style:text-properties fo:font-weight="normal" style:font-weight-asian="normal" style:font-weight-complex="normal"/>
    </style:style>
    <style:style style:name="P72" style:family="paragraph" style:parent-style-name="Table_20_Contents">
      <style:text-properties fo:font-style="normal" fo:font-weight="bold" style:font-style-asian="normal" style:font-weight-asian="bold" style:font-style-complex="normal" style:font-weight-complex="bold"/>
    </style:style>
    <style:style style:name="P73" style:family="paragraph" style:parent-style-name="Table_20_Contents">
      <style:text-properties fo:background-color="#ccff00"/>
    </style:style>
    <style:style style:name="P74" style:family="paragraph" style:parent-style-name="Table_20_Contents">
      <style:text-properties fo:background-color="#99ff99"/>
    </style:style>
    <style:style style:name="P75" style:family="paragraph" style:parent-style-name="Table_20_Contents">
      <style:paragraph-properties fo:text-align="center" style:justify-single-word="false" fo:background-color="#ff99ff">
        <style:background-image/>
      </style:paragraph-properties>
      <style:text-properties fo:language="en" fo:country="US" fo:font-weight="bold" style:font-weight-asian="bold" style:font-weight-complex="bold"/>
    </style:style>
    <style:style style:name="P76" style:family="paragraph" style:parent-style-name="Table_20_Contents">
      <style:paragraph-properties fo:background-color="#ff6600">
        <style:background-image/>
      </style:paragraph-properties>
      <style:text-properties fo:language="en" fo:country="US"/>
    </style:style>
    <style:style style:name="P77" style:family="paragraph" style:parent-style-name="Table_20_Contents">
      <style:paragraph-properties fo:background-color="#99ffff">
        <style:background-image/>
      </style:paragraph-properties>
      <style:text-properties fo:language="en" fo:country="US" fo:font-weight="bold" style:font-weight-asian="bold" style:font-weight-complex="bold"/>
    </style:style>
    <style:style style:name="P78" style:family="paragraph" style:parent-style-name="Table_20_Contents">
      <style:paragraph-properties fo:text-align="center" style:justify-single-word="false" fo:background-color="#9999ff">
        <style:background-image/>
      </style:paragraph-properties>
      <style:text-properties fo:language="en" fo:country="US"/>
    </style:style>
    <style:style style:name="P79" style:family="paragraph" style:parent-style-name="Table_20_Contents">
      <style:paragraph-properties fo:background-color="#9999ff">
        <style:background-image/>
      </style:paragraph-properties>
      <style:text-properties fo:font-weight="bold" style:font-weight-asian="bold" style:font-weight-complex="bold"/>
    </style:style>
    <style:style style:name="P80" style:family="paragraph" style:parent-style-name="Table_20_Contents">
      <style:paragraph-properties fo:background-color="#ffff66">
        <style:background-image/>
      </style:paragraph-properties>
    </style:style>
    <style:style style:name="P81" style:family="paragraph" style:parent-style-name="Table_20_Contents">
      <style:paragraph-properties fo:background-color="#ffff66">
        <style:background-image/>
      </style:paragraph-properties>
      <style:text-properties fo:font-weight="bold" style:font-weight-asian="bold" style:font-weight-complex="bold"/>
    </style:style>
    <style:style style:name="P82" style:family="paragraph" style:parent-style-name="Table_20_Contents">
      <style:paragraph-properties fo:background-color="#ccccff">
        <style:background-image/>
      </style:paragraph-properties>
      <style:text-properties fo:font-weight="bold" style:font-weight-asian="bold" style:font-weight-complex="bold"/>
    </style:style>
    <style:style style:name="P83" style:family="paragraph" style:parent-style-name="Table_20_Contents">
      <style:paragraph-properties fo:background-color="#3399ff">
        <style:background-image/>
      </style:paragraph-properties>
    </style:style>
    <style:style style:name="P84" style:family="paragraph" style:parent-style-name="Table_20_Contents">
      <style:paragraph-properties fo:text-align="center" style:justify-single-word="false" fo:background-color="#ccff00">
        <style:background-image/>
      </style:paragraph-properties>
    </style:style>
    <style:style style:name="P85" style:family="paragraph" style:parent-style-name="Table_20_Contents">
      <style:paragraph-properties fo:text-align="center" style:justify-single-word="false" fo:background-color="#66ff99">
        <style:background-image/>
      </style:paragraph-properties>
      <style:text-properties fo:font-weight="bold" fo:background-color="#ccff66" style:font-weight-asian="bold" style:font-weight-complex="bold"/>
    </style:style>
    <style:style style:name="P86" style:family="paragraph" style:parent-style-name="Standard">
      <style:paragraph-properties fo:text-align="start" style:justify-single-word="false" fo:background-color="#99ffcc">
        <style:background-image/>
      </style:paragraph-properties>
      <style:text-properties fo:language="en" fo:country="US" style:text-underline-style="none" fo:font-weight="bold" fo:background-color="#99ffff" style:font-weight-asian="bold" style:font-weight-complex="bold"/>
    </style:style>
    <style:style style:name="P87" style:family="paragraph" style:parent-style-name="Table_20_Contents" style:list-style-name="L1"/>
    <style:style style:name="P88" style:family="paragraph" style:parent-style-name="Table_20_Contents" style:list-style-name="L2">
      <style:text-properties fo:language="en" fo:country="US"/>
    </style:style>
    <style:style style:name="P89" style:family="paragraph" style:parent-style-name="Table_20_Contents">
      <style:text-properties fo:font-weight="bold" fo:background-color="#ffff00" style:font-weight-asian="bold" style:font-weight-complex="bold"/>
    </style:style>
    <style:style style:name="P90" style:family="paragraph" style:parent-style-name="Table_20_Contents">
      <style:text-properties fo:font-weight="bold" fo:background-color="#66ff99" style:font-weight-asian="bold" style:font-weight-complex="bold"/>
    </style:style>
    <style:style style:name="P91" style:family="paragraph" style:parent-style-name="Table_20_Contents">
      <style:paragraph-properties fo:background-color="#99ffff">
        <style:background-image/>
      </style:paragraph-properties>
    </style:style>
    <style:style style:name="P92" style:family="paragraph" style:parent-style-name="Table_20_Contents">
      <style:paragraph-properties fo:background-color="#ff99ff">
        <style:background-image/>
      </style:paragraph-properties>
    </style:style>
    <style:style style:name="P93" style:family="paragraph" style:parent-style-name="Table_20_Contents">
      <style:paragraph-properties fo:background-color="#ffff66">
        <style:background-image/>
      </style:paragraph-properties>
      <style:text-properties fo:background-color="#ffff00"/>
    </style:style>
    <style:style style:name="P94" style:family="paragraph" style:parent-style-name="Standard" style:list-style-name="L3">
      <style:paragraph-properties fo:text-align="start" style:justify-single-word="false" fo:background-color="transparent">
        <style:background-image/>
      </style:paragraph-properties>
      <style:text-properties fo:language="en" fo:country="U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fo:background-color="#66ff99" style:font-weight-asian="bold" style:font-weight-complex="bold"/>
    </style:style>
    <style:style style:name="T3" style:family="text">
      <style:text-properties fo:font-weight="bold" fo:background-color="#ff990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00cc33" style:font-weight-asian="bold" style:font-weight-complex="bold"/>
    </style:style>
    <style:style style:name="T6" style:family="text">
      <style:text-properties fo:font-weight="bold" fo:background-color="#ff99ff" style:font-weight-asian="bold" style:font-weight-complex="bold"/>
    </style:style>
    <style:style style:name="T7" style:family="text">
      <style:text-properties fo:font-weight="bold" fo:background-color="#ffff00" style:font-weight-asian="bold" style:font-weight-complex="bold"/>
    </style:style>
    <style:style style:name="T8" style:family="text">
      <style:text-properties fo:font-weight="bold" fo:background-color="#0066ff" style:font-weight-asian="bold" style:font-weight-complex="bold"/>
    </style:style>
    <style:style style:name="T9" style:family="text">
      <style:text-properties fo:font-weight="bold" fo:background-color="#3399ff" style:font-weight-asian="bold" style:font-weight-complex="bold"/>
    </style:style>
    <style:style style:name="T10" style:family="text">
      <style:text-properties fo:font-weight="bold" fo:background-color="#66ccff" style:font-weight-asian="bold" style:font-weight-complex="bold"/>
    </style:style>
    <style:style style:name="T11" style:family="text">
      <style:text-properties fo:font-weight="bold" fo:background-color="#99ffff" style:font-weight-asian="bold" style:font-weight-complex="bold"/>
    </style:style>
    <style:style style:name="T12" style:family="text">
      <style:text-properties fo:font-weight="bold" fo:background-color="#ccff66" style:font-weight-asian="bold" style:font-weight-complex="bold"/>
    </style:style>
    <style:style style:name="T13" style:family="text">
      <style:text-properties fo:font-weight="bold" fo:background-color="#99ff99" style:font-weight-asian="bold" style:font-weight-complex="bold"/>
    </style:style>
    <style:style style:name="T14" style:family="text">
      <style:text-properties fo:language="en" fo:country="US"/>
    </style:style>
    <style:style style:name="T15" style:family="text">
      <style:text-properties fo:language="en" fo:country="US" fo:font-weight="bold" style:font-weight-asian="bold" style:font-weight-complex="bold"/>
    </style:style>
    <style:style style:name="T16" style:family="text">
      <style:text-properties fo:language="en" fo:country="US" fo:font-weight="bold" fo:background-color="#99ffff" style:font-weight-asian="bold" style:font-weight-complex="bold"/>
    </style:style>
    <style:style style:name="T17" style:family="text">
      <style:text-properties fo:language="en" fo:country="US" fo:font-weight="bold" fo:background-color="#ccccff" style:font-weight-asian="bold" style:font-weight-complex="bold"/>
    </style:style>
    <style:style style:name="T18" style:family="text">
      <style:text-properties fo:language="en" fo:country="US" fo:font-weight="bold" fo:background-color="#3399ff" style:font-weight-asian="bold" style:font-weight-complex="bold"/>
    </style:style>
    <style:style style:name="T19" style:family="text">
      <style:text-properties fo:language="en" fo:country="US" style:text-underline-style="solid" style:text-underline-width="auto" style:text-underline-color="font-color" fo:font-weight="bold" style:font-weight-asian="bold" style:font-weight-complex="bold"/>
    </style:style>
    <style:style style:name="T20" style:family="text">
      <style:text-properties fo:language="en" fo:country="US" fo:font-weight="normal" style:font-weight-asian="normal" style:font-weight-complex="normal"/>
    </style:style>
    <style:style style:name="T21" style:family="text">
      <style:text-properties fo:language="en" fo:country="US" style:text-underline-style="none" fo:font-weight="bold" style:font-weight-asian="bold" style:font-weight-complex="bold"/>
    </style:style>
    <style:style style:name="T22" style:family="text">
      <style:text-properties fo:language="en" fo:country="US" style:text-underline-style="none" fo:font-weight="bold" fo:background-color="#66ccff" style:font-weight-asian="bold" style:font-weight-complex="bold"/>
    </style:style>
    <style:style style:name="T23" style:family="text">
      <style:text-properties fo:language="en" fo:country="US" style:text-underline-style="none" fo:font-weight="normal" style:font-weight-asian="normal" style:font-weight-complex="normal"/>
    </style:style>
    <style:style style:name="T24" style:family="text">
      <style:text-properties fo:language="es" fo:country="UY"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fo:background-color="#99ffff" style:font-weight-asian="bold"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fo:background-color="#66ccff"/>
    </style:style>
    <style:style style:name="T29" style:family="text">
      <style:text-properties fo:background-color="#ffcc00"/>
    </style:style>
    <style:style style:name="T30" style:family="text">
      <style:text-properties fo:background-color="#ffff99"/>
    </style:style>
    <style:style style:name="T31" style:family="text">
      <style:text-properties fo:background-color="#99ffff"/>
    </style:style>
    <style:style style:name="T32" style:family="text">
      <style:text-properties fo:background-color="#ccccff"/>
    </style:style>
    <style:style style:name="T33" style:family="text">
      <style:text-properties style:text-underline-style="none"/>
    </style:style>
    <style:style style:name="T34" style:family="text">
      <style:text-properties style:text-underline-style="none" fo:font-weight="bold" style:font-weight-asian="bold" style:font-weight-complex="bold"/>
    </style:style>
    <style:style style:name="T35" style:family="text">
      <style:text-properties style:text-underline-style="none" fo:font-weight="bold" fo:background-color="#ffff00" style:font-weight-asian="bold" style:font-weight-complex="bold"/>
    </style:style>
    <style:style style:name="T36" style:family="text">
      <style:text-properties fo:font-weight="normal" style:font-weight-asian="normal" style:font-weight-complex="normal"/>
    </style:style>
    <style:style style:name="T37" style:family="text">
      <style:text-properties fo:background-color="#66ccff"/>
    </style:style>
    <style:style style:name="T38" style:family="text">
      <style:text-properties fo:background-color="#00ffff"/>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fo:background-color="#99ff99" style:font-style-asian="normal" style:font-weight-asian="bold" style:font-style-complex="normal" style:font-weight-complex="bold"/>
    </style:style>
    <style:style style:name="T41" style:family="text">
      <style:text-properties fo:background-color="#ccff00"/>
    </style:style>
    <style:style style:name="T42" style:family="text">
      <style:text-properties fo:font-variant="normal" fo:text-transform="none" fo:color="#1b1b1b" fo:font-size="12pt" fo:letter-spacing="normal" fo:font-style="normal"/>
    </style:style>
    <style:style style:name="T43" style:family="text">
      <style:text-properties fo:background-color="#99ff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7"><text:s text:c="2"/>JAVASCRIPT</text:p>
      <text:p text:style-name="Standard"/>
      <table:table table:name="Tabla1" table:style-name="Tabla1">
        <table:table-column table:style-name="Tabla1.A" table:number-columns-repeated="3"/>
        <table:table-row>
          <table:table-cell table:style-name="Tabla1.A1" office:value-type="string">
            <text:p text:style-name="Table_20_Contents">Creacion de script </text:p>
          </table:table-cell>
          <table:table-cell table:style-name="Tabla1.A1" office:value-type="string">
            <text:p text:style-name="Table_20_Contents"/>
          </table:table-cell>
          <table:table-cell table:style-name="Tabla1.C1" office:value-type="string">
            <text:p text:style-name="Table_20_Contents"/>
          </table:table-cell>
        </table:table-row>
        <table:table-row>
          <table:table-cell table:style-name="Tabla1.A2" office:value-type="string">
            <text:p text:style-name="Table_20_Contents">'use strict'</text:p>
          </table:table-cell>
          <table:table-cell table:style-name="Tabla1.A2" office:value-type="string">
            <text:p text:style-name="Table_20_Contents">Que implica </text:p>
          </table:table-cell>
          <table:table-cell table:style-name="Tabla1.C2" office:value-type="string">
            <text:p text:style-name="Table_20_Contents"/>
          </table:table-cell>
        </table:table-row>
        <table:table-row>
          <table:table-cell table:style-name="Tabla1.A2" office:value-type="string">
            <text:p text:style-name="Table_20_Contents">Declaracion de variables var y let </text:p>
          </table:table-cell>
          <table:table-cell table:style-name="Tabla1.A2" office:value-type="string">
            <text:p text:style-name="Table_20_Contents">Alcance de las mismas </text:p>
          </table:table-cell>
          <table:table-cell table:style-name="Tabla1.C2" office:value-type="string">
            <text:p text:style-name="Table_20_Contents"/>
          </table:table-cell>
        </table:table-row>
        <table:table-row>
          <table:table-cell table:style-name="Tabla1.A2" office:value-type="string">
            <text:p text:style-name="Table_20_Contents">Operadores y tipos de datos </text:p>
          </table:table-cell>
          <table:table-cell table:style-name="Tabla1.A2" office:value-type="string">
            <text:p text:style-name="Table_20_Contents"/>
          </table:table-cell>
          <table:table-cell table:style-name="Tabla1.C2" office:value-type="string">
            <text:p text:style-name="Table_20_Contents"><text:a xlink:type="simple" xlink:href="https://developer.mozilla.org/es/docs/Learn/JavaScript/First_steps/Math" text:style-name="Internet_20_link" text:visited-style-name="Visited_20_Internet_20_Link">https://developer.mozilla.org/es/docs/Learn/JavaScript/First_steps/Math</text:a> </text:p>
          </table:table-cell>
        </table:table-row>
        <table:table-row>
          <table:table-cell table:style-name="Tabla1.A2" office:value-type="string">
            <text:p text:style-name="Table_20_Contents">Estructuras de control condicionales </text:p>
          </table:table-cell>
          <table:table-cell table:style-name="Tabla1.A2" office:value-type="string">
            <text:p text:style-name="Table_20_Contents">If-else , switch-case (use de break y default)</text:p>
          </table:table-cell>
          <table:table-cell table:style-name="Tabla1.C2" office:value-type="string">
            <text:p text:style-name="Table_20_Contents"/>
          </table:table-cell>
        </table:table-row>
        <table:table-row>
          <table:table-cell table:style-name="Tabla1.A2" office:value-type="string">
            <text:p text:style-name="Table_20_Contents">Alert , confirm y prompt</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Table_20_Contents">Funciones : funciones comunes ,funciones con parametros opcionales , uso de REST Y SPREAD para arrays . </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Table_20_Contents">Funciones anonimas </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Table_20_Contents">Funciones de callback-funciones flecha . </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Table_20_Contents">Metodos para procesar texto (metodos de la clase string),busqueda de texto y funciones de reemplazo . </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Table_20_Contents">Uso de plantillas </text:p>
          </table:table-cell>
          <table:table-cell table:style-name="Tabla1.A2" office:value-type="string">
            <text:p text:style-name="Table_20_Contents">Uso de ${variable} y ` ` </text:p>
          </table:table-cell>
          <table:table-cell table:style-name="Tabla1.C2" office:value-type="string">
            <text:p text:style-name="Table_20_Contents"/>
          </table:table-cell>
        </table:table-row>
        <table:table-row>
          <table:table-cell table:style-name="Tabla1.A2" office:value-type="string">
            <text:p text:style-name="Table_20_Contents">Arrays </text:p>
          </table:table-cell>
          <table:table-cell table:style-name="Tabla1.A2" office:value-type="string">
            <text:p text:style-name="Table_20_Contents">Uso de ForEach para recorrerlos </text:p>
          </table:table-cell>
          <table:table-cell table:style-name="Tabla1.C2" office:value-type="string">
            <text:p text:style-name="Table_20_Contents"/>
          </table:table-cell>
        </table:table-row>
        <table:table-row>
          <table:table-cell table:style-name="Tabla1.A13" office:value-type="string">
            <text:p text:style-name="P18"/>
          </table:table-cell>
          <table:table-cell table:style-name="Tabla1.A13" office:value-type="string">
            <text:p text:style-name="P18"/>
          </table:table-cell>
          <table:table-cell table:style-name="Tabla1.C13" office:value-type="string">
            <text:p text:style-name="P18"/>
          </table:table-cell>
        </table:table-row>
        <table:table-row>
          <table:table-cell table:style-name="Tabla1.A2" office:value-type="string">
            <text:p text:style-name="Table_20_Contents">DOM (document object mode)</text:p>
          </table:table-cell>
          <table:table-cell table:style-name="Tabla1.A2" office:value-type="string">
            <text:p text:style-name="Table_20_Contents">Arbol de etiquetas y elementos que componen la web </text:p>
          </table:table-cell>
          <table:table-cell table:style-name="Tabla1.C2" office:value-type="string">
            <text:p text:style-name="Table_20_Contents"/>
          </table:table-cell>
        </table:table-row>
        <table:table-row>
          <table:table-cell table:style-name="Tabla1.A2" office:value-type="string">
            <text:p text:style-name="Table_20_Contents">document</text:p>
          </table:table-cell>
          <table:table-cell table:style-name="Tabla1.A2" office:value-type="string">
            <text:p text:style-name="Table_20_Contents"/>
          </table:table-cell>
          <table:table-cell table:style-name="Tabla1.C2" office:value-type="string">
            <text:p text:style-name="Table_20_Contents"><text:a xlink:type="simple" xlink:href="https://altruistas.org/metodos-del-objeto-document-en-javascript/" text:style-name="Internet_20_link" text:visited-style-name="Visited_20_Internet_20_Link">https://altruistas.org/metodos-del-objeto-document-en-javascript/</text:a> </text:p>
            <text:p text:style-name="Table_20_Contents"><text:a xlink:type="simple" xlink:href="https://developer.mozilla.org/es/docs/Web/API/Document/getElementsByClassName" text:style-name="Internet_20_link" text:visited-style-name="Visited_20_Internet_20_Link">https://developer.mozilla.org/es/docs/Web/API/Document/getElementsByClassName</text:a></text:p>
            <text:p text:style-name="Table_20_Contents"/>
          </table:table-cell>
        </table:table-row>
        <table:table-row>
          <table:table-cell table:style-name="Tabla1.A2" office:value-type="string">
            <text:p text:style-name="Table_20_Contents">Uso de <text:span text:style-name="T1">createElement,createTextNode y appendChild </text:span></text:p>
          </table:table-cell>
          <table:table-cell table:style-name="Tabla1.A2" office:value-type="string">
            <text:p text:style-name="Table_20_Contents">Url : se crea div , contenido ,se agrega contenido a div y el div al DOM </text:p>
          </table:table-cell>
          <table:table-cell table:style-name="Tabla1.C2" office:value-type="string">
            <text:p text:style-name="Table_20_Contents"><text:a xlink:type="simple" xlink:href="https://developer.mozilla.org/es/docs/Web/API/Document/createElement" text:style-name="Internet_20_link" text:visited-style-name="Visited_20_Internet_20_Link">https://developer.mozilla.org/es/docs/Web/API/Document/createElement</text:a> </text:p>
            <text:p text:style-name="Table_20_Contents"><text:a xlink:type="simple" xlink:href="https://www.aprenderaprogramar.com/index.php?option=com_content&amp;view=article&amp;id=820:javascript-createelement-createtextnode-appendchild-modificar-propiedad-onclick-con-javascript-cu01140e&amp;catid=78&amp;Itemid=206" text:style-name="Internet_20_link" text:visited-style-name="Visited_20_Internet_20_Link">https://www.aprenderaprogramar.com/index.php?option=com_content&amp;view=article&amp;id=820:javascript-createelement-createtextnode-appendchild-modificar-</text:a><text:soft-page-break/><text:a xlink:type="simple" xlink:href="https://www.aprenderaprogramar.com/index.php?option=com_content&amp;view=article&amp;id=820:javascript-createelement-createtextnode-appendchild-modificar-propiedad-onclick-con-javascript-cu01140e&amp;catid=78&amp;Itemid=206" text:style-name="Internet_20_link" text:visited-style-name="Visited_20_Internet_20_Link">propiedad-onclick-con-javascript-cu01140e&amp;catid=78&amp;Itemid=206</text:a> </text:p>
          </table:table-cell>
        </table:table-row>
        <table:table-row>
          <table:table-cell table:style-name="Tabla1.A2" office:value-type="string">
            <text:p text:style-name="Table_20_Contents">Document.<text:span text:style-name="T1">querySelector( ) </text:span></text:p>
          </table:table-cell>
          <table:table-cell table:style-name="Tabla1.A2" office:value-type="string">
            <text:list xml:id="list8925261533862876586" text:style-name="L1">
              <text:list-item>
                <text:p text:style-name="P87"/>
              </text:list-item>
            </text:list>
          </table:table-cell>
          <table:table-cell table:style-name="Tabla1.C2" office:value-type="string">
            <text:p text:style-name="Table_20_Contents"><text:a xlink:type="simple" xlink:href="https://developer.mozilla.org/es/docs/Web/API/Document/querySelector" text:style-name="Internet_20_link" text:visited-style-name="Visited_20_Internet_20_Link">https://developer.mozilla.org/es/docs/Web/API/Document/querySelector</text:a> </text:p>
            <text:p text:style-name="Table_20_Contents"><text:a xlink:type="simple" xlink:href="https://developer.mozilla.org/es/docs/Web/API/Document/querySelectorAll" text:style-name="Internet_20_link" text:visited-style-name="Visited_20_Internet_20_Link">https://developer.mozilla.org/es/docs/Web/API/Document/querySelectorAll</text:a> </text:p>
          </table:table-cell>
        </table:table-row>
        <table:table-row>
          <table:table-cell table:style-name="Tabla1.A2" office:value-type="string">
            <text:p text:style-name="Table_20_Contents">BOM (Browser object mode)</text:p>
          </table:table-cell>
          <table:table-cell table:style-name="Tabla1.A2" office:value-type="string">
            <text:p text:style-name="Standard">(window.innerHeight);//altura</text:p>
            <text:p text:style-name="Standard">(window.innerWidth);//ancho</text:p>
            <text:p text:style-name="Standard">(window.location);//url</text:p>
            <text:p text:style-name="Standard">window.location.href; // </text:p>
            <text:p text:style-name="Standard"/>
          </table:table-cell>
          <table:table-cell table:style-name="Tabla1.C2" office:value-type="string">
            <text:p text:style-name="Table_20_Contents"><text:a xlink:type="simple" xlink:href="https://lineadecodigo.com/javascript/abrir-una-ventana-con-javascript/" text:style-name="Internet_20_link" text:visited-style-name="Visited_20_Internet_20_Link">https://lineadecodigo.com/javascript/abrir-una-ventana-con-javascript/</text:a> </text:p>
          </table:table-cell>
        </table:table-row>
        <table:table-row>
          <table:table-cell table:style-name="Tabla1.A2" office:value-type="string">
            <text:p text:style-name="P19">Eventos , addEventListenner , uso de variable event </text:p>
          </table:table-cell>
          <table:table-cell table:style-name="Tabla1.A2" office:value-type="string">
            <text:p text:style-name="P19">Url : lista de eventos en js ,mouseover,click, keyup,keypress,etc </text:p>
            <text:p text:style-name="P19">Url :uso de addEventListener</text:p>
          </table:table-cell>
          <table:table-cell table:style-name="Tabla1.C2" office:value-type="string">
            <text:p text:style-name="Table_20_Contents"><text:a xlink:type="simple" xlink:href="https://developer.mozilla.org/es/docs/Web/Events" text:style-name="Internet_20_link" text:visited-style-name="Visited_20_Internet_20_Link">https://developer.mozilla.org/es/docs/Web/Events</text:a> </text:p>
            <text:p text:style-name="Table_20_Contents"><text:a xlink:type="simple" xlink:href="https://developer.mozilla.org/es/docs/Web/API/EventTarget/addEventListener" text:style-name="Internet_20_link" text:visited-style-name="Visited_20_Internet_20_Link">https://developer.mozilla.org/es/docs/Web/API/EventTarget/addEventListener</text:a> </text:p>
            <text:p text:style-name="Table_20_Contents"><text:a xlink:type="simple" xlink:href="https://www.youtube.com/watch?v=CRSKAkErX5E&amp;list=PLeYjfE1o93s-cboCgcLsnmGBhuv912FT3&amp;index=8" text:style-name="Internet_20_link" text:visited-style-name="Visited_20_Internet_20_Link">https://www.youtube.com/watch?v=CRSKAkErX5E&amp;list=PLeYjfE1o93s-cboCgcLsnmGBhuv912FT3&amp;index=8</text:a> </text:p>
          </table:table-cell>
        </table:table-row>
        <table:table-row>
          <table:table-cell table:style-name="Tabla1.A2" office:value-type="string">
            <text:p text:style-name="Table_20_Contents">Evento 'load' para addEventListener para cargar en el head el script</text:p>
          </table:table-cell>
          <table:table-cell table:style-name="Tabla1.A2" office:value-type="string">
            <text:p text:style-name="Table_20_Contents"/>
          </table:table-cell>
          <table:table-cell table:style-name="Tabla1.C2" office:value-type="string">
            <text:p text:style-name="Table_20_Contents"/>
          </table:table-cell>
        </table:table-row>
      </table:table>
      <text:p text:style-name="Standard"><text:s/></text:p>
      <table:table table:name="Tabla2" table:style-name="Tabla2">
        <table:table-column table:style-name="Tabla2.A" table:number-columns-repeated="3"/>
        <table:table-row>
          <table:table-cell table:style-name="Tabla2.A1" office:value-type="string">
            <text:p text:style-name="Table_20_Contents">Timers </text:p>
          </table:table-cell>
          <table:table-cell table:style-name="Tabla2.A1" office:value-type="string">
            <text:p text:style-name="Table_20_Contents">Uso de <text:span text:style-name="T1">setInterval , setTimeout , clearInterval</text:span></text:p>
            <text:p text:style-name="Table_20_Contents"><text:span text:style-name="T1">(</text:span><text:span text:style-name="T2">esta bueno para que las cosas se muevan con un periodo establecido</text:span><text:span text:style-name="T1">)</text:span></text:p>
          </table:table-cell>
          <table:table-cell table:style-name="Tabla2.C1" office:value-type="string">
            <text:p text:style-name="Table_20_Contents"><text:a xlink:type="simple" xlink:href="https://developer.mozilla.org/es/docs/Web/API/setInterval" text:style-name="Internet_20_link" text:visited-style-name="Visited_20_Internet_20_Link">https://developer.mozilla.org/es/docs/Web/API/setInterval</text:a> </text:p>
            <text:p text:style-name="Table_20_Contents"><text:a xlink:type="simple" xlink:href="https://www.udemy.com/course/master-en-javascript-aprender-js-jquery-angular-nodejs-y-mas/learn/lecture/10139716#notes" text:style-name="Internet_20_link" text:visited-style-name="Visited_20_Internet_20_Link">https://www.udemy.com/course/master-en-javascript-aprender-js-jquery-angular-nodejs-y-mas/learn/lecture/10139716#notes</text:a> </text:p>
          </table:table-cell>
        </table:table-row>
        <table:table-row>
          <table:table-cell table:style-name="Tabla2.A2" office:value-type="string">
            <text:p text:style-name="Table_20_Contents">Operador <text:span text:style-name="T1">this </text:span></text:p>
          </table:table-cell>
          <table:table-cell table:style-name="Tabla2.A2" office:value-type="string">
            <text:p text:style-name="Table_20_Contents"/>
          </table:table-cell>
          <table:table-cell table:style-name="Tabla2.C2" office:value-type="string">
            <text:p text:style-name="Table_20_Contents"><text:a xlink:type="simple" xlink:href="https://www.udemy.com/course/master-en-javascript-aprender-js-jquery-angular-nodejs-y-mas/learn/lecture/10151280#notes" text:style-name="Internet_20_link" text:visited-style-name="Visited_20_Internet_20_Link">https://www.udemy.com/course/master-en-javascript-aprender-js-jquery-angular-nodejs-y-mas/learn/lecture/10151280#notes</text:a> </text:p>
          </table:table-cell>
        </table:table-row>
        <table:table-row>
          <table:table-cell table:style-name="Tabla2.A2" office:value-type="string">
            <text:p text:style-name="P38"/>
          </table:table-cell>
          <table:table-cell table:style-name="Tabla2.A2" office:value-type="string">
            <text:p text:style-name="Table_20_Contents"/>
          </table:table-cell>
          <table:table-cell table:style-name="Tabla2.C2" office:value-type="string">
            <text:p text:style-name="Table_20_Contents"/>
          </table:table-cell>
        </table:table-row>
        <table:table-row>
          <table:table-cell table:style-name="Tabla2.A2" office:value-type="string">
            <text:p text:style-name="Table_20_Contents"/>
          </table:table-cell>
          <table:table-cell table:style-name="Tabla2.A2" office:value-type="string">
            <text:p text:style-name="Table_20_Contents"/>
          </table:table-cell>
          <table:table-cell table:style-name="Tabla2.C2" office:value-type="string">
            <text:p text:style-name="Table_20_Contents"/>
          </table:table-cell>
        </table:table-row>
        <table:table-row>
          <table:table-cell table:style-name="Tabla2.A2" office:value-type="string">
            <text:p text:style-name="P38">Creacion de un formulario y validacion de datos ingresados con JS puro </text:p>
          </table:table-cell>
          <table:table-cell table:style-name="Tabla2.A2" office:value-type="string">
            <text:p text:style-name="P38">Form , label , input </text:p>
            <text:p text:style-name="P39">queryselector().value</text:p>
            <text:p text:style-name="P39">span </text:p>
            <text:p text:style-name="P39"/>
          </table:table-cell>
          <table:table-cell table:style-name="Tabla2.C2" office:value-type="string">
            <text:p text:style-name="Table_20_Contents"><text:a xlink:type="simple" xlink:href="https://developer.mozilla.org/en-US/docs/Web/HTML/Element/form" text:style-name="Internet_20_link" text:visited-style-name="Visited_20_Internet_20_Link">https://developer.mozilla.org/en-US/docs/Web/HTML/Element/form</text:a> </text:p>
            <text:p text:style-name="Table_20_Contents"><text:soft-page-break/><text:a xlink:type="simple" xlink:href="https://developer.mozilla.org/en-US/docs/Web/HTML/Element/input" text:style-name="Internet_20_link" text:visited-style-name="Visited_20_Internet_20_Link">https://developer.mozilla.org/en-US/docs/Web/HTML/Element/input</text:a> </text:p>
          </table:table-cell>
        </table:table-row>
        <table:table-row>
          <table:table-cell table:style-name="Tabla2.A2" office:value-type="string">
            <text:p text:style-name="Table_20_Contents">JSON (JavaScript Object Notation)</text:p>
          </table:table-cell>
          <table:table-cell table:style-name="Tabla2.A2" office:value-type="string">
            <text:p text:style-name="Table_20_Contents"/>
          </table:table-cell>
          <table:table-cell table:style-name="Tabla2.C2" office:value-type="string">
            <text:p text:style-name="Table_20_Contents"/>
          </table:table-cell>
        </table:table-row>
        <table:table-row>
          <table:table-cell table:style-name="Tabla2.A2" office:value-type="string">
            <text:p text:style-name="P39">LocalStorage </text:p>
          </table:table-cell>
          <table:table-cell table:style-name="Tabla2.A2" office:value-type="string">
            <text:p text:style-name="P39">disponibilidad del localstorage</text:p>
            <text:list xml:id="list9168939011234668730" text:style-name="L2">
              <text:list-item>
                <text:p text:style-name="P88">localstorage.setItem()</text:p>
              </text:list-item>
              <text:list-item>
                <text:p text:style-name="P88">localstorage.getItem()</text:p>
              </text:list-item>
              <text:list-item>
                <text:p text:style-name="P88">Json.stringify(objeto)</text:p>
              </text:list-item>
              <text:list-item>
                <text:p text:style-name="P88">json.parse(objeto)</text:p>
              </text:list-item>
            </text:list>
          </table:table-cell>
          <table:table-cell table:style-name="Tabla2.C2" office:value-type="string">
            <text:p text:style-name="Table_20_Contents"><text:a xlink:type="simple" xlink:href="https://www.udemy.com/course/master-en-javascript-aprender-js-jquery-angular-nodejs-y-mas/learn/lecture/10151974#notes" text:style-name="Internet_20_link" text:visited-style-name="Visited_20_Internet_20_Link">https://www.udemy.com/course/master-en-javascript-aprender-js-jquery-angular-nodejs-y-mas/learn/lecture/10151974#notes</text:a> </text:p>
            <text:p text:style-name="Table_20_Contents"/>
          </table:table-cell>
        </table:table-row>
        <table:table-row>
          <table:table-cell table:style-name="Tabla2.A2" office:value-type="string">
            <text:p text:style-name="P41">Fetch y peticiones asincronas</text:p>
            <text:p text:style-name="P41">(distinto de peticiones ajax ! Lo sustituye)</text:p>
          </table:table-cell>
          <table:table-cell table:style-name="Tabla2.A2" office:value-type="string">
            <text:p text:style-name="P39">Url : apirest con datos de prueba en json </text:p>
            <text:p text:style-name="P39"/>
            <text:p text:style-name="P40">fetch('url')</text:p>
            <text:p text:style-name="P40"><text:s text:c="3"/>.then(data =&gt; data.json())</text:p>
            <text:p text:style-name="P40"><text:s text:c="5"/>.then(data =&gt; {</text:p>
            <text:p text:style-name="P40"><text:s text:c="7"/>usuarios = data ,etc </text:p>
            <text:p text:style-name="P40">}</text:p>
            <text:p text:style-name="P40">- funcion map()</text:p>
            <text:p text:style-name="P40"/>
          </table:table-cell>
          <table:table-cell table:style-name="Tabla2.C2" office:value-type="string">
            <text:p text:style-name="Table_20_Contents"><text:a xlink:type="simple" xlink:href="https://www.udemy.com/course/master-en-javascript-aprender-js-jquery-angular-nodejs-y-mas/learn/lecture/10158224#notes" text:style-name="Internet_20_link" text:visited-style-name="Visited_20_Internet_20_Link">https://www.udemy.com/course/master-en-javascript-aprender-js-jquery-angular-nodejs-y-mas/learn/lecture/10158224#notes</text:a></text:p>
            <text:p text:style-name="Table_20_Contents"><text:a xlink:type="simple" xlink:href="https://jsonplaceholder.typicode.com/" text:style-name="Internet_20_link" text:visited-style-name="Visited_20_Internet_20_Link">https://jsonplaceholder.typicode.com/</text:a> </text:p>
            <text:p text:style-name="Table_20_Contents"><text:a xlink:type="simple" xlink:href="https://reqres.in/" text:style-name="Internet_20_link" text:visited-style-name="Visited_20_Internet_20_Link">https://reqres.in/</text:a></text:p>
            <text:p text:style-name="Table_20_Contents"/>
          </table:table-cell>
        </table:table-row>
        <table:table-row>
          <table:table-cell table:style-name="Tabla2.A2" office:value-type="string">
            <text:p text:style-name="P41">Promesas y fetch </text:p>
          </table:table-cell>
          <table:table-cell table:style-name="Tabla2.A2" office:value-type="string">
            <text:p text:style-name="P39">- encadenamiento de promesas </text:p>
          </table:table-cell>
          <table:table-cell table:style-name="Tabla2.C2" office:value-type="string">
            <text:p text:style-name="Table_20_Contents"><text:a xlink:type="simple" xlink:href="https://www.udemy.com/course/master-en-javascript-aprender-js-jquery-angular-nodejs-y-mas/learn/lecture/10158254#notes" text:style-name="Internet_20_link" text:visited-style-name="Visited_20_Internet_20_Link">https://www.udemy.com/course/master-en-javascript-aprender-js-jquery-angular-nodejs-y-mas/learn/lecture/10158254#notes</text:a> </text:p>
          </table:table-cell>
        </table:table-row>
        <table:table-row>
          <table:table-cell table:style-name="Tabla2.A2" office:value-type="string">
            <text:p text:style-name="P49">Creacion de promesas , .catch para captura de errores en promesas </text:p>
          </table:table-cell>
          <table:table-cell table:style-name="Tabla2.A2" office:value-type="string">
            <text:p text:style-name="P1">return new Promise ((resolve , reject ) =&gt; </text:p>
          </table:table-cell>
          <table:table-cell table:style-name="Tabla2.C2" office:value-type="string">
            <text:p text:style-name="Table_20_Contents"/>
          </table:table-cell>
        </table:table-row>
        <table:table-row>
          <table:table-cell table:style-name="Tabla2.A2" office:value-type="string">
            <text:p text:style-name="P39"><text:span text:style-name="T2">Try – catch</text:span> </text:p>
          </table:table-cell>
          <table:table-cell table:style-name="Tabla2.A2" office:value-type="string">
            <text:p text:style-name="P39">Probar y capturar ,c<text:span text:style-name="T24">ontrolamos el codigo susceptible a fallos . </text:span></text:p>
          </table:table-cell>
          <table:table-cell table:style-name="Tabla2.C2" office:value-type="string">
            <text:p text:style-name="Table_20_Contents"/>
          </table:table-cell>
        </table:table-row>
        <table:table-row>
          <table:table-cell table:style-name="Tabla2.A2" office:value-type="string">
            <text:p text:style-name="P39">Fechas y funciones matematicas </text:p>
          </table:table-cell>
          <table:table-cell table:style-name="Tabla2.A2" office:value-type="string">
            <text:p text:style-name="Table_20_Contents"/>
          </table:table-cell>
          <table:table-cell table:style-name="Tabla2.C2" office:value-type="string">
            <text:p text:style-name="Table_20_Contents"><text:a xlink:type="simple" xlink:href="https://developer.mozilla.org/es/docs/Web/JavaScript/Reference/Global_Objects/Date" text:style-name="Internet_20_link" text:visited-style-name="Visited_20_Internet_20_Link">https://developer.mozilla.org/es/docs/Web/JavaScript/Reference/Global_Objects/Date</text:a></text:p>
            <text:p text:style-name="Table_20_Contents"><text:a xlink:type="simple" xlink:href="https://developer.mozilla.org/es/docs/Web/JavaScript/Reference/Global_Objects/Math" text:style-name="Internet_20_link" text:visited-style-name="Visited_20_Internet_20_Link">https://developer.mozilla.org/es/docs/Web/JavaScript/Reference/Global_Objects/Math</text:a></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3" table:style-name="Tabla3">
        <table:table-column table:style-name="Tabla3.A" table:number-columns-repeated="3"/>
        <text:soft-page-break/>
        <table:table-row>
          <table:table-cell table:style-name="Tabla3.A1" office:value-type="string">
            <text:p text:style-name="Table_20_Contents"/>
          </table:table-cell>
          <table:table-cell table:style-name="Tabla3.A1" office:value-type="string">
            <text:p text:style-name="P48"><text:span text:style-name="T1">JQUERY</text:span> </text:p>
          </table:table-cell>
          <table:table-cell table:style-name="Tabla3.C1" office:value-type="string">
            <text:p text:style-name="Table_20_Contents"/>
          </table:table-cell>
        </table:table-row>
        <table:table-row>
          <table:table-cell table:style-name="Tabla3.A2" office:value-type="string">
            <text:p text:style-name="Table_20_Contents"/>
          </table:table-cell>
          <table:table-cell table:style-name="Tabla3.A2" office:value-type="string">
            <text:p text:style-name="Table_20_Contents"><text:a xlink:type="simple" xlink:href="https://github.com/LeonardoPuchetta/JavaScript-en-profundidad/tree/master/aprendiendo%20jquery" text:style-name="Internet_20_link" text:visited-style-name="Visited_20_Internet_20_Link">https://github.com/LeonardoPuchetta/JavaScript-en-profundidad/tree/master/aprendiendo%20jquery</text:a> </text:p>
          </table:table-cell>
          <table:table-cell table:style-name="Tabla3.C2" office:value-type="string">
            <text:p text:style-name="Table_20_Contents"><text:a xlink:type="simple" xlink:href="https://jquery.com/download/" text:style-name="Internet_20_link" text:visited-style-name="Visited_20_Internet_20_Link">https://jquery.com/download/</text:a> </text:p>
            <text:p text:style-name="P39">-uso de jquery mediante script en el head </text:p>
            <text:p text:style-name="P39">- guardando el min.js </text:p>
          </table:table-cell>
        </table:table-row>
        <table:table-row>
          <table:table-cell table:style-name="Tabla3.A2" office:value-type="string">
            <text:p text:style-name="P49"><text:span text:style-name="T1">Selectores</text:span> </text:p>
          </table:table-cell>
          <table:table-cell table:style-name="Tabla3.A2" office:value-type="string">
            <text:p text:style-name="Table_20_Contents">$(document).ready(function (){</text:p>
            <text:p text:style-name="Table_20_Contents"><text:span text:style-name="T14">funcionalidades ...</text:span> <text:span text:style-name="T14">}</text:span></text:p>
            <text:p text:style-name="P39">-selector de ID </text:p>
            <text:p text:style-name="P39">-selector de Clase </text:p>
            <text:p text:style-name="P39">-selector de etiquetas </text:p>
            <text:p text:style-name="P39">-selector de atributo </text:p>
          </table:table-cell>
          <table:table-cell table:style-name="Tabla3.C2" office:value-type="string">
            <text:p text:style-name="P40">$ = jQuery </text:p>
            <text:p text:style-name="P40"><text:a xlink:type="simple" xlink:href="https://www.udemy.com/course/master-en-javascript-aprender-js-jquery-angular-nodejs-y-mas/learn/lecture/10175108#notes" text:style-name="Internet_20_link" text:visited-style-name="Visited_20_Internet_20_Link">https://www.udemy.com/course/master-en-javascript-aprender-js-jquery-angular-nodejs-y-mas/learn/lecture/10175108#notes</text:a> </text:p>
          </table:table-cell>
        </table:table-row>
        <table:table-row>
          <table:table-cell table:style-name="Tabla3.A2" office:value-type="string">
            <text:p text:style-name="P49">selector de Clase <text:s/></text:p>
          </table:table-cell>
          <table:table-cell table:style-name="Tabla3.A2" office:value-type="string">
            <text:p text:style-name="P39">Evento click , addClass (creacion de clase en CSS y manipulacion con eventos ) , <text:s text:c="3"/>$(this) <text:s/>, </text:p>
          </table:table-cell>
          <table:table-cell table:style-name="Tabla3.C2" office:value-type="string">
            <text:p text:style-name="Table_20_Contents"><text:a xlink:type="simple" xlink:href="https://www.udemy.com/course/master-en-javascript-aprender-js-jquery-angular-nodejs-y-mas/learn/lecture/10178968#notes" text:style-name="Internet_20_link" text:visited-style-name="Visited_20_Internet_20_Link">https://www.udemy.com/course/master-en-javascript-aprender-js-jquery-angular-nodejs-y-mas/learn/lecture/10178968#notes</text:a> </text:p>
            <text:p text:style-name="Table_20_Contents"><text:a xlink:type="simple" xlink:href="http://www.w3bai.com/es/jquery/jquery_css_classes.html" text:style-name="Internet_20_link" text:visited-style-name="Visited_20_Internet_20_Link">http://www.w3bai.com/es/jquery/jquery_css_classes.html</text:a></text:p>
            <text:p text:style-name="Table_20_Contents"/>
          </table:table-cell>
        </table:table-row>
        <table:table-row>
          <table:table-cell table:style-name="Tabla3.A2" office:value-type="string">
            <text:p text:style-name="P49">Find y parent </text:p>
          </table:table-cell>
          <table:table-cell table:style-name="Tabla3.A2" office:value-type="string">
            <text:p text:style-name="P39">- para busqueda de elementos dentro de etiquetas </text:p>
            <text:p text:style-name="P39"/>
          </table:table-cell>
          <table:table-cell table:style-name="Tabla3.C2" office:value-type="string">
            <text:p text:style-name="Table_20_Contents"><text:a xlink:type="simple" xlink:href="https://www.udemy.com/course/master-en-javascript-aprender-js-jquery-angular-nodejs-y-mas/learn/lecture/10178974#notes" text:style-name="Internet_20_link" text:visited-style-name="Visited_20_Internet_20_Link">https://www.udemy.com/course/master-en-javascript-aprender-js-jquery-angular-nodejs-y-mas/learn/lecture/10178974#notes</text:a> </text:p>
          </table:table-cell>
        </table:table-row>
        <table:table-row>
          <table:table-cell table:style-name="Tabla3.A2" office:value-type="string">
            <text:p text:style-name="P40">Eventos en jQuery</text:p>
          </table:table-cell>
          <table:table-cell table:style-name="Tabla3.A2" office:value-type="string">
            <text:p text:style-name="P39">Mouseover,mouseout,hover,click,dbclick,focus,blur , mouseup,mousedown,mousemove </text:p>
          </table:table-cell>
          <table:table-cell table:style-name="Tabla3.C2" office:value-type="string">
            <text:p text:style-name="Table_20_Contents"><text:a xlink:type="simple" xlink:href="http://www.w3bai.com/es/jquery/jquery_ref_events.html" text:style-name="Internet_20_link" text:visited-style-name="Visited_20_Internet_20_Link">http://www.w3bai.com/es/jquery/jquery_ref_events.html</text:a> </text:p>
            <text:p text:style-name="Table_20_Contents"><text:a xlink:type="simple" xlink:href="https://www.udemy.com/course/master-en-javascript-aprender-js-jquery-angular-nodejs-y-mas/learn/lecture/10178984#notes" text:style-name="Internet_20_link" text:visited-style-name="Visited_20_Internet_20_Link">https://www.udemy.com/course/master-en-javascript-aprender-js-jquery-angular-nodejs-y-mas/learn/lecture/10178984#notes</text:a> </text:p>
            <text:p text:style-name="Table_20_Contents"/>
          </table:table-cell>
        </table:table-row>
        <table:table-row>
          <table:table-cell table:style-name="Tabla3.A2" office:value-type="string">
            <text:p text:style-name="P39">Efectos y animaciones , trabajar con textos y DOM </text:p>
          </table:table-cell>
          <table:table-cell table:style-name="Tabla3.A2" office:value-type="string">
            <text:p text:style-name="P39">Funcion <text:span text:style-name="T1">each</text:span> para recorrer elementos, attr para seleccion de atributos </text:p>
          </table:table-cell>
          <table:table-cell table:style-name="Tabla3.C2" office:value-type="string">
            <text:p text:style-name="Table_20_Contents"><text:a xlink:type="simple" xlink:href="https://www.udemy.com/course/master-en-javascript-aprender-js-jquery-angular-nodejs-y-mas/learn/lecture/10186208#notes" text:style-name="Internet_20_link" text:visited-style-name="Visited_20_Internet_20_Link">https://www.udemy.com/course/master-en-javascript-aprender-js-jquery-angular-nodejs-y-mas/learn/lecture/10186208#notes</text:a> </text:p>
          </table:table-cell>
        </table:table-row>
        <table:table-row>
          <table:table-cell table:style-name="Tabla3.A2" office:value-type="string">
            <text:p text:style-name="Table_20_Contents"/>
          </table:table-cell>
          <table:table-cell table:style-name="Tabla3.A2" office:value-type="string">
            <text:p text:style-name="P39">Metodos show(),hide()</text:p>
          </table:table-cell>
          <table:table-cell table:style-name="Tabla3.C2" office:value-type="string">
            <text:p text:style-name="Table_20_Contents"/>
          </table:table-cell>
        </table:table-row>
        <table:table-row>
          <table:table-cell table:style-name="Tabla3.A2" office:value-type="string">
            <text:p text:style-name="P40">Animaciones CSS</text:p>
          </table:table-cell>
          <table:table-cell table:style-name="Tabla3.A2" office:value-type="string">
            <text:p text:style-name="P39">animate({json}),</text:p>
            <text:p text:style-name="P39">existen librerias de animaciones en css : </text:p>
            <text:p text:style-name="P39"><text:a xlink:type="simple" xlink:href="https://animate.style/" text:style-name="Internet_20_link" text:visited-style-name="Visited_20_Internet_20_Link">https://animate.style/</text:a> </text:p>
            <text:p text:style-name="P39"/>
          </table:table-cell>
          <table:table-cell table:style-name="Tabla3.C2" office:value-type="string">
            <text:p text:style-name="Table_20_Contents"><text:a xlink:type="simple" xlink:href="https://www.udemy.com/course/master-en-javascript-aprender-js-jquery-angular-nodejs-y-mas/learn/lecture/10186214#notes" text:style-name="Internet_20_link" text:visited-style-name="Visited_20_Internet_20_Link">https://www.udemy.com/course/master-en-javascript-aprender-js-jquery-angular-nodejs-y-mas/learn/lecture/10186214#notes</text:a></text:p>
            <text:p text:style-name="Table_20_Contents"><text:a xlink:type="simple" xlink:href="https://developer.mozilla.org/es/docs/Web/SVG/Element/animate" text:style-name="Internet_20_link" text:visited-style-name="Visited_20_Internet_20_Link">https://developer.mozilla.org/es/docs/Web/SVG/Element/animate</text:a> <text:s text:c="2"/></text:p>
            <text:p text:style-name="Table_20_Contents"/>
          </table:table-cell>
        </table:table-row>
        <text:soft-page-break/>
        <table:table-row table:style-name="Tabla3.10">
          <table:table-cell table:style-name="Tabla3.A2" office:value-type="string">
            <text:p text:style-name="P49"><text:span text:style-name="T1">Peticiones Ajax en jQuery</text:span> </text:p>
          </table:table-cell>
          <table:table-cell table:style-name="Tabla3.A2" office:value-type="string">
            <text:p text:style-name="P10">permite hacer peticiones asincronas a un servidor y recoger los resultados sin la necesidad de que la pagina sea actualizada , simplemente actualizando un trozo de la pantalla . Load , get ,post ,$ajax</text:p>
            <text:p text:style-name="P10"><text:span text:style-name="T1">e.preventDefault</text:span> ,metodo done () </text:p>
          </table:table-cell>
          <table:table-cell table:style-name="Tabla3.C2" office:value-type="string">
            <text:p text:style-name="P15"><text:a xlink:type="simple" xlink:href="https://reqres.in/" text:style-name="Internet_20_link" text:visited-style-name="Visited_20_Internet_20_Link">https://reqres.in/</text:a> <text:s/></text:p>
            <text:p text:style-name="P15"><text:a xlink:type="simple" xlink:href="https://www.udemy.com/course/master-en-javascript-aprender-js-jquery-angular-nodejs-y-mas/learn/lecture/10190854#notes" text:style-name="Internet_20_link" text:visited-style-name="Visited_20_Internet_20_Link">https://www.udemy.com/course/master-en-javascript-aprender-js-jquery-angular-nodejs-y-mas/learn/lecture/10190854#notes</text:a> </text:p>
            <text:p text:style-name="P15"><text:a xlink:type="simple" xlink:href="https://developer.mozilla.org/es/docs/Web/Guide/AJAX" text:style-name="Internet_20_link" text:visited-style-name="Visited_20_Internet_20_Link">https://developer.mozilla.org/es/docs/Web/Guide/AJAX</text:a> </text:p>
          </table:table-cell>
        </table:table-row>
        <table:table-row>
          <table:table-cell table:style-name="Tabla3.A2" office:value-type="string">
            <text:p text:style-name="P41">$.ajax({json})</text:p>
          </table:table-cell>
          <table:table-cell table:style-name="Tabla3.A2" office:value-type="string">
            <text:p text:style-name="P40">Engloba las peticiones anteriores </text:p>
          </table:table-cell>
          <table:table-cell table:style-name="Tabla3.C2" office:value-type="string">
            <text:p text:style-name="Table_20_Contents"><text:a xlink:type="simple" xlink:href="https://www.udemy.com/course/master-en-javascript-aprender-js-jquery-angular-nodejs-y-mas/learn/lecture/10190860#notes" text:style-name="Internet_20_link" text:visited-style-name="Visited_20_Internet_20_Link"><text:span text:style-name="T1">https://www.udemy.com/course/master-en-javascript-aprender-js-jquery-angular-nodejs-y-mas/learn/lecture/10190860#notes</text:span></text:a><text:span text:style-name="T1"> </text:span></text:p>
          </table:table-cell>
        </table:table-row>
        <table:table-row>
          <table:table-cell table:style-name="Tabla3.A2" office:value-type="string">
            <text:p text:style-name="P42">Jquery UI </text:p>
          </table:table-cell>
          <table:table-cell table:style-name="Tabla3.A2" office:value-type="string">
            <text:list xml:id="list8217085373355123932" text:style-name="L3">
              <text:list-item>
                <text:p text:style-name="P94">Es una libreria o conjunto de <text:span text:style-name="T25">plugins</text:span> para jquery . </text:p>
              </text:list-item>
              <text:list-item>
                <text:p text:style-name="P94">Metodos : Draggable,resizable,selectable,sortable,droppable,etc </text:p>
              </text:list-item>
            </text:list>
          </table:table-cell>
          <table:table-cell table:style-name="Tabla3.C2" office:value-type="string">
            <text:list xml:id="list34709137" text:continue-numbering="true" text:style-name="L3">
              <text:list-item>
                <text:p text:style-name="P94"><text:a xlink:type="simple" xlink:href="https://jqueryui.com/" text:style-name="Internet_20_link" text:visited-style-name="Visited_20_Internet_20_Link">https://jqueryui.com/</text:a> </text:p>
              </text:list-item>
              <text:list-item>
                <text:p text:style-name="P94"><text:a xlink:type="simple" xlink:href="https://www.udemy.com/course/master-en-javascript-aprender-js-jquery-angular-nodejs-y-mas/learn/lecture/10194234#notes" text:style-name="Internet_20_link" text:visited-style-name="Visited_20_Internet_20_Link">https://www.udemy.com/course/master-en-javascript-aprender-js-jquery-angular-nodejs-y-mas/learn/lecture/10194234#notes</text:a> </text:p>
              </text:list-item>
            </text:list>
          </table:table-cell>
        </table:table-row>
        <table:table-row>
          <table:table-cell table:style-name="Tabla3.A2" office:value-type="string">
            <text:p text:style-name="P50">Animaciones y efectos de jQuery UI </text:p>
          </table:table-cell>
          <table:table-cell table:style-name="Tabla3.A2" office:value-type="string">
            <text:p text:style-name="Table_20_Contents"/>
          </table:table-cell>
          <table:table-cell table:style-name="Tabla3.C2" office:value-type="string">
            <text:p text:style-name="Table_20_Contents"><text:a xlink:type="simple" xlink:href="https://www.udemy.com/course/master-en-javascript-aprender-js-jquery-angular-nodejs-y-mas/learn/lecture/10194244#notes" text:style-name="Internet_20_link" text:visited-style-name="Visited_20_Internet_20_Link">https://www.udemy.com/course/master-en-javascript-aprender-js-jquery-angular-nodejs-y-mas/learn/lecture/10194244#notes</text:a> </text:p>
          </table:table-cell>
        </table:table-row>
        <table:table-row>
          <table:table-cell table:style-name="Tabla3.A2" office:value-type="string">
            <text:p text:style-name="P50">Pluggins y widgets </text:p>
          </table:table-cell>
          <table:table-cell table:style-name="Tabla3.A2" office:value-type="string">
            <text:p text:style-name="P39">Tooltips,cuadros de dialogo, Calendarios,tabs </text:p>
            <text:p text:style-name="P39">url : tooltips plugins lindos</text:p>
          </table:table-cell>
          <table:table-cell table:style-name="Tabla3.C2" office:value-type="string">
            <text:p text:style-name="Table_20_Contents"><text:a xlink:type="simple" xlink:href="https://www.udemy.com/course/master-en-javascript-aprender-js-jquery-angular-nodejs-y-mas/learn/lecture/10201912#notes" text:style-name="Internet_20_link" text:visited-style-name="Visited_20_Internet_20_Link">https://www.udemy.com/course/master-en-javascript-aprender-js-jquery-angular-nodejs-y-mas/learn/lecture/10201912#notes</text:a></text:p>
            <text:p text:style-name="P19"><text:a xlink:type="simple" xlink:href="https://www.appcues.com/blog/73-tooltip-plugins-made-with-jquery-css-javascript-or-more" text:style-name="Internet_20_link" text:visited-style-name="Visited_20_Internet_20_Link">https://www.appcues.com/blog/73-tooltip-plugins-made-with-jquery-css-javascript-or-more</text:a> </text:p>
          </table:table-cell>
        </table:table-row>
        <table:table-row>
          <table:table-cell table:style-name="Tabla3.A2" office:value-type="string">
            <text:p text:style-name="P39"/>
          </table:table-cell>
          <table:table-cell table:style-name="Tabla3.A2"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75"><text:soft-page-break/>Proyecto JS <text:s/>– Utilidades , estructura , pasos </text:p>
          </table:table-cell>
          <table:table-cell table:style-name="Tabla3.C2" office:value-type="string">
            <text:p text:style-name="Table_20_Contents"/>
          </table:table-cell>
        </table:table-row>
        <table:table-row>
          <table:table-cell table:style-name="Tabla3.A2" office:value-type="string">
            <text:p text:style-name="P39">Directorio de un proyecto </text:p>
          </table:table-cell>
          <table:table-cell table:style-name="Tabla3.A2" office:value-type="string">
            <text:p text:style-name="P40">-css : styles.css</text:p>
            <text:p text:style-name="P40">-img</text:p>
            <text:p text:style-name="P40">-js : main.js</text:p>
            <text:p text:style-name="P40">index.html</text:p>
          </table:table-cell>
          <table:table-cell table:style-name="Tabla3.C2" office:value-type="string">
            <text:p text:style-name="Table_20_Contents"><text:a xlink:type="simple" xlink:href="https://www.udemy.com/course/master-en-javascript-aprender-js-jquery-angular-nodejs-y-mas/learn/lecture/10201922#notes" text:style-name="Internet_20_link" text:visited-style-name="Visited_20_Internet_20_Link">https://www.udemy.com/course/master-en-javascript-aprender-js-jquery-angular-nodejs-y-mas/learn/lecture/10201922#notes</text:a> </text:p>
          </table:table-cell>
        </table:table-row>
        <table:table-row>
          <table:table-cell table:style-name="Tabla3.A2" office:value-type="string">
            <text:p text:style-name="P39">Maquetacion y estilos (html,css) , estructura html , definicion de cabecera , menu , articulos , </text:p>
          </table:table-cell>
          <table:table-cell table:style-name="Tabla3.A2" office:value-type="string">
            <text:p text:style-name="P39">Elementos html :</text:p>
            <text:p text:style-name="P39">ver listas de etiquetas</text:p>
            <text:p text:style-name="P39">-tabla periodica de html </text:p>
          </table:table-cell>
          <table:table-cell table:style-name="Tabla3.C2" office:value-type="string">
            <text:p text:style-name="Table_20_Contents"><text:a xlink:type="simple" xlink:href="https://www.udemy.com/course/master-en-javascript-aprender-js-jquery-angular-nodejs-y-mas/learn/lecture/10201924#notes" text:style-name="Internet_20_link" text:visited-style-name="Visited_20_Internet_20_Link">https://www.udemy.com/course/master-en-javascript-aprender-js-jquery-angular-nodejs-y-mas/learn/lecture/10201924#notes</text:a> </text:p>
            <text:p text:style-name="Table_20_Contents"><text:a xlink:type="simple" xlink:href="https://vinkula.com/estructura-del-codigo-html5-anatomia-de-una-pagina-web/" text:style-name="Internet_20_link" text:visited-style-name="Visited_20_Internet_20_Link">https://vinkula.com/estructura-del-codigo-html5-anatomia-de-una-pagina-web/</text:a> </text:p>
            <text:p text:style-name="Table_20_Contents"><text:a xlink:type="simple" xlink:href="https://lenguajehtml.com/html/introduccion/tabla-periodica-html5/" text:style-name="Internet_20_link" text:visited-style-name="Visited_20_Internet_20_Link">https://lenguajehtml.com/html/introduccion/tabla-periodica-html5/</text:a> </text:p>
            <text:p text:style-name="Table_20_Contents"><text:a xlink:type="simple" xlink:href="https://www.brandominus.com/manuales/manual_html5.pdf" text:style-name="Internet_20_link" text:visited-style-name="Visited_20_Internet_20_Link">https://www.brandominus.com/manuales/manual_html5.pdf</text:a> </text:p>
          </table:table-cell>
        </table:table-row>
        <table:table-row>
          <table:table-cell table:style-name="Tabla3.A2" office:value-type="string">
            <text:p text:style-name="P40">CSS </text:p>
          </table:table-cell>
          <table:table-cell table:style-name="Tabla3.A2" office:value-type="string">
            <text:p text:style-name="P40">URL: propiedades , selectores ,unidades , funciones </text:p>
          </table:table-cell>
          <table:table-cell table:style-name="Tabla3.C2" office:value-type="string">
            <text:p text:style-name="Table_20_Contents"><text:a xlink:type="simple" xlink:href="http://w3.unpocodetodo.info/css3/chuletacss3.php" text:style-name="Internet_20_link" text:visited-style-name="Visited_20_Internet_20_Link"><text:span text:style-name="T1">http://w3.unpocodetodo.info/css3/chuletacss3.php</text:span></text:a><text:span text:style-name="T1"> </text:span></text:p>
          </table:table-cell>
        </table:table-row>
        <table:table-row>
          <table:table-cell table:style-name="Tabla3.A2" office:value-type="string">
            <text:p text:style-name="P39">Funcionalidades avanzadas </text:p>
          </table:table-cell>
          <table:table-cell table:style-name="Tabla3.A2" office:value-type="string">
            <text:p text:style-name="P39">- Slider com plugin \</text:p>
            <text:p text:style-name="P39">- listado dinamico de posts </text:p>
            <text:p text:style-name="P39">(<text:span text:style-name="T1">uso de moment.js</text:span> )</text:p>
            <text:p text:style-name="P39">-Cambiador de temas (mediante cambio de href del css ).</text:p>
            <text:p text:style-name="P39">-Scroll automatico para subir (boton en el footer,uso de animate ). </text:p>
            <text:p text:style-name="P39"/>
            <text:p text:style-name="P39"/>
            <text:p text:style-name="P39"/>
            <text:p text:style-name="P39"/>
          </table:table-cell>
          <table:table-cell table:style-name="Tabla3.C2" office:value-type="string">
            <text:p text:style-name="Table_20_Contents"><text:a xlink:type="simple" xlink:href="https://bxslider.com/" text:style-name="Internet_20_link" text:visited-style-name="Visited_20_Internet_20_Link">https://bxslider.com/</text:a> </text:p>
            <text:p text:style-name="Table_20_Contents"><text:a xlink:type="simple" xlink:href="https://www.udemy.com/course/master-en-javascript-aprender-js-jquery-angular-nodejs-y-mas/learn/lecture/10203050#notes" text:style-name="Internet_20_link" text:visited-style-name="Visited_20_Internet_20_Link">https://www.udemy.com/course/master-en-javascript-aprender-js-jquery-angular-nodejs-y-mas/learn/lecture/10203050#notes</text:a> </text:p>
            <text:p text:style-name="Table_20_Contents"><text:a xlink:type="simple" xlink:href="https://momentjs.com/" text:style-name="Internet_20_link" text:visited-style-name="Visited_20_Internet_20_Link">https://momentjs.com/</text:a></text:p>
            <text:p text:style-name="Table_20_Contents"/>
            <text:p text:style-name="Table_20_Contents"/>
          </table:table-cell>
        </table:table-row>
        <table:table-row>
          <table:table-cell table:style-name="Tabla3.A2" office:value-type="string">
            <text:p text:style-name="P39">Identificacion con localStorage</text:p>
          </table:table-cell>
          <table:table-cell table:style-name="Tabla3.A2" office:value-type="string">
            <text:p text:style-name="Table_20_Contents"/>
          </table:table-cell>
          <table:table-cell table:style-name="Tabla3.C2" office:value-type="string">
            <text:p text:style-name="Table_20_Contents"><text:a xlink:type="simple" xlink:href="https://www.udemy.com/course/master-en-javascript-aprender-js-jquery-angular-nodejs-y-mas/learn/lecture/10206496#notes" text:style-name="Internet_20_link" text:visited-style-name="Visited_20_Internet_20_Link">https://www.udemy.com/course/master-en-javascript-aprender-js-jquery-angular-nodejs-y-mas/learn/lecture/10206496#notes</text:a> </text:p>
          </table:table-cell>
        </table:table-row>
      </table:table>
      <table:table table:name="Tabla4" table:style-name="Tabla4">
        <table:table-column table:style-name="Tabla4.A" table:number-columns-repeated="3"/>
        <table:table-row>
          <table:table-cell table:style-name="Tabla4.A1" office:value-type="string">
            <text:p text:style-name="P39">Uso de Acordeon de jquery ui </text:p>
          </table:table-cell>
          <table:table-cell table:style-name="Tabla4.A1" office:value-type="string">
            <text:p text:style-name="P39">Creacion de una nueva pagina concatenada </text:p>
          </table:table-cell>
          <table:table-cell table:style-name="Tabla4.C1" office:value-type="string">
            <text:p text:style-name="Table_20_Contents"><text:a xlink:type="simple" xlink:href="https://www.udemy.com/course/master-en-javascript-aprender-js-jquery-angular-nodejs-y-mas/learn/lecture/10206498#notes" text:style-name="Internet_20_link" text:visited-style-name="Visited_20_Internet_20_Link">https://www.udemy.com/course/master-en-javascript-aprender-js-jquery-angular-nodejs-y-mas/learn/lecture/10206498#notes</text:a> </text:p>
          </table:table-cell>
        </table:table-row>
        <table:table-row>
          <table:table-cell table:style-name="Tabla4.A2" office:value-type="string">
            <text:p text:style-name="P39">Reloj dinamico con js </text:p>
          </table:table-cell>
          <table:table-cell table:style-name="Tabla4.A2" office:value-type="string">
            <text:p text:style-name="Table_20_Contents"/>
          </table:table-cell>
          <table:table-cell table:style-name="Tabla4.C2" office:value-type="string">
            <text:p text:style-name="Table_20_Contents"><text:a xlink:type="simple" xlink:href="https://www.udemy.com/course/master-en-javascript-aprender-js-jquery-angular-nodejs-y-mas/learn/lecture/10206500#notes" text:style-name="Internet_20_link" text:visited-style-name="Visited_20_Internet_20_Link">https://www.udemy.com/course/master-en-javascript-aprender-js-jquery-angular-nodejs-y-mas/learn/lecture/10206500#notes</text:a> </text:p>
          </table:table-cell>
        </table:table-row>
        <text:soft-page-break/>
        <table:table-row>
          <table:table-cell table:style-name="Tabla4.A2" office:value-type="string">
            <text:p text:style-name="P42">Validacion de formulario con jquery </text:p>
          </table:table-cell>
          <table:table-cell table:style-name="Tabla4.A2" office:value-type="string">
            <text:p text:style-name="P76">Recurso importante </text:p>
          </table:table-cell>
          <table:table-cell table:style-name="Tabla4.C2" office:value-type="string">
            <text:p text:style-name="P19">&lt;script src="https://cdnjs.cloudflare.com/ajax/libs/jquery-form-validator/2.3.26/jquery.form-validator.min.js"&gt;&lt;/script&gt; </text:p>
            <text:p text:style-name="P19"><text:a xlink:type="simple" xlink:href="https://plugins.jquery.com/formvalidator/" text:style-name="Internet_20_link" text:visited-style-name="Visited_20_Internet_20_Link">https://plugins.jquery.com/formvalidator/</text:a> </text:p>
          </table:table-cell>
        </table:table-row>
        <table:table-row>
          <table:table-cell table:style-name="Tabla4.A2" office:value-type="string">
            <text:p text:style-name="P42">Formulario de contacto con Validacion </text:p>
          </table:table-cell>
          <table:table-cell table:style-name="Tabla4.A2" office:value-type="string">
            <text:p text:style-name="P39">Form,label(for),input (type,name).</text:p>
            <text:p text:style-name="P51"><text:span text:style-name="T1">Editar estilos css desde consola</text:span> <text:s/></text:p>
            <text:p text:style-name="P39"><text:span text:style-name="T1">Uso de datepicker para calendario del formulario </text:span>.</text:p>
            <text:p text:style-name="P39">Personalizacion de mensajes de error </text:p>
          </table:table-cell>
          <table:table-cell table:style-name="Tabla4.C2" office:value-type="string">
            <text:p text:style-name="Table_20_Contents"><text:a xlink:type="simple" xlink:href="https://www.udemy.com/course/master-en-javascript-aprender-js-jquery-angular-nodejs-y-mas/learn/lecture/10206502#notes" text:style-name="Internet_20_link" text:visited-style-name="Visited_20_Internet_20_Link">https://www.udemy.com/course/master-en-javascript-aprender-js-jquery-angular-nodejs-y-mas/learn/lecture/10206502#notes</text:a> </text:p>
            <text:p text:style-name="Table_20_Contents"><text:a xlink:type="simple" xlink:href="https://www.udemy.com/course/master-en-javascript-aprender-js-jquery-angular-nodejs-y-mas/learn/lecture/10206504#notes" text:style-name="Internet_20_link" text:visited-style-name="Visited_20_Internet_20_Link">https://www.udemy.com/course/master-en-javascript-aprender-js-jquery-angular-nodejs-y-mas/learn/lecture/10206504#notes</text:a>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a5" table:style-name="Tabla5">
        <table:table-column table:style-name="Tabla5.A" table:number-columns-repeated="3"/>
        <table:table-row>
          <table:table-cell table:style-name="Tabla5.A1" office:value-type="string">
            <text:p text:style-name="Table_20_Contents"/>
          </table:table-cell>
          <table:table-cell table:style-name="Tabla5.A1" office:value-type="string">
            <text:p text:style-name="P43">TypeScript y Programacion orientada a objetos en JS </text:p>
          </table:table-cell>
          <table:table-cell table:style-name="Tabla5.C1"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P6"><text:span text:style-name="T30">Angular utiliza typescript como lenguaje .</text:span> </text:p>
            <text:p text:style-name="P6">Se programa en typescript y el compilador lo transpila a JS .</text:p>
          </table:table-cell>
          <table:table-cell table:style-name="Tabla5.C2" office:value-type="string">
            <text:p text:style-name="Table_20_Contents"/>
          </table:table-cell>
        </table:table-row>
        <table:table-row>
          <table:table-cell table:style-name="Tabla5.A2" office:value-type="string">
            <text:p text:style-name="P39">Simulacion de una clase en JS usando un Json (no es muy usado )</text:p>
          </table:table-cell>
          <table:table-cell table:style-name="Tabla5.A2" office:value-type="string">
            <text:p text:style-name="P44">Clase : molde de un objeto o entidad . (como las entendemos actualmente las clases tienen Atributos y Metodos <text:s/>)</text:p>
          </table:table-cell>
          <table:table-cell table:style-name="Tabla5.C2" office:value-type="string">
            <text:p text:style-name="Table_20_Contents"><text:a xlink:type="simple" xlink:href="https://www.udemy.com/course/master-en-javascript-aprender-js-jquery-angular-nodejs-y-mas/learn/lecture/10209798#notes" text:style-name="Internet_20_link" text:visited-style-name="Visited_20_Internet_20_Link">https://www.udemy.com/course/master-en-javascript-aprender-js-jquery-angular-nodejs-y-mas/learn/lecture/10209798#notes</text:a> </text:p>
          </table:table-cell>
        </table:table-row>
        <table:table-row>
          <table:table-cell table:style-name="Tabla5.A2" office:value-type="string">
            <text:p text:style-name="P52"><text:span text:style-name="T1">TypeScript</text:span> </text:p>
          </table:table-cell>
          <table:table-cell table:style-name="Tabla5.A2" office:value-type="string">
            <text:p text:style-name="P7">Tipado fuerte (es la caracteristica ppal)</text:p>
            <text:p text:style-name="P6">Lenguaje interpretado que se transpila a JS </text:p>
            <text:p text:style-name="P6"/>
          </table:table-cell>
          <table:table-cell table:style-name="Tabla5.C2" office:value-type="string">
            <text:p text:style-name="P6"><text:a xlink:type="simple" xlink:href="https://www.typescriptlang.org/" text:style-name="Internet_20_link" text:visited-style-name="Visited_20_Internet_20_Link">https://www.typescriptlang.org/</text:a> </text:p>
            <text:p text:style-name="P6"><text:a xlink:type="simple" xlink:href="https://nodejs.org/es/" text:style-name="Internet_20_link" text:visited-style-name="Visited_20_Internet_20_Link">https://nodejs.org/es/</text:a> </text:p>
            <text:p text:style-name="P7">Para instalar typescript debemos tener node.js instalado .</text:p>
            <text:p text:style-name="P6"><text:a xlink:type="simple" xlink:href="https://www.udemy.com/course/master-en-javascript-aprender-js-jquery-angular-nodejs-y-mas/learn/lecture/10209800#notes" text:style-name="Internet_20_link" text:visited-style-name="Visited_20_Internet_20_Link">https://www.udemy.com/course/master-en-javascript-aprender-js-jquery-angular-nodejs-y-mas/learn/lecture/10209800#notes</text:a> </text:p>
          </table:table-cell>
        </table:table-row>
        <table:table-row>
          <table:table-cell table:style-name="Tabla5.A2" office:value-type="string">
            <text:p text:style-name="P39">Ejecucion de un TS por consola de comandos </text:p>
          </table:table-cell>
          <table:table-cell table:style-name="Tabla5.A2" office:value-type="string">
            <text:p text:style-name="P39">- tsc fichero.ts</text:p>
            <text:p text:style-name="P40">- tsc -w *.ts(para transpilacion automatica)</text:p>
          </table:table-cell>
          <table:table-cell table:style-name="Tabla5.C2" office:value-type="string">
            <text:p text:style-name="Table_20_Contents"><text:a xlink:type="simple" xlink:href="https://www.udemy.com/course/master-en-javascript-aprender-js-jquery-angular-nodejs-y-mas/learn/lecture/10209804#notes" text:style-name="Internet_20_link" text:visited-style-name="Visited_20_Internet_20_Link">https://www.udemy.com/course/master-en-javascript-aprender-js-jquery-angular-nodejs-y-mas/learn/lecture/10209804#notes</text:a> </text:p>
          </table:table-cell>
        </table:table-row>
        <table:table-row>
          <table:table-cell table:style-name="Tabla5.A2" office:value-type="string">
            <text:p text:style-name="P39"><text:span text:style-name="T1">Variables y tipado en TS</text:span> </text:p>
          </table:table-cell>
          <table:table-cell table:style-name="Tabla5.A2" office:value-type="string">
            <text:p text:style-name="P39">-tipos de datos personalizados </text:p>
            <text:p text:style-name="P45">-funciones y tipado ! </text:p>
          </table:table-cell>
          <table:table-cell table:style-name="Tabla5.C2" office:value-type="string">
            <text:p text:style-name="Table_20_Contents"><text:a xlink:type="simple" xlink:href="https://dev.to/edisonsanchez/que-es-typescript-1jmb" text:style-name="Internet_20_link" text:visited-style-name="Visited_20_Internet_20_Link">https://dev.to/edisonsanchez/que-es-typescript-1jmb</text:a> </text:p>
            <text:p text:style-name="Table_20_Contents"><text:a xlink:type="simple" xlink:href="https://www.udemy.com/course/master-en-javascript-aprender-js-jquery-angular-nodejs-y-mas/learn/lecture/10209812#notes" text:style-name="Internet_20_link" text:visited-style-name="Visited_20_Internet_20_Link">https://www.udemy.com/course/master-en-javascript-aprender-js-jquery-angular-nodejs-y-mas/learn/lecture/10209812#notes</text:a> </text:p>
            <text:p text:style-name="Table_20_Contents"><text:a xlink:type="simple" xlink:href="https://www.udemy.com/course/master-en-javascript-aprender-js-jquery-angular-nodejs-y-mas/learn/lecture/10209818#notes" text:style-name="Internet_20_link" text:visited-style-name="Visited_20_Internet_20_Link">https://www.udemy.com/course/master-en-javascript-aprender-js-jquery-angular-nodejs-y-mas/learn/lecture/10209818#notes</text:a> </text:p>
          </table:table-cell>
        </table:table-row>
        <table:table-row>
          <table:table-cell table:style-name="Tabla5.A2" office:value-type="string">
            <text:p text:style-name="P77">Programacion orientada a Objetos (a instancias)</text:p>
          </table:table-cell>
          <table:table-cell table:style-name="Tabla5.A2" office:value-type="string">
            <text:p text:style-name="P45">Class ,</text:p>
            <text:p text:style-name="P45"><text:s/>(public,private,protected) Atributos , (public,private,protected) Metodos </text:p>
            <text:p text:style-name="P45">Metodos set y get para atributos</text:p>
          </table:table-cell>
          <table:table-cell table:style-name="Tabla5.C2" office:value-type="string">
            <text:p text:style-name="Table_20_Contents"><text:a xlink:type="simple" xlink:href="https://www.udemy.com/course/master-en-javascript-aprender-js-jquery-angular-nodejs-y-mas/learn/lecture/10209820#notes" text:style-name="Internet_20_link" text:visited-style-name="Visited_20_Internet_20_Link">https://www.udemy.com/course/master-en-javascript-aprender-js-jquery-angular-nodejs-y-mas/learn/lecture/10209820#notes</text:a> </text:p>
          </table:table-cell>
        </table:table-row>
        <text:soft-page-break/>
        <table:table-row>
          <table:table-cell table:style-name="Tabla5.A2" office:value-type="string">
            <text:p text:style-name="Table_20_Contents"><text:span text:style-name="T16">Constructores</text:span><text:span text:style-name="T14"> </text:span></text:p>
          </table:table-cell>
          <table:table-cell table:style-name="Tabla5.A2" office:value-type="string">
            <text:p text:style-name="P39">El constructor nunca devuelve datos ! </text:p>
            <text:p text:style-name="P40"><text:span text:style-name="T29">constructor( )</text:span>{</text:p>
            <text:p text:style-name="P40">-----------------------------</text:p>
            <text:p text:style-name="P40">}</text:p>
          </table:table-cell>
          <table:table-cell table:style-name="Tabla5.C2" office:value-type="string">
            <text:p text:style-name="Table_20_Contents"><text:a xlink:type="simple" xlink:href="https://www.udemy.com/course/master-en-javascript-aprender-js-jquery-angular-nodejs-y-mas/learn/lecture/10209822#notes" text:style-name="Internet_20_link" text:visited-style-name="Visited_20_Internet_20_Link">https://www.udemy.com/course/master-en-javascript-aprender-js-jquery-angular-nodejs-y-mas/learn/lecture/10209822#notes</text:a> </text:p>
          </table:table-cell>
        </table:table-row>
        <table:table-row>
          <table:table-cell table:style-name="Tabla5.A2" office:value-type="string">
            <text:p text:style-name="P53">Exportacion e importacion de clases , metodos y atributos </text:p>
          </table:table-cell>
          <table:table-cell table:style-name="Tabla5.A2" office:value-type="string">
            <text:p text:style-name="Table_20_Contents"/>
          </table:table-cell>
          <table:table-cell table:style-name="Tabla5.C2" office:value-type="string">
            <text:p text:style-name="Table_20_Contents"><text:a xlink:type="simple" xlink:href="https://www.udemy.com/course/master-en-javascript-aprender-js-jquery-angular-nodejs-y-mas/learn/lecture/10209824#notes" text:style-name="Internet_20_link" text:visited-style-name="Visited_20_Internet_20_Link">https://www.udemy.com/course/master-en-javascript-aprender-js-jquery-angular-nodejs-y-mas/learn/lecture/10209824#notes</text:a> </text:p>
          </table:table-cell>
        </table:table-row>
        <table:table-row>
          <table:table-cell table:style-name="Tabla5.A2" office:value-type="string">
            <text:p text:style-name="P53">Interfaces </text:p>
          </table:table-cell>
          <table:table-cell table:style-name="Tabla5.A2" office:value-type="string">
            <text:p text:style-name="P1">Es un contrato en el que definimos que propiedades y metodos obligatorios <text:s/>DEBE tener esa clase . </text:p>
            <text:p text:style-name="P1">Nos ayuda a controlar el codigo imponiendo restricciones o requisitos .\</text:p>
            <text:p text:style-name="P2">interface ; implements </text:p>
          </table:table-cell>
          <table:table-cell table:style-name="Tabla5.C2" office:value-type="string">
            <text:p text:style-name="Table_20_Contents"><text:a xlink:type="simple" xlink:href="https://www.udemy.com/course/master-en-javascript-aprender-js-jquery-angular-nodejs-y-mas/learn/lecture/10211496#notes" text:style-name="Internet_20_link" text:visited-style-name="Visited_20_Internet_20_Link">https://www.udemy.com/course/master-en-javascript-aprender-js-jquery-angular-nodejs-y-mas/learn/lecture/10211496#notes</text:a> </text:p>
            <text:p text:style-name="Table_20_Contents"><text:a xlink:type="simple" xlink:href="https://desarrolloweb.com/articulos/definicion-interfaces-typescript.html" text:style-name="Internet_20_link" text:visited-style-name="Visited_20_Internet_20_Link">https://desarrolloweb.com/articulos/definicion-interfaces-typescript.html</text:a> </text:p>
          </table:table-cell>
        </table:table-row>
        <table:table-row>
          <table:table-cell table:style-name="Tabla5.A2" office:value-type="string">
            <text:p text:style-name="P39"><text:span text:style-name="T31">Herencia</text:span> </text:p>
          </table:table-cell>
          <table:table-cell table:style-name="Tabla5.A2" office:value-type="string">
            <text:p text:style-name="P6">clase hija puede heredar el comportamiento de una clase padre . <text:s/><text:span text:style-name="T29">extends </text:span></text:p>
            <text:p text:style-name="P16"/>
          </table:table-cell>
          <table:table-cell table:style-name="Tabla5.C2" office:value-type="string">
            <text:p text:style-name="Table_20_Contents"/>
          </table:table-cell>
        </table:table-row>
        <table:table-row>
          <table:table-cell table:style-name="Tabla5.A2" office:value-type="string">
            <text:p text:style-name="P39"><text:span text:style-name="T1">Decoradores en TS</text:span> </text:p>
          </table:table-cell>
          <table:table-cell table:style-name="Tabla5.A2" office:value-type="string">
            <text:p text:style-name="P39">Para adicionar funcionalidades extra a las clases </text:p>
          </table:table-cell>
          <table:table-cell table:style-name="Tabla5.C2" office:value-type="string">
            <text:p text:style-name="Table_20_Contents"><text:a xlink:type="simple" xlink:href="https://www.udemy.com/course/master-en-javascript-aprender-js-jquery-angular-nodejs-y-mas/learn/lecture/10211502#notes" text:style-name="Internet_20_link" text:visited-style-name="Visited_20_Internet_20_Link">https://www.udemy.com/course/master-en-javascript-aprender-js-jquery-angular-nodejs-y-mas/learn/lecture/10211502#notes</text:a>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a6" table:style-name="Tabla6">
        <table:table-column table:style-name="Tabla6.A" table:number-columns-repeated="3"/>
        <table:table-row>
          <table:table-cell table:style-name="Tabla6.A1" office:value-type="string">
            <text:p text:style-name="Table_20_Contents"/>
          </table:table-cell>
          <table:table-cell table:style-name="Tabla6.A1" office:value-type="string">
            <text:p text:style-name="P78"><text:span text:style-name="T1">Angular</text:span> </text:p>
          </table:table-cell>
          <table:table-cell table:style-name="Tabla6.C1" office:value-type="string">
            <text:p text:style-name="Table_20_Contents"/>
          </table:table-cell>
        </table:table-row>
        <table:table-row>
          <table:table-cell table:style-name="Tabla6.A2" office:value-type="string">
            <text:p text:style-name="P39">Instalacion de angular </text:p>
          </table:table-cell>
          <table:table-cell table:style-name="Tabla6.A2" office:value-type="string">
            <text:p text:style-name="Table_20_Contents"/>
          </table:table-cell>
          <table:table-cell table:style-name="Tabla6.C2" office:value-type="string">
            <text:p text:style-name="Table_20_Contents"><text:a xlink:type="simple" xlink:href="https://www.udemy.com/course/master-en-javascript-aprender-js-jquery-angular-nodejs-y-mas/learn/lecture/10311524#overview" text:style-name="Internet_20_link" text:visited-style-name="Visited_20_Internet_20_Link">https://www.udemy.com/course/master-en-javascript-aprender-js-jquery-angular-nodejs-y-mas/learn/lecture/10311524#overview</text:a> </text:p>
          </table:table-cell>
        </table:table-row>
        <table:table-row>
          <table:table-cell table:style-name="Tabla6.A2" office:value-type="string">
            <text:p text:style-name="P39">Creacion de nuevo proyecto en Angular ,estructura de archivos .</text:p>
          </table:table-cell>
          <table:table-cell table:style-name="Tabla6.A2" office:value-type="string">
            <text:p text:style-name="Standard"><text:span text:style-name="T15">ng new </text:span><text:span text:style-name="T14">aprendiendo-angular (en el directorio correspondiente )</text:span></text:p>
            <text:p text:style-name="Standard"><text:span text:style-name="T15">ng serve </text:span><text:span text:style-name="T14">(lanzamiento de servidor local )(url)</text:span></text:p>
          </table:table-cell>
          <table:table-cell table:style-name="Tabla6.C2" office:value-type="string">
            <text:p text:style-name="P39"/>
          </table:table-cell>
        </table:table-row>
        <table:table-row>
          <table:table-cell table:style-name="Tabla6.A2" office:value-type="string">
            <text:p text:style-name="P47">Elementos que conforman una aplicacion Angular </text:p>
          </table:table-cell>
          <table:table-cell table:style-name="Tabla6.A2" office:value-type="string">
            <text:p text:style-name="P46">-Componentes</text:p>
            <text:p text:style-name="P46">-Plantillas(vista de componentes)(html)</text:p>
            <text:p text:style-name="P46">-Decoradores , metadatos</text:p>
            <text:p text:style-name="P46">-Servicios/providers</text:p>
            <text:p text:style-name="P46">-Directivas</text:p>
          </table:table-cell>
          <table:table-cell table:style-name="Tabla6.C2" office:value-type="string">
            <text:p text:style-name="Table_20_Contents"><text:a xlink:type="simple" xlink:href="https://www.udemy.com/course/master-en-javascript-aprender-js-jquery-angular-nodejs-y-mas/learn/lecture/10311538#notes" text:style-name="Internet_20_link" text:visited-style-name="Visited_20_Internet_20_Link">https://www.udemy.com/course/master-en-javascript-aprender-js-jquery-angular-nodejs-y-mas/learn/lecture/10311538#notes</text:a> </text:p>
          </table:table-cell>
        </table:table-row>
        <table:table-row>
          <table:table-cell table:style-name="Tabla6.A2" office:value-type="string">
            <text:p text:style-name="P53"><text:span text:style-name="T1">Componentes en Angular</text:span> </text:p>
          </table:table-cell>
          <table:table-cell table:style-name="Tabla6.A2" office:value-type="string">
            <text:p text:style-name="P40"><text:span text:style-name="T32">-Creacion de componentes</text:span> </text:p>
            <text:p text:style-name="P40">(imports , @Component: selector,templateUrl,styleUrls)</text:p>
            <text:p text:style-name="P46">-Funcionalidades del componente : </text:p>
            <text:p text:style-name="P40">(@NgModule(decorador de configuracion ) , BrowserModule)</text:p>
            <text:p text:style-name="P54"><text:span text:style-name="T32">-app.module.ts</text:span> donde damos de alta nuestros componentes </text:p>
            <text:p text:style-name="P46">-Constructores en componentes</text:p>
            <text:p text:style-name="P40"><text:span text:style-name="T32">-Utilizacion de componentes mediante selector .</text:span> <text:s/></text:p>
          </table:table-cell>
          <table:table-cell table:style-name="Tabla6.C2" office:value-type="string">
            <text:p text:style-name="Table_20_Contents"><text:a xlink:type="simple" xlink:href="https://www.udemy.com/course/master-en-javascript-aprender-js-jquery-angular-nodejs-y-mas/learn/lecture/10311544#notes" text:style-name="Internet_20_link" text:visited-style-name="Visited_20_Internet_20_Link">https://www.udemy.com/course/master-en-javascript-aprender-js-jquery-angular-nodejs-y-mas/learn/lecture/10311544#notes</text:a> </text:p>
            <text:p text:style-name="Table_20_Contents"/>
          </table:table-cell>
        </table:table-row>
        <table:table-row>
          <table:table-cell table:style-name="Tabla6.A2" office:value-type="string">
            <text:p text:style-name="P61"><text:span text:style-name="T1">Plantillas y propiedades</text:span> </text:p>
          </table:table-cell>
          <table:table-cell table:style-name="Tabla6.A2" office:value-type="string">
            <text:p text:style-name="Table_20_Contents">-definicion de propiedades dentro de una clase </text:p>
            <text:p text:style-name="P19">-{{ }} para propiedades en html (interpolacion)</text:p>
            <text:p text:style-name="Table_20_Contents"/>
          </table:table-cell>
          <table:table-cell table:style-name="Tabla6.C2" office:value-type="string">
            <text:p text:style-name="Table_20_Contents"><text:a xlink:type="simple" xlink:href="https://www.udemy.com/course/master-en-javascript-aprender-js-jquery-angular-nodejs-y-mas/learn/lecture/10315182#notes" text:style-name="Internet_20_link" text:visited-style-name="Visited_20_Internet_20_Link">https://www.udemy.com/course/master-en-javascript-aprender-js-jquery-angular-nodejs-y-mas/learn/lecture/10315182#notes</text:a> </text:p>
          </table:table-cell>
        </table:table-row>
        <table:table-row>
          <table:table-cell table:style-name="Tabla6.A2" office:value-type="string">
            <text:p text:style-name="P21">Creacion de componentes por <text:s/>consola (con importacion automatica )</text:p>
          </table:table-cell>
          <table:table-cell table:style-name="Tabla6.A2" office:value-type="string">
            <text:p text:style-name="P80"><text:span text:style-name="T1">-Scaffolding : generacion de codigo de manera automatica</text:span> </text:p>
            <text:p text:style-name="P81">-Comando :ng generate component nombreComponente</text:p>
          </table:table-cell>
          <table:table-cell table:style-name="Tabla6.C2" office:value-type="string">
            <text:p text:style-name="Table_20_Contents"><text:a xlink:type="simple" xlink:href="https://www.udemy.com/course/master-en-javascript-aprender-js-jquery-angular-nodejs-y-mas/learn/lecture/10315188#notes" text:style-name="Internet_20_link" text:visited-style-name="Visited_20_Internet_20_Link">https://www.udemy.com/course/master-en-javascript-aprender-js-jquery-angular-nodejs-y-mas/learn/lecture/10315188#notes</text:a> </text:p>
          </table:table-cell>
        </table:table-row>
        <table:table-row>
          <table:table-cell table:style-name="Tabla6.A2" office:value-type="string">
            <text:p text:style-name="P61"><text:span text:style-name="T1">Hooks de componentes o eventos de ciclo de vida</text:span> </text:p>
          </table:table-cell>
          <table:table-cell table:style-name="Tabla6.A2" office:value-type="string">
            <text:p text:style-name="Table_20_Contents"><text:span text:style-name="T1">OnInit , ngOnInit(){ }</text:span> se ejecuta en la creacion del componente </text:p>
            <text:p text:style-name="Table_20_Contents"><text:span text:style-name="T1">DoCheck , ngDoCheck(){ }</text:span> se ejecuta cada vez q se produce un cambio en el componente</text:p>
            <text:p text:style-name="Table_20_Contents"><text:soft-page-break/><text:span text:style-name="T1">OnDestroy , ngOnDestroy(){ }</text:span> <text:span text:style-name="T15">e ejecuta siempre </text:span><text:span text:style-name="T19">antes de eliminar la instancia de un componente</text:span></text:p>
          </table:table-cell>
          <table:table-cell table:style-name="Tabla6.C2" office:value-type="string">
            <text:p text:style-name="Table_20_Contents"><text:a xlink:type="simple" xlink:href="https://www.udemy.com/course/master-en-javascript-aprender-js-jquery-angular-nodejs-y-mas/learn/lecture/10315194#notes" text:style-name="Internet_20_link" text:visited-style-name="Visited_20_Internet_20_Link">https://www.udemy.com/course/master-en-javascript-aprender-js-jquery-angular-nodejs-y-mas/learn/lecture/10315194#notes</text:a> </text:p>
          </table:table-cell>
        </table:table-row>
        <table:table-row>
          <table:table-cell table:style-name="Tabla6.A2" office:value-type="string">
            <text:p text:style-name="P56"><text:span text:style-name="T31">Clases y modelos</text:span> </text:p>
          </table:table-cell>
          <table:table-cell table:style-name="Tabla6.A2" office:value-type="string">
            <text:p text:style-name="Table_20_Contents">-creacion de un Modelo </text:p>
            <text:p text:style-name="Table_20_Contents">-clases importadas dentro de clases </text:p>
            <text:p text:style-name="Table_20_Contents">-directiva [ngStyle] en html</text:p>
            <text:p text:style-name="Table_20_Contents"><text:span text:style-name="T1">-Modelos de datos – Moldes</text:span> </text:p>
            <text:p text:style-name="Table_20_Contents">-directiva [*ngFor] en html para recorrer array </text:p>
          </table:table-cell>
          <table:table-cell table:style-name="Tabla6.C2" office:value-type="string">
            <text:p text:style-name="Table_20_Contents"><text:a xlink:type="simple" xlink:href="https://www.udemy.com/course/master-en-javascript-aprender-js-jquery-angular-nodejs-y-mas/learn/lecture/10315200#notes" text:style-name="Internet_20_link" text:visited-style-name="Visited_20_Internet_20_Link">https://www.udemy.com/course/master-en-javascript-aprender-js-jquery-angular-nodejs-y-mas/learn/lecture/10315200#notes</text:a> </text:p>
          </table:table-cell>
        </table:table-row>
        <table:table-row>
          <table:table-cell table:style-name="Tabla6.A2" office:value-type="string">
            <text:p text:style-name="P23">Directivas estructurales </text:p>
            <text:p text:style-name="P23">(se usan en el html en el ejemplo)</text:p>
          </table:table-cell>
          <table:table-cell table:style-name="Tabla6.A2" office:value-type="string">
            <text:p text:style-name="P22">-*ngIf</text:p>
            <text:p text:style-name="Standard">utilizamos ? Para preguntar por el afirmativo y : como un else . </text:p>
            <text:p text:style-name="P22">-*ngFor </text:p>
            <text:p text:style-name="P22">-*ngSwitch,*ngSwitchCase</text:p>
          </table:table-cell>
          <table:table-cell table:style-name="Tabla6.C2" office:value-type="string">
            <text:p text:style-name="Table_20_Contents"><text:a xlink:type="simple" xlink:href="https://www.udemy.com/course/master-en-javascript-aprender-js-jquery-angular-nodejs-y-mas/learn/lecture/10315204#notes" text:style-name="Internet_20_link" text:visited-style-name="Visited_20_Internet_20_Link">https://www.udemy.com/course/master-en-javascript-aprender-js-jquery-angular-nodejs-y-mas/learn/lecture/10315204#notes</text:a> </text:p>
            <text:p text:style-name="Table_20_Contents"><text:a xlink:type="simple" xlink:href="https://www.udemy.com/course/master-en-javascript-aprender-js-jquery-angular-nodejs-y-mas/learn/lecture/10315208#notes" text:style-name="Internet_20_link" text:visited-style-name="Visited_20_Internet_20_Link">https://www.udemy.com/course/master-en-javascript-aprender-js-jquery-angular-nodejs-y-mas/learn/lecture/10315208#notes</text:a> </text:p>
          </table:table-cell>
        </table:table-row>
        <table:table-row>
          <table:table-cell table:style-name="Tabla6.A2" office:value-type="string">
            <text:p text:style-name="P23">Enlace de datos ,data binding en Angular y uso de click () evento</text:p>
            <text:p text:style-name="P22">-en app.module.ts : imports fromsModule</text:p>
            <text:p text:style-name="P22">-en html input con [(ngModel)]</text:p>
            <text:p text:style-name="Table_20_Contents"><text:span text:style-name="T14">con ngModel logramos un comportamiento reactivo en la pagina</text:span> <text:s/></text:p>
          </table:table-cell>
          <table:table-cell table:style-name="Tabla6.A2" office:value-type="string">
            <text:p text:style-name="P79">- two way data binding:</text:p>
            <text:p text:style-name="P79">ej :los datos en la vista se modifican según lo que pongamos en un input </text:p>
            <text:p text:style-name="Table_20_Contents"><text:span text:style-name="T25">nos permite modificar el valor de una propiedad de forma bidireccional, de forma que cuando nosotros modificamos el valor de una propiedad en la vista el valor también se actualiza en el modelo de datos.</text:span> </text:p>
          </table:table-cell>
          <table:table-cell table:style-name="Tabla6.C2" office:value-type="string">
            <text:p text:style-name="Table_20_Contents"><text:a xlink:type="simple" xlink:href="https://www.udemy.com/course/master-en-javascript-aprender-js-jquery-angular-nodejs-y-mas/learn/lecture/10315212#notes" text:style-name="Internet_20_link" text:visited-style-name="Visited_20_Internet_20_Link">https://www.udemy.com/course/master-en-javascript-aprender-js-jquery-angular-nodejs-y-mas/learn/lecture/10315212#notes</text:a> </text:p>
            <text:p text:style-name="Table_20_Contents"><text:a xlink:type="simple" xlink:href="https://www.arquitecturajava.com/angular-ngmodel-y-two-way-databindings/" text:style-name="Internet_20_link" text:visited-style-name="Visited_20_Internet_20_Link"><text:span text:style-name="T1">https://www.arquitecturajava.com/angular-ngmodel-y-two-way-databindings/</text:span></text:a><text:span text:style-name="T1"> </text:span></text:p>
          </table:table-cell>
        </table:table-row>
        <table:table-row>
          <table:table-cell table:style-name="Tabla6.A2" office:value-type="string">
            <text:p text:style-name="Table_20_Contents"><text:span text:style-name="T3">Eventos en Angular</text:span> </text:p>
            <text:p text:style-name="Table_20_Contents"/>
          </table:table-cell>
          <table:table-cell table:style-name="Tabla6.A2" office:value-type="string">
            <text:p text:style-name="P19">-(click)</text:p>
            <text:p text:style-name="P19">-(blur)cuando pasas sobre </text:p>
            <text:p text:style-name="P19">-(keyup),(keyup.enter)captura tecla enter por ej </text:p>
          </table:table-cell>
          <table:table-cell table:style-name="Tabla6.C2" office:value-type="string">
            <text:p text:style-name="Table_20_Contents"><text:a xlink:type="simple" xlink:href="https://www.udemy.com/course/master-en-javascript-aprender-js-jquery-angular-nodejs-y-mas/learn/lecture/10315216#notes" text:style-name="Internet_20_link" text:visited-style-name="Visited_20_Internet_20_Link">https://www.udemy.com/course/master-en-javascript-aprender-js-jquery-angular-nodejs-y-mas/learn/lecture/10315216#notes</text:a> </text:p>
          </table:table-cell>
        </table:table-row>
        <table:table-row>
          <table:table-cell table:style-name="Tabla6.A2" office:value-type="string">
            <text:p text:style-name="P62"><text:span text:style-name="T1">Directiva ngClass de Angular</text:span> </text:p>
            <text:p text:style-name="P23">[ngClass]</text:p>
            <text:p text:style-name="P23">se usa para clases CSS ! </text:p>
            <text:p text:style-name="P22">Formas de agregar estilos en Angular(en angular.json)</text:p>
          </table:table-cell>
          <table:table-cell table:style-name="Tabla6.A2" office:value-type="string">
            <text:p text:style-name="P1">Es una directiva de atributo que nos permite asignarle una clase a un elemento cuando se cumple una condicion</text:p>
            <text:p text:style-name="P1">-ngClass en atributos </text:p>
            <text:p text:style-name="P1">-ngClass con varias clases y condiciones </text:p>
          </table:table-cell>
          <table:table-cell table:style-name="Tabla6.C2" office:value-type="string">
            <text:p text:style-name="Table_20_Contents"><text:a xlink:type="simple" xlink:href="https://www.udemy.com/course/master-en-javascript-aprender-js-jquery-angular-nodejs-y-mas/learn/lecture/10315220#notes" text:style-name="Internet_20_link" text:visited-style-name="Visited_20_Internet_20_Link">https://www.udemy.com/course/master-en-javascript-aprender-js-jquery-angular-nodejs-y-mas/learn/lecture/10315220#notes</text:a> </text:p>
            <text:p text:style-name="Table_20_Contents"><text:a xlink:type="simple" xlink:href="https://www.udemy.com/course/master-en-javascript-aprender-js-jquery-angular-nodejs-y-mas/learn/lecture/10315262#notes" text:style-name="Internet_20_link" text:visited-style-name="Visited_20_Internet_20_Link">https://www.udemy.com/course/master-en-javascript-aprender-js-jquery-angular-nodejs-y-mas/learn/lecture/10315262#notes</text:a> </text:p>
            <text:p text:style-name="Table_20_Contents"/>
            <text:p text:style-name="Table_20_Contents"/>
            <text:p text:style-name="Table_20_Contents"/>
          </table:table-cell>
        </table:table-row>
        <text:soft-page-break/>
        <table:table-row>
          <table:table-cell table:style-name="Tabla6.A2" office:value-type="string">
            <text:p text:style-name="P24">Paginas y rutas (sistema de navegacion )</text:p>
            <text:p text:style-name="Table_20_Contents"><text:span text:style-name="T32">-</text:span><text:span text:style-name="T4">app.routing.ts</text:span><text:span text:style-name="T1"> (importaciones , appRoutes (array),exportaciones de servicio y routing)-----&gt; </text:span><text:span text:style-name="T4">app.module.ts(providers)</text:span></text:p>
            <text:p text:style-name="P22"/>
            <text:p text:style-name="P22">-app.component.html :</text:p>
            <text:p text:style-name="P4">&lt;router-outlet&gt;&lt;/router-outlet&gt;</text:p>
            <text:p text:style-name="P22"/>
          </table:table-cell>
          <table:table-cell table:style-name="Tabla6.A2" office:value-type="string">
            <text:p text:style-name="Table_20_Contents"><text:span text:style-name="T1">-Configurar routing de Angular</text:span> :</text:p>
            <text:p text:style-name="Table_20_Contents">en index.html : &lt;base href="/"&gt;</text:p>
            <text:p text:style-name="P19"/>
            <text:p text:style-name="Table_20_Contents"/>
            <text:p text:style-name="Table_20_Contents"/>
          </table:table-cell>
          <table:table-cell table:style-name="Tabla6.C2" office:value-type="string">
            <text:p text:style-name="Table_20_Contents"><text:a xlink:type="simple" xlink:href="https://www.udemy.com/course/master-en-javascript-aprender-js-jquery-angular-nodejs-y-mas/learn/lecture/10315268#notes" text:style-name="Internet_20_link" text:visited-style-name="Visited_20_Internet_20_Link">https://www.udemy.com/course/master-en-javascript-aprender-js-jquery-angular-nodejs-y-mas/learn/lecture/10315268#notes</text:a> <text:s/></text:p>
            <text:p text:style-name="Table_20_Contents"><text:a xlink:type="simple" xlink:href="https://www.acontracorrientech.com/routing-angular-guia-completa-parte-1/" text:style-name="Internet_20_link" text:visited-style-name="Visited_20_Internet_20_Link"><text:span text:style-name="T1">https://www.acontracorrientech.com/routing-angular-guia-completa-parte-1/</text:span></text:a><text:span text:style-name="T1"> </text:span></text:p>
          </table:table-cell>
        </table:table-row>
        <table:table-row>
          <table:table-cell table:style-name="Tabla6.A2" office:value-type="string">
            <text:p text:style-name="Table_20_Contents"><text:span text:style-name="T5">Menu de navegacion instantaneo</text:span> </text:p>
            <text:p text:style-name="Table_20_Contents"/>
            <text:p text:style-name="Table_20_Contents">en html &amp;nbsp separa con un espacio los links </text:p>
          </table:table-cell>
          <table:table-cell table:style-name="Tabla6.A2" office:value-type="string">
            <text:p text:style-name="P19">-&lt;nav&gt; con enlaces &lt;a&gt; </text:p>
            <text:p text:style-name="P19">-directiva [RouterLink] </text:p>
            <text:p text:style-name="P19">-tambien [RouterLinkActive]</text:p>
            <text:p text:style-name="P82">para resaltar pagina actual en el menu </text:p>
          </table:table-cell>
          <table:table-cell table:style-name="Tabla6.C2" office:value-type="string">
            <text:p text:style-name="Table_20_Contents"><text:a xlink:type="simple" xlink:href="https://www.youtube.com/watch?v=GDrCGQCM9x4" text:style-name="Internet_20_link" text:visited-style-name="Visited_20_Internet_20_Link">https://www.youtube.com/watch?v=GDrCGQCM9x4</text:a> </text:p>
            <text:p text:style-name="Table_20_Contents"><text:a xlink:type="simple" xlink:href="https://www.udemy.com/course/master-en-javascript-aprender-js-jquery-angular-nodejs-y-mas/learn/lecture/10315270#notes" text:style-name="Internet_20_link" text:visited-style-name="Visited_20_Internet_20_Link">https://www.udemy.com/course/master-en-javascript-aprender-js-jquery-angular-nodejs-y-mas/learn/lecture/10315270#notes</text:a> </text:p>
            <text:p text:style-name="Table_20_Contents"><text:a xlink:type="simple" xlink:href="https://angular.io/api/router/RouterLink" text:style-name="Internet_20_link" text:visited-style-name="Visited_20_Internet_20_Link"><text:span text:style-name="T1">https://angular.io/api/router/RouterLink</text:span></text:a><text:span text:style-name="T1"> </text:span></text:p>
          </table:table-cell>
        </table:table-row>
        <table:table-row>
          <table:table-cell table:style-name="Tabla6.A2" office:value-type="string">
            <text:p text:style-name="P63"><text:span text:style-name="T1">Pasar Parametros por url</text:span> </text:p>
            <text:p text:style-name="Table_20_Contents">-se debe configurar rutas (app.routing.ts)y componentes </text:p>
            <text:p text:style-name="Table_20_Contents"/>
          </table:table-cell>
          <table:table-cell table:style-name="Tabla6.A2" office:value-type="string">
            <text:p text:style-name="Table_20_Contents">-los parametros pueden ser opcionales </text:p>
            <text:p text:style-name="Table_20_Contents">-en el componente de ruta : </text:p>
            <text:p text:style-name="Table_20_Contents"><text:span text:style-name="T4">Router,ActivatedRoute,Params</text:span> </text:p>
            <text:p text:style-name="Table_20_Contents">-atajo ; con + convertimos de string a number . </text:p>
          </table:table-cell>
          <table:table-cell table:style-name="Tabla6.C2" office:value-type="string">
            <text:p text:style-name="Table_20_Contents"><text:a xlink:type="simple" xlink:href="https://www.udemy.com/course/master-en-javascript-aprender-js-jquery-angular-nodejs-y-mas/learn/lecture/10315278#notes" text:style-name="Internet_20_link" text:visited-style-name="Visited_20_Internet_20_Link">https://www.udemy.com/course/master-en-javascript-aprender-js-jquery-angular-nodejs-y-mas/learn/lecture/10315278#notes</text:a> </text:p>
          </table:table-cell>
        </table:table-row>
        <table:table-row table:style-name="Tabla6.17">
          <table:table-cell table:style-name="Tabla6.A2" office:value-type="string">
            <text:p text:style-name="P24">Redireccionamiento con router <text:s/>navigate </text:p>
          </table:table-cell>
          <table:table-cell table:style-name="Tabla6.A2" office:value-type="string">
            <text:p text:style-name="P22">This._router.navigate['url']</text:p>
            <text:p text:style-name="P22">donde _router es de tipo Router </text:p>
          </table:table-cell>
          <table:table-cell table:style-name="Tabla6.C2" office:value-type="string">
            <text:p text:style-name="Table_20_Contents"><text:a xlink:type="simple" xlink:href="https://www.udemy.com/course/master-en-javascript-aprender-js-jquery-angular-nodejs-y-mas/learn/lecture/10315282#notes" text:style-name="Internet_20_link" text:visited-style-name="Visited_20_Internet_20_Link">https://www.udemy.com/course/master-en-javascript-aprender-js-jquery-angular-nodejs-y-mas/learn/lecture/10315282#notes</text:a> </text:p>
          </table:table-cell>
        </table:table-row>
        <table:table-row>
          <table:table-cell table:style-name="Tabla6.A2" office:value-type="string">
            <text:p text:style-name="P62"><text:span text:style-name="T1">NgTemplate</text:span> – if y else </text:p>
            <text:p text:style-name="P62"><text:span text:style-name="T1">NgTemplate</text:span> – then, if <text:s/>y else</text:p>
            <text:p text:style-name="P19"/>
            <text:p text:style-name="Table_20_Contents"/>
          </table:table-cell>
          <table:table-cell table:style-name="Tabla6.A2" office:value-type="string">
            <text:p text:style-name="Table_20_Contents"><text:s/>Como ngIf pero con else </text:p>
            <text:p text:style-name="Table_20_Contents">creamos una condicion y con else llamamos a una plantilla ngTemplate , se usa con *ngIf </text:p>
            <text:p text:style-name="P19">&lt;div *ngIf="identificado;then siIdentificado else noIdentificado"&gt;</text:p>
          </table:table-cell>
          <table:table-cell table:style-name="Tabla6.C2" office:value-type="string">
            <text:p text:style-name="Table_20_Contents"><text:a xlink:type="simple" xlink:href="https://profile.es/blog/angular-templates-las-directivas-ng-template-ng-container-y-ngtemplateoutlet/" text:style-name="Internet_20_link" text:visited-style-name="Visited_20_Internet_20_Link">https://profile.es/blog/angular-templates-las-directivas-ng-template-ng-container-y-ngtemplateoutlet/</text:a> </text:p>
            <text:p text:style-name="Table_20_Contents"><text:a xlink:type="simple" xlink:href="https://www.udemy.com/course/master-en-javascript-aprender-js-jquery-angular-nodejs-y-mas/learn/lecture/10320086#notes" text:style-name="Internet_20_link" text:visited-style-name="Visited_20_Internet_20_Link">https://www.udemy.com/course/master-en-javascript-aprender-js-jquery-angular-nodejs-y-mas/learn/lecture/10320086#notes</text:a> </text:p>
            <text:p text:style-name="Table_20_Contents"><text:a xlink:type="simple" xlink:href="https://www.youtube.com/watch?v=TudlCVG890k" text:style-name="Internet_20_link" text:visited-style-name="Visited_20_Internet_20_Link">https://www.youtube.com/watch?v=TudlCVG890k</text:a> </text:p>
          </table:table-cell>
        </table:table-row>
      </table:table>
      <text:p text:style-name="Standard"/>
      <text:p text:style-name="Standard"/>
      <text:p text:style-name="Standard"/>
      <text:p text:style-name="Standard"/>
      <text:p text:style-name="Standard"/>
      <text:p text:style-name="Standard"/>
      <table:table table:name="Tabla7" table:style-name="Tabla7">
        <table:table-column table:style-name="Tabla7.A" table:number-columns-repeated="3"/>
        <text:soft-page-break/>
        <table:table-row>
          <table:table-cell table:style-name="Tabla7.A1" office:value-type="string">
            <text:p text:style-name="P19"/>
          </table:table-cell>
          <table:table-cell table:style-name="Tabla7.A1" office:value-type="string">
            <text:p text:style-name="P26">Servicios HTTP y Ajax en Angular </text:p>
          </table:table-cell>
          <table:table-cell table:style-name="Tabla7.C1" office:value-type="string">
            <text:p text:style-name="P6"/>
          </table:table-cell>
        </table:table-row>
        <table:table-row>
          <table:table-cell table:style-name="Tabla7.A2" office:value-type="string">
            <text:p text:style-name="Table_20_Contents"><text:span text:style-name="T6">Creacion de un Servicio</text:span><text:span text:style-name="T1"> , </text:span></text:p>
            <text:p text:style-name="Table_20_Contents"><text:span text:style-name="T15">servicios son clases cuyo objetivo es separar o abstraer un poco la logica principal de la aplicacion , estan enfocados a tener los metodos que interactuan con servicios externos . </text:span><text:s/></text:p>
            <text:p text:style-name="Table_20_Contents"/>
            <text:p text:style-name="Table_20_Contents"/>
          </table:table-cell>
          <table:table-cell table:style-name="Tabla7.A2" office:value-type="string">
            <text:p text:style-name="P6">Clases con Metodos :</text:p>
            <text:p text:style-name="P8">-peticiones ajax a backend </text:p>
            <text:p text:style-name="P8">-funcionalidades con mucha logica </text:p>
            <text:p text:style-name="P6">-Carpeta <text:span text:style-name="T32">services </text:span>.</text:p>
            <text:p text:style-name="P6">-<text:span text:style-name="T32">Un servicio siempre tiene el{ Injectable}.decorador para injetar el servivio en otras clases . </text:span></text:p>
            <text:p text:style-name="P8">- para usarlo se importa y declara en el componente y se inyecta como dependencia dentro de una propiedad <text:s/>. </text:p>
          </table:table-cell>
          <table:table-cell table:style-name="Tabla7.C2" office:value-type="string">
            <text:p text:style-name="Table_20_Contents"><text:a xlink:type="simple" xlink:href="https://www.udemy.com/course/master-en-javascript-aprender-js-jquery-angular-nodejs-y-mas/learn/lecture/10320094#notes" text:style-name="Internet_20_link" text:visited-style-name="Visited_20_Internet_20_Link">https://www.udemy.com/course/master-en-javascript-aprender-js-jquery-angular-nodejs-y-mas/learn/lecture/10320094#notes</text:a> </text:p>
            <text:p text:style-name="Table_20_Contents"><text:a xlink:type="simple" xlink:href="https://desarrolloweb.com/articulos/servicios-angular.html" text:style-name="Internet_20_link" text:visited-style-name="Visited_20_Internet_20_Link"><text:span text:style-name="T1">https://desarrolloweb.com/articulos/servicios-angular.html</text:span></text:a> </text:p>
            <text:p text:style-name="Table_20_Contents"/>
          </table:table-cell>
        </table:table-row>
        <table:table-row>
          <table:table-cell table:style-name="Tabla7.A2" office:value-type="string">
            <text:p text:style-name="P64"><text:span text:style-name="T1">Servicios y HttpClient</text:span> </text:p>
            <text:p text:style-name="Table_20_Contents">-<text:span text:style-name="T1">comando ng g component</text:span> name para crear componente .</text:p>
            <text:p text:style-name="Table_20_Contents">-<text:span text:style-name="T14">(</text:span><text:span text:style-name="T15">npm install --save rxjs-compat</text:span><text:span text:style-name="T14">)</text:span></text:p>
            <text:p text:style-name="P39"><text:s/>para importar el Observable . </text:p>
            <text:p text:style-name="P39">-un Observable siempre tiene un <text:span text:style-name="T1">metodo subscribe</text:span> para recoger resultado .</text:p>
          </table:table-cell>
          <table:table-cell table:style-name="Tabla7.A2" office:value-type="string">
            <text:p text:style-name="P1">-modulo que nos permite hacer <text:span text:style-name="T1">peticiones http</text:span> , el <text:span text:style-name="T4">httpClientModule</text:span><text:span text:style-name="T32"> .</text:span></text:p>
            <text:p text:style-name="Standard"><text:span text:style-name="T14">-creacion de componente y servicio </text:span><text:span text:style-name="T15">peticiones.service.ts -peticiones Ajax :</text:span><text:span text:style-name="T14"> importamos <text:s/></text:span><text:span text:style-name="T17">HttpClient, HttpHeaders</text:span><text:span text:style-name="T14"> <text:s text:c="7"/>(para cabeceras)para peticiones Ajax y el </text:span><text:span text:style-name="T17">Observable</text:span><text:span text:style-name="T14"> que recibe la info </text:span></text:p>
          </table:table-cell>
          <table:table-cell table:style-name="Tabla7.C2" office:value-type="string">
            <text:p text:style-name="Table_20_Contents"><text:a xlink:type="simple" xlink:href="https://www.udemy.com/course/master-en-javascript-aprender-js-jquery-angular-nodejs-y-mas/learn/lecture/10320096#notes" text:style-name="Internet_20_link" text:visited-style-name="Visited_20_Internet_20_Link">https://www.udemy.com/course/master-en-javascript-aprender-js-jquery-angular-nodejs-y-mas/learn/lecture/10320096#notes</text:a> </text:p>
            <text:p text:style-name="Table_20_Contents"><text:a xlink:type="simple" xlink:href="https://www.udemy.com/course/master-en-javascript-aprender-js-jquery-angular-nodejs-y-mas/learn/lecture/10320096#notes" text:style-name="Internet_20_link" text:visited-style-name="Visited_20_Internet_20_Link"><text:span text:style-name="T1">https://www.udemy.com/course/master-en-javascript-aprender-js-jquery-angular-nodejs-y-mas/learn/lecture/10320096#notes</text:span></text:a><text:span text:style-name="T1"> </text:span></text:p>
          </table:table-cell>
        </table:table-row>
        <table:table-row>
          <table:table-cell table:style-name="Tabla7.A2" office:value-type="string">
            <text:p text:style-name="Table_20_Contents"><text:span text:style-name="T1">Efecto de carga</text:span> </text:p>
          </table:table-cell>
          <table:table-cell table:style-name="Tabla7.A2" office:value-type="string">
            <text:p text:style-name="Table_20_Contents">Delay de la peticion ,</text:p>
            <text:p text:style-name="Table_20_Contents">se agrega un cargando mientras no se cumple peticion </text:p>
          </table:table-cell>
          <table:table-cell table:style-name="Tabla7.C2" office:value-type="string">
            <text:p text:style-name="Table_20_Contents"><text:a xlink:type="simple" xlink:href="https://www.udemy.com/course/master-en-javascript-aprender-js-jquery-angular-nodejs-y-mas/learn/lecture/10320104#notes" text:style-name="Internet_20_link" text:visited-style-name="Visited_20_Internet_20_Link">https://www.udemy.com/course/master-en-javascript-aprender-js-jquery-angular-nodejs-y-mas/learn/lecture/10320104#notes</text:a> </text:p>
          </table:table-cell>
        </table:table-row>
        <table:table-row>
          <table:table-cell table:style-name="Tabla7.A2" office:value-type="string">
            <text:p text:style-name="Table_20_Contents"><text:span text:style-name="T7">Pipes o filtros </text:span><text:span text:style-name="T1">en Angular (funcionalidades para las vistas )</text:span> </text:p>
            <text:p text:style-name="Table_20_Contents"><text:span text:style-name="T7">Pipes personalizados</text:span><text:span text:style-name="T1"> (carpeta pipes )</text:span><text:span text:style-name="T35">Pipe y PipeTransform</text:span><text:span text:style-name="T34"> </text:span></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a7.A2" office:value-type="string">
            <text:p text:style-name="P6"><text:s/>| “ con alt + 124 </text:p>
            <text:p text:style-name="P6">-pipes para fechas </text:p>
            <text:p text:style-name="P6">-se utilizan en la Vista con la tuberia “ | “ (se usa moment.js).</text:p>
            <text:p text:style-name="P6">-pipes para texto </text:p>
          </table:table-cell>
          <table:table-cell table:style-name="Tabla7.C2" office:value-type="string">
            <text:p text:style-name="Table_20_Contents"><text:a xlink:type="simple" xlink:href="https://www.udemy.com/course/master-en-javascript-aprender-js-jquery-angular-nodejs-y-mas/learn/lecture/10320110#notes" text:style-name="Internet_20_link" text:visited-style-name="Visited_20_Internet_20_Link">https://www.udemy.com/course/master-en-javascript-aprender-js-jquery-angular-nodejs-y-mas/learn/lecture/10320110#notes</text:a> </text:p>
            <text:p text:style-name="Table_20_Contents"><text:a xlink:type="simple" xlink:href="https://www.udemy.com/course/master-en-javascript-aprender-js-jquery-angular-nodejs-y-mas/learn/lecture/10320120#notes" text:style-name="Internet_20_link" text:visited-style-name="Visited_20_Internet_20_Link">https://www.udemy.com/course/master-en-javascript-aprender-js-jquery-angular-nodejs-y-mas/learn/lecture/10320120#notes</text:a> </text:p>
            <text:p text:style-name="Table_20_Contents"/>
          </table:table-cell>
        </table:table-row>
        <text:soft-page-break/>
        <table:table-row>
          <table:table-cell table:style-name="Tabla7.A2" office:value-type="string">
            <text:p text:style-name="P83"><text:span text:style-name="T1">Formularios en Angular</text:span> </text:p>
            <text:p text:style-name="Table_20_Contents">-creamos componente de contacto , modelo de contacto de usuario </text:p>
          </table:table-cell>
          <table:table-cell table:style-name="Tabla7.A2" office:value-type="string">
            <text:p text:style-name="Table_20_Contents">-Crear , validar y recoger info de formularios .</text:p>
            <text:p text:style-name="Table_20_Contents">-from , label , input , textarea</text:p>
            <text:p text:style-name="P22">-transformamos un formulario Html en un formulario Angular(ngForm,ngSubmit, ngModel)</text:p>
          </table:table-cell>
          <table:table-cell table:style-name="Tabla7.C2" office:value-type="string">
            <text:p text:style-name="Table_20_Contents"><text:a xlink:type="simple" xlink:href="https://www.udemy.com/course/master-en-javascript-aprender-js-jquery-angular-nodejs-y-mas/learn/lecture/10320124#notes" text:style-name="Internet_20_link" text:visited-style-name="Visited_20_Internet_20_Link">https://www.udemy.com/course/master-en-javascript-aprender-js-jquery-angular-nodejs-y-mas/learn/lecture/10320124#notes</text:a> </text:p>
          </table:table-cell>
        </table:table-row>
        <table:table-row>
          <table:table-cell table:style-name="Tabla7.A2" office:value-type="string">
            <text:p text:style-name="Table_20_Contents"><text:span text:style-name="T8">Validar formulario</text:span> </text:p>
          </table:table-cell>
          <table:table-cell table:style-name="Tabla7.A2" office:value-type="string">
            <text:p text:style-name="Table_20_Contents">-required </text:p>
            <text:p text:style-name="Table_20_Contents"><text:span text:style-name="T1">-validacion en el Html !?</text:span> (*ngIf )</text:p>
            <text:p text:style-name="Table_20_Contents">-agregado de <text:span text:style-name="T1">patern</text:span> en el input</text:p>
            <text:p text:style-name="Table_20_Contents">-directiva [disabled] </text:p>
            <text:p text:style-name="Table_20_Contents">-vaciado de formulario una vez enviado </text:p>
            <text:p text:style-name="Table_20_Contents"/>
          </table:table-cell>
          <table:table-cell table:style-name="Tabla7.C2" office:value-type="string">
            <text:p text:style-name="Table_20_Contents"><text:a xlink:type="simple" xlink:href="https://www.udemy.com/course/master-en-javascript-aprender-js-jquery-angular-nodejs-y-mas/learn/lecture/10320130#notes" text:style-name="Internet_20_link" text:visited-style-name="Visited_20_Internet_20_Link">https://www.udemy.com/course/master-en-javascript-aprender-js-jquery-angular-nodejs-y-mas/learn/lecture/10320130#notes</text:a> </text:p>
          </table:table-cell>
        </table:table-row>
        <table:table-row>
          <table:table-cell table:style-name="Tabla7.A2" office:value-type="string">
            <text:p text:style-name="P25">Creacion de formulario y envio de info con peticiones Http </text:p>
          </table:table-cell>
          <table:table-cell table:style-name="Tabla7.A2" office:value-type="string">
            <text:p text:style-name="Table_20_Contents">-uso de <text:span text:style-name="T4">json.Stringify(user)para convertir a json</text:span><text:span text:style-name="T1"> </text:span></text:p>
            <text:p text:style-name="Table_20_Contents"><text:span text:style-name="T1">-cabeceras </text:span><text:span text:style-name="T4">HttpHeaders().set()</text:span></text:p>
          </table:table-cell>
          <table:table-cell table:style-name="Tabla7.C2" office:value-type="string">
            <text:p text:style-name="Table_20_Contents"><text:a xlink:type="simple" xlink:href="https://www.udemy.com/course/master-en-javascript-aprender-js-jquery-angular-nodejs-y-mas/learn/lecture/10320132#notes" text:style-name="Internet_20_link" text:visited-style-name="Visited_20_Internet_20_Link">https://www.udemy.com/course/master-en-javascript-aprender-js-jquery-angular-nodejs-y-mas/learn/lecture/10320132#notes</text:a> </text:p>
          </table:table-cell>
        </table:table-row>
        <table:table-row>
          <table:table-cell table:style-name="Tabla7.A2" office:value-type="string">
            <text:p text:style-name="Table_20_Contents"/>
          </table:table-cell>
          <table:table-cell table:style-name="Tabla7.A2" office:value-type="string">
            <text:p text:style-name="Table_20_Contents"/>
          </table:table-cell>
          <table:table-cell table:style-name="Tabla7.C2" office:value-type="string">
            <text:p text:style-name="Table_20_Contents"/>
          </table:table-cell>
        </table:table-row>
        <table:table-row>
          <table:table-cell table:style-name="Tabla7.A2" office:value-type="string">
            <text:p text:style-name="Table_20_Contents"/>
          </table:table-cell>
          <table:table-cell table:style-name="Tabla7.A2" office:value-type="string">
            <text:p text:style-name="Table_20_Contents"/>
          </table:table-cell>
          <table:table-cell table:style-name="Tabla7.C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8" table:style-name="Tabla8">
        <table:table-column table:style-name="Tabla8.A" table:number-columns-repeated="3"/>
        <text:soft-page-break/>
        <table:table-row>
          <table:table-cell table:style-name="Tabla8.A1" office:value-type="string">
            <text:p text:style-name="Table_20_Contents"/>
          </table:table-cell>
          <table:table-cell table:style-name="Tabla8.A1" office:value-type="string">
            <text:p text:style-name="P27">MEAN (Mongo-Express-Angular-Node.js )</text:p>
          </table:table-cell>
          <table:table-cell table:style-name="Tabla8.C1"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P29">MongoDB para Base de Datos</text:p>
            <text:p text:style-name="P20"/>
          </table:table-cell>
          <table:table-cell table:style-name="Tabla8.C2" office:value-type="string">
            <text:p text:style-name="Table_20_Contents"/>
          </table:table-cell>
        </table:table-row>
        <table:table-row>
          <table:table-cell table:style-name="Tabla8.A2" office:value-type="string">
            <text:p text:style-name="P28">SQL y NoSQL</text:p>
          </table:table-cell>
          <table:table-cell table:style-name="Tabla8.A2" office:value-type="string">
            <text:p text:style-name="P1"><text:span text:style-name="T1">NoSQL</text:span> : </text:p>
            <text:p text:style-name="P1">-No hay tablas sino colecciones de documentos con informacion embebida (bson). </text:p>
            <text:p text:style-name="P1">-Son de esquema libre ,por ejemplo los documentos pueden tener distintos campos .</text:p>
            <text:p text:style-name="P1">-La velocidad de consulta es muy buena .</text:p>
          </table:table-cell>
          <table:table-cell table:style-name="Tabla8.C2" office:value-type="string">
            <text:p text:style-name="Table_20_Contents"><text:a xlink:type="simple" xlink:href="https://www.udemy.com/course/master-en-javascript-aprender-js-jquery-angular-nodejs-y-mas/learn/lecture/10113424#notes" text:style-name="Internet_20_link" text:visited-style-name="Visited_20_Internet_20_Link">https://www.udemy.com/course/master-en-javascript-aprender-js-jquery-angular-nodejs-y-mas/learn/lecture/10113424#notes</text:a> </text:p>
          </table:table-cell>
        </table:table-row>
        <table:table-row table:style-name="Tabla8.4">
          <table:table-cell table:style-name="Tabla8.A2" office:value-type="string">
            <text:p text:style-name="P28">Instalacion de MongoDB Y Robo3T</text:p>
          </table:table-cell>
          <table:table-cell table:style-name="Tabla8.A2" office:value-type="string">
            <text:p text:style-name="P6"><text:a xlink:type="simple" xlink:href="https://robomongo.org/" text:style-name="Internet_20_link" text:visited-style-name="Visited_20_Internet_20_Link">https://robomongo.org/</text:a> </text:p>
            <text:p text:style-name="P6"/>
          </table:table-cell>
          <table:table-cell table:style-name="Tabla8.C2" office:value-type="string">
            <text:p text:style-name="Table_20_Contents"><text:a xlink:type="simple" xlink:href="https://www.udemy.com/course/master-en-javascript-aprender-js-jquery-angular-nodejs-y-mas/learn/lecture/10113414#notes" text:style-name="Internet_20_link" text:visited-style-name="Visited_20_Internet_20_Link">https://www.udemy.com/course/master-en-javascript-aprender-js-jquery-angular-nodejs-y-mas/learn/lecture/10113414#notes</text:a> </text:p>
            <text:p text:style-name="Table_20_Contents"><text:a xlink:type="simple" xlink:href="https://marketplace.visualstudio.com/items?itemName=mongodb.mongodb-vscode" text:style-name="Internet_20_link" text:visited-style-name="Visited_20_Internet_20_Link">https://marketplace.visualstudio.com/items?itemName=mongodb.mongodb-vscode</text:a>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9" table:style-name="Tabla9">
        <table:table-column table:style-name="Tabla9.A" table:number-columns-repeated="3"/>
        <text:soft-page-break/>
        <table:table-row>
          <table:table-cell table:style-name="Tabla9.A1" office:value-type="string">
            <text:p text:style-name="Table_20_Contents"/>
          </table:table-cell>
          <table:table-cell table:style-name="Tabla9.A1" office:value-type="string">
            <text:p text:style-name="P67"><text:span text:style-name="T1">NodeJS</text:span> </text:p>
            <text:p text:style-name="P31">(BACKEND)</text:p>
          </table:table-cell>
          <table:table-cell table:style-name="Tabla9.C1" office:value-type="string">
            <text:p text:style-name="Table_20_Contents"/>
          </table:table-cell>
        </table:table-row>
        <table:table-row>
          <table:table-cell table:style-name="Tabla9.A2" office:value-type="string">
            <text:p text:style-name="Table_20_Contents"/>
          </table:table-cell>
          <table:table-cell table:style-name="Tabla9.A2" office:value-type="string">
            <text:p text:style-name="P9">-Nos permite crear scripts con JS ejecutables por consola . -Desarrollar back-end -Desarrollar un web completa todo en lenguaje JS</text:p>
          </table:table-cell>
          <table:table-cell table:style-name="Tabla9.C2" office:value-type="string">
            <text:p text:style-name="Table_20_Contents"/>
          </table:table-cell>
        </table:table-row>
        <table:table-row>
          <table:table-cell table:style-name="Tabla9.A2" office:value-type="string">
            <text:p text:style-name="P66"><text:span text:style-name="T1">Aplicacion de consola con NodeJS</text:span> </text:p>
          </table:table-cell>
          <table:table-cell table:style-name="Tabla9.A2" office:value-type="string">
            <text:p text:style-name="Table_20_Contents"><text:a xlink:type="simple" xlink:href="https://nodejs.org/es/" text:style-name="Internet_20_link" text:visited-style-name="Visited_20_Internet_20_Link">https://nodejs.org/es/</text:a> </text:p>
            <text:p text:style-name="Table_20_Contents">-Comandos de ejecucion en node :</text:p>
            <text:p text:style-name="P19">node nombreArchivo.js </text:p>
            <text:p text:style-name="P19"><text:span text:style-name="T36">-Capturar parametros por consola :</text:span> </text:p>
            <text:p text:style-name="P19">var params = process.argv.slice(2) </text:p>
          </table:table-cell>
          <table:table-cell table:style-name="Tabla9.C2" office:value-type="string">
            <text:p text:style-name="Table_20_Contents"><text:a xlink:type="simple" xlink:href="https://www.udemy.com/course/master-en-javascript-aprender-js-jquery-angular-nodejs-y-mas/learn/lecture/10211506#notes" text:style-name="Internet_20_link" text:visited-style-name="Visited_20_Internet_20_Link">https://www.udemy.com/course/master-en-javascript-aprender-js-jquery-angular-nodejs-y-mas/learn/lecture/10211506#notes</text:a> </text:p>
          </table:table-cell>
        </table:table-row>
        <table:table-row>
          <table:table-cell table:style-name="Tabla9.A2" office:value-type="string">
            <text:p text:style-name="P32">Desarrollo de Backend o ApiRest con NodeJS :</text:p>
            <text:p text:style-name="P6">servicio o programa que esta en el backend que nos permite <text:span text:style-name="T33">recibir peticiones http por get o por post <text:s/>o por otro metodo del protocolo http e interactuar con una base de datos y devolvernos el resultado en formato json . <text:s/></text:span></text:p>
          </table:table-cell>
          <table:table-cell table:style-name="Tabla9.A2" office:value-type="string">
            <text:p text:style-name="Table_20_Contents">-Creacion de proyecto :</text:p>
            <text:p text:style-name="P19">npm init → (package.json)</text:p>
            <text:p text:style-name="P19">-<text:span text:style-name="T36">e</text:span><text:span text:style-name="T20">specificar la version , un descripcion , un punto de entrada o inicio del programa(index.js)</text:span></text:p>
          </table:table-cell>
          <table:table-cell table:style-name="Tabla9.C2" office:value-type="string">
            <text:p text:style-name="Table_20_Contents"><text:a xlink:type="simple" xlink:href="https://www.udemy.com/course/master-en-javascript-aprender-js-jquery-angular-nodejs-y-mas/learn/lecture/10211508#notes" text:style-name="Internet_20_link" text:visited-style-name="Visited_20_Internet_20_Link">https://www.udemy.com/course/master-en-javascript-aprender-js-jquery-angular-nodejs-y-mas/learn/lecture/10211508#notes</text:a> </text:p>
          </table:table-cell>
        </table:table-row>
        <table:table-row>
          <table:table-cell table:style-name="Tabla9.A2" office:value-type="string">
            <text:p text:style-name="P70"><text:span text:style-name="T1">Instalacion e Dependencias</text:span> </text:p>
            <text:p text:style-name="P70">y configuracion de scripts (start por ejemplo )</text:p>
          </table:table-cell>
          <table:table-cell table:style-name="Tabla9.A2" office:value-type="string">
            <text:p text:style-name="P68">Express </text:p>
            <text:p text:style-name="P11">body-parser</text:p>
            <text:p text:style-name="P11">connect-multiparty</text:p>
            <text:p text:style-name="P11">Mongoose </text:p>
            <text:p text:style-name="P11">Nodemon </text:p>
            <text:p text:style-name="P12">(npm install express <text:s/>--save <text:s/>, etc )</text:p>
            <text:p text:style-name="P13"/>
            <text:p text:style-name="Table_20_Contents"/>
          </table:table-cell>
          <table:table-cell table:style-name="Tabla9.C2" office:value-type="string">
            <text:p text:style-name="Table_20_Contents"><text:a xlink:type="simple" xlink:href="https://www.udemy.com/course/master-en-javascript-aprender-js-jquery-angular-nodejs-y-mas/learn/lecture/10211510#notes" text:style-name="Internet_20_link" text:visited-style-name="Visited_20_Internet_20_Link">https://www.udemy.com/course/master-en-javascript-aprender-js-jquery-angular-nodejs-y-mas/learn/lecture/10211510#notes</text:a> </text:p>
          </table:table-cell>
        </table:table-row>
        <table:table-row>
          <table:table-cell table:style-name="Tabla9.A2" office:value-type="string">
            <text:p text:style-name="P32">Creacion de base de datos en MongoDB </text:p>
          </table:table-cell>
          <table:table-cell table:style-name="Tabla9.A2" office:value-type="string">
            <text:p text:style-name="Table_20_Contents">-Con Robo3T :</text:p>
            <text:p text:style-name="P6">Tenemos que tener mongod.exe ejecutando y establecer una conexion local en Robo 3T</text:p>
            <text:p text:style-name="P6">-Creamos base projects y un docu inicial </text:p>
          </table:table-cell>
          <table:table-cell table:style-name="Tabla9.C2" office:value-type="string">
            <text:p text:style-name="Table_20_Contents"><text:a xlink:type="simple" xlink:href="https://www.udemy.com/course/master-en-javascript-aprender-js-jquery-angular-nodejs-y-mas/learn/lecture/10211514#notes" text:style-name="Internet_20_link" text:visited-style-name="Visited_20_Internet_20_Link">https://www.udemy.com/course/master-en-javascript-aprender-js-jquery-angular-nodejs-y-mas/learn/lecture/10211514#notes</text:a> </text:p>
          </table:table-cell>
        </table:table-row>
        <table:table-row>
          <table:table-cell table:style-name="Tabla9.A2" office:value-type="string">
            <text:p text:style-name="P3">Conexion a la base de datos desde NodeJS</text:p>
            <text:p text:style-name="P3">(mongoose)</text:p>
          </table:table-cell>
          <table:table-cell table:style-name="Tabla9.A2" office:value-type="string">
            <text:p text:style-name="Table_20_Contents">-Creacion de variables mongoose,app,port y posterior conexión mediante Promise </text:p>
            <text:p text:style-name="Table_20_Contents"/>
            <text:p text:style-name="Table_20_Contents">-instruccion <text:span text:style-name="T1">require('paquete')</text:span> de nodejs </text:p>
            <text:p text:style-name="Table_20_Contents"/>
          </table:table-cell>
          <table:table-cell table:style-name="Tabla9.C2" office:value-type="string">
            <text:p text:style-name="Table_20_Contents"><text:a xlink:type="simple" xlink:href="https://www.udemy.com/course/master-en-javascript-aprender-js-jquery-angular-nodejs-y-mas/learn/lecture/10232654#notes" text:style-name="Internet_20_link" text:visited-style-name="Visited_20_Internet_20_Link">https://www.udemy.com/course/master-en-javascript-aprender-js-jquery-angular-nodejs-y-mas/learn/lecture/10232654#notes</text:a> </text:p>
            <text:p text:style-name="Table_20_Contents"><text:a xlink:type="simple" xlink:href="https://desarrolloweb.com/articulos/modulos-npm-nodejs.html" text:style-name="Internet_20_link" text:visited-style-name="Visited_20_Internet_20_Link"><text:span text:style-name="T1">https://desarrolloweb.com/articulos/modulos-npm-nodejs.html</text:span></text:a> </text:p>
            <text:p text:style-name="Table_20_Contents"><text:soft-page-break/></text:p>
            <text:p text:style-name="Table_20_Contents"/>
          </table:table-cell>
        </table:table-row>
        <table:table-row>
          <table:table-cell table:style-name="Tabla9.A2" office:value-type="string">
            <text:p text:style-name="P3">Como usar un cliente RESTful <text:s/>(uso de Postman)</text:p>
          </table:table-cell>
          <table:table-cell table:style-name="Tabla9.A2" office:value-type="string">
            <text:p text:style-name="P15"><text:a xlink:type="simple" xlink:href="https://www.postman.com/" text:style-name="Internet_20_link" text:visited-style-name="Visited_20_Internet_20_Link"><text:span text:style-name="T25">https://www.postman.com/</text:span></text:a><text:span text:style-name="T33"> </text:span></text:p>
            <text:p text:style-name="P15"><text:span text:style-name="T33">url : <text:s/></text:span><text:span text:style-name="T21">peticiones http en node </text:span></text:p>
            <text:p text:style-name="P15"><text:span text:style-name="T21">-</text:span><text:span text:style-name="T23">uso de </text:span><text:span text:style-name="T21">params ,body y query </text:span><text:span text:style-name="T23">en las peticiones</text:span><text:span text:style-name="T21"> </text:span></text:p>
            <text:p text:style-name="P15"><text:span text:style-name="T21">-</text:span><text:span text:style-name="T23">las </text:span><text:span text:style-name="T22">rutas</text:span><text:span text:style-name="T23"> de las peticiones se configuran en </text:span><text:span text:style-name="T21">app.js</text:span><text:span text:style-name="T23"> o en un archivo de </text:span><text:span text:style-name="T22">routes.js</text:span></text:p>
          </table:table-cell>
          <table:table-cell table:style-name="Tabla9.C2" office:value-type="string">
            <text:p text:style-name="Table_20_Contents"><text:a xlink:type="simple" xlink:href="https://www.udemy.com/course/master-en-javascript-aprender-js-jquery-angular-nodejs-y-mas/learn/lecture/10232656#notes" text:style-name="Internet_20_link" text:visited-style-name="Visited_20_Internet_20_Link">https://www.udemy.com/course/master-en-javascript-aprender-js-jquery-angular-nodejs-y-mas/learn/lecture/10232656#notes</text:a> </text:p>
            <text:p text:style-name="Table_20_Contents"><text:a xlink:type="simple" xlink:href="https://www.twilio.com/blog/5-maneras-de-hacer-peticiones-http-en-node" text:style-name="Internet_20_link" text:visited-style-name="Visited_20_Internet_20_Link">https://www.twilio.com/blog/5-maneras-de-hacer-peticiones-http-en-node</text:a> </text:p>
            <text:p text:style-name="P19"/>
          </table:table-cell>
        </table:table-row>
        <table:table-row>
          <table:table-cell table:style-name="Tabla9.A2" office:value-type="string">
            <text:p text:style-name="Table_20_Contents"><text:span text:style-name="T9">Creacion de M</text:span><text:span text:style-name="T18">odelos o las entidades de la base de datos del backend . </text:span><text:span text:style-name="T9"><text:s/>(Carpeta models)</text:span></text:p>
          </table:table-cell>
          <table:table-cell table:style-name="Tabla9.A2" office:value-type="string">
            <text:p text:style-name="Table_20_Contents">-representa a un documento de la <text:span text:style-name="T1">base de datos</text:span> .</text:p>
            <text:p text:style-name="Table_20_Contents">-uso de <text:span text:style-name="T1">mongoose</text:span> y <text:span text:style-name="T1">Schema = mongoose.Schema</text:span></text:p>
            <text:p text:style-name="P30">-mongoose pone en minusculas y pluraliza el nombre del modelo <text:s/></text:p>
            <text:p text:style-name="Table_20_Contents"/>
          </table:table-cell>
          <table:table-cell table:style-name="Tabla9.C2" office:value-type="string">
            <text:p text:style-name="Table_20_Contents"><text:a xlink:type="simple" xlink:href="https://www.udemy.com/course/master-en-javascript-aprender-js-jquery-angular-nodejs-y-mas/learn/lecture/10232660#notes" text:style-name="Internet_20_link" text:visited-style-name="Visited_20_Internet_20_Link">https://www.udemy.com/course/master-en-javascript-aprender-js-jquery-angular-nodejs-y-mas/learn/lecture/10232660#notes</text:a> </text:p>
          </table:table-cell>
        </table:table-row>
        <table:table-row>
          <table:table-cell table:style-name="Tabla9.A2" office:value-type="string">
            <text:p text:style-name="Table_20_Contents"><text:span text:style-name="T10">Modelo -Vista-Controlador</text:span> </text:p>
            <text:p text:style-name="P10">Separa la logica de negocio de la interfaz del usuario .</text:p>
          </table:table-cell>
          <table:table-cell table:style-name="Tabla9.A2" office:value-type="string">
            <text:p text:style-name="P6"><text:span text:style-name="T37">Models</text:span> en nuestro caso es la <text:span text:style-name="T25">logica de negocio</text:span> o la parte que se conecta directamente a la <text:span text:style-name="T37">base de datos</text:span> .</text:p>
            <text:p text:style-name="P6">El <text:span text:style-name="T28">Controlador</text:span><text:span text:style-name="T25"> </text:span>es el intermediario entre vista y modelo .</text:p>
          </table:table-cell>
          <table:table-cell table:style-name="Tabla9.C2" office:value-type="string">
            <text:p text:style-name="P6"><text:a xlink:type="simple" xlink:href="https://es.wikipedia.org/wiki/Modelo–vista–controlador" text:style-name="Internet_20_link" text:visited-style-name="Visited_20_Internet_20_Link">https://es.wikipedia.org/wiki/Modelo%E2%80%93vista%E2%80%93controlador</text:a> </text:p>
          </table:table-cell>
        </table:table-row>
        <table:table-row>
          <table:table-cell table:style-name="Tabla9.A2" office:value-type="string">
            <text:p text:style-name="P34">Controlador del backend de NodeJS (carpeta controllers)</text:p>
          </table:table-cell>
          <table:table-cell table:style-name="Tabla9.A2" office:value-type="string">
            <text:p text:style-name="P19">-Clase con metodos y acciones relacionados con el modelo , esta ligado con el archivo de la carpeta <text:span text:style-name="T38">routes</text:span> (una ruta por metodo en archivo project.js)</text:p>
            <text:p text:style-name="Table_20_Contents"><text:span text:style-name="T1">-</text:span>// variable para cargar el router </text:p>
            <text:p text:style-name="Standard">var <text:span text:style-name="T1">router =  express.Router()</text:span></text:p>
            <text:p text:style-name="P19"/>
          </table:table-cell>
          <table:table-cell table:style-name="Tabla9.C2" office:value-type="string">
            <text:p text:style-name="Table_20_Contents"><text:a xlink:type="simple" xlink:href="https://www.udemy.com/course/master-en-javascript-aprender-js-jquery-angular-nodejs-y-mas/learn/lecture/10234726#notes" text:style-name="Internet_20_link" text:visited-style-name="Visited_20_Internet_20_Link"><text:span text:style-name="T1">https://www.udemy.com/course/master-en-javascript-aprender-js-jquery-angular-nodejs-y-mas/learn/lecture/10234726#notes</text:span></text:a><text:span text:style-name="T1"> </text:span></text:p>
            <text:p text:style-name="P19">ver video , el proceso es entreverado con varios pasos </text:p>
          </table:table-cell>
        </table:table-row>
        <table:table-row>
          <table:table-cell table:style-name="Tabla9.A2" office:value-type="string">
            <text:p text:style-name="P21">Metodo para guardar nuevos documentos del modelo preestablecido </text:p>
          </table:table-cell>
          <table:table-cell table:style-name="Tabla9.A2" office:value-type="string">
            <text:p text:style-name="Table_20_Contents">-<text:span text:style-name="T26">en controllers</text:span> : <text:span text:style-name="T1">saveProject : </text:span></text:p>
            <text:p text:style-name="P19">(uso del modelo y de req.body,save)</text:p>
            <text:p text:style-name="Table_20_Contents"><text:span text:style-name="T1">-</text:span><text:span text:style-name="T26">en routers</text:span><text:span text:style-name="T36"> configuracion de ruta y metodo http .</text:span></text:p>
            <text:p text:style-name="P71"/>
          </table:table-cell>
          <table:table-cell table:style-name="Tabla9.C2" office:value-type="string">
            <text:p text:style-name="Table_20_Contents"><text:a xlink:type="simple" xlink:href="https://www.udemy.com/course/master-en-javascript-aprender-js-jquery-angular-nodejs-y-mas/learn/lecture/10234730#notes" text:style-name="Internet_20_link" text:visited-style-name="Visited_20_Internet_20_Link">https://www.udemy.com/course/master-en-javascript-aprender-js-jquery-angular-nodejs-y-mas/learn/lecture/10234730#notes</text:a> </text:p>
          </table:table-cell>
        </table:table-row>
        <table:table-row>
          <table:table-cell table:style-name="Tabla9.A2" office:value-type="string">
            <text:p text:style-name="P61"><text:span text:style-name="T1">Metodo para obtener documentos de la base</text:span> </text:p>
          </table:table-cell>
          <table:table-cell table:style-name="Tabla9.A2" office:value-type="string">
            <text:p text:style-name="Table_20_Contents">-<text:span text:style-name="T26">en controllers</text:span> : get<text:span text:style-name="T1">Project :</text:span></text:p>
            <text:p text:style-name="P19">(uso de findById ,parametros opcionales y obligatorios)</text:p>
            <text:p text:style-name="Table_20_Contents"><text:span text:style-name="T1">-</text:span><text:span text:style-name="T26">en routers</text:span><text:span text:style-name="T36"> configuracion de ruta y metodo http .</text:span></text:p>
          </table:table-cell>
          <table:table-cell table:style-name="Tabla9.C2" office:value-type="string">
            <text:p text:style-name="Table_20_Contents"><text:a xlink:type="simple" xlink:href="https://www.udemy.com/course/master-en-javascript-aprender-js-jquery-angular-nodejs-y-mas/learn/lecture/10234734#notes" text:style-name="Internet_20_link" text:visited-style-name="Visited_20_Internet_20_Link">https://www.udemy.com/course/master-en-javascript-aprender-js-jquery-angular-nodejs-y-mas/learn/lecture/10234734#notes</text:a> </text:p>
            <text:p text:style-name="Table_20_Contents"/>
            <text:p text:style-name="Table_20_Contents"/>
            <text:p text:style-name="Table_20_Contents"/>
          </table:table-cell>
        </table:table-row>
        <text:soft-page-break/>
        <table:table-row>
          <table:table-cell table:style-name="Tabla9.A2" office:value-type="string">
            <text:p text:style-name="Table_20_Contents"><text:span text:style-name="T11">Metodo para listar documentos de la base</text:span> </text:p>
          </table:table-cell>
          <table:table-cell table:style-name="Tabla9.A2" office:value-type="string">
            <text:p text:style-name="Table_20_Contents">-<text:span text:style-name="T26">en controllers</text:span> : get<text:span text:style-name="T1">Projects :</text:span></text:p>
            <text:p text:style-name="P19">(uso de find, sort (para ordenar),exec )</text:p>
            <text:p text:style-name="Table_20_Contents"><text:span text:style-name="T1">-</text:span><text:span text:style-name="T26">en routers</text:span><text:span text:style-name="T36"> configuracion de ruta y metodo http .</text:span></text:p>
          </table:table-cell>
          <table:table-cell table:style-name="Tabla9.C2" office:value-type="string">
            <text:p text:style-name="Table_20_Contents"><text:a xlink:type="simple" xlink:href="https://www.udemy.com/course/master-en-javascript-aprender-js-jquery-angular-nodejs-y-mas/learn/lecture/10234918#notes" text:style-name="Internet_20_link" text:visited-style-name="Visited_20_Internet_20_Link">https://www.udemy.com/course/master-en-javascript-aprender-</text:a><text:a xlink:type="simple" xlink:href="https://www.udemy.com/course/master-en-javascript-aprender-js-jquery-angular-nodejs-y-mas/learn/lecture/10234918#notes" text:style-name="Internet_20_link" text:visited-style-name="Visited_20_Internet_20_Link">js-jquery-angular-nodejs-y-mas/learn/lecture/10234918#notes</text:a> </text:p>
            <text:p text:style-name="Table_20_Contents"><text:a xlink:type="simple" xlink:href="https://guias.makeitreal.camp/express.js-ii/mongoose" text:style-name="Internet_20_link" text:visited-style-name="Visited_20_Internet_20_Link"><text:span text:style-name="T1">https://guias.makeitreal.camp/express.js-ii/mongoose</text:span></text:a> </text:p>
          </table:table-cell>
        </table:table-row>
        <table:table-row>
          <table:table-cell table:style-name="Tabla9.A2" office:value-type="string">
            <text:p text:style-name="P21">Metodo para actualizar datos de la base </text:p>
          </table:table-cell>
          <table:table-cell table:style-name="Tabla9.A2" office:value-type="string">
            <text:p text:style-name="Table_20_Contents">-<text:span text:style-name="T26">en controllers</text:span> : update<text:span text:style-name="T1">Project </text:span></text:p>
            <text:p text:style-name="P19">(uso de findByIdAndUpdate, sort (para ordenar),exec )</text:p>
            <text:p text:style-name="Table_20_Contents"><text:span text:style-name="T1">-</text:span><text:span text:style-name="T26">en routers</text:span><text:span text:style-name="T36"> configuracion de ruta y metodo http</text:span></text:p>
          </table:table-cell>
          <table:table-cell table:style-name="Tabla9.C2" office:value-type="string">
            <text:p text:style-name="Table_20_Contents"><text:a xlink:type="simple" xlink:href="https://www.udemy.com/course/master-en-javascript-aprender-js-jquery-angular-nodejs-y-mas/learn/lecture/10234964#notes" text:style-name="Internet_20_link" text:visited-style-name="Visited_20_Internet_20_Link">https://www.udemy.com/course/master-en-javascript-aprender-js-jquery-angular-nodejs-y-mas/learn/lecture/10234964#notes</text:a> </text:p>
          </table:table-cell>
        </table:table-row>
        <table:table-row>
          <table:table-cell table:style-name="Tabla9.A2" office:value-type="string">
            <text:p text:style-name="P21">Metodo para borrar proyectos de la base </text:p>
          </table:table-cell>
          <table:table-cell table:style-name="Tabla9.A2" office:value-type="string">
            <text:p text:style-name="Table_20_Contents">-<text:span text:style-name="T26">en controllers</text:span> : delete<text:span text:style-name="T1">Project </text:span></text:p>
            <text:p text:style-name="P19">(uso de findByIdAndRemove )</text:p>
            <text:p text:style-name="Table_20_Contents"><text:span text:style-name="T1">-</text:span><text:span text:style-name="T26">en routers</text:span><text:span text:style-name="T36"> configuracion de ruta y metodo http</text:span></text:p>
          </table:table-cell>
          <table:table-cell table:style-name="Tabla9.C2" office:value-type="string">
            <text:p text:style-name="Table_20_Contents"><text:a xlink:type="simple" xlink:href="https://www.udemy.com/course/master-en-javascript-aprender-js-jquery-angular-nodejs-y-mas/learn/lecture/10236304#notes" text:style-name="Internet_20_link" text:visited-style-name="Visited_20_Internet_20_Link">https://www.udemy.com/course/master-en-javascript-aprender-js-jquery-angular-nodejs-y-mas/learn/lecture/10236304#notes</text:a> </text:p>
          </table:table-cell>
        </table:table-row>
        <table:table-row>
          <table:table-cell table:style-name="Tabla9.A2" office:value-type="string">
            <text:p text:style-name="Table_20_Contents"/>
          </table:table-cell>
          <table:table-cell table:style-name="Tabla9.A2" office:value-type="string">
            <text:p text:style-name="P33"/>
            <text:p text:style-name="P65"><text:span text:style-name="T9">Subir Archivos en NodeJS</text:span> </text:p>
            <text:p text:style-name="P65"/>
          </table:table-cell>
          <table:table-cell table:style-name="Tabla9.C2" office:value-type="string">
            <text:p text:style-name="Table_20_Contents"/>
          </table:table-cell>
        </table:table-row>
        <table:table-row>
          <table:table-cell table:style-name="Tabla9.A2" office:value-type="string">
            <text:p text:style-name="Table_20_Contents"><text:span text:style-name="T10">Subir Imagenes</text:span> </text:p>
            <text:p text:style-name="Table_20_Contents"/>
            <text:p text:style-name="Standard">//configuracion de middleware para poder subir imagenes </text:p>
            <text:p text:style-name="Standard">var multipart = require('connect-multiparty');</text:p>
            <text:p text:style-name="Standard">//le indico donde se van a subir los archivos </text:p>
            <text:p text:style-name="Standard">var multipartMiddleware = multipart({ uploadDir: './uploads' });</text:p>
            <text:p text:style-name="Table_20_Contents"/>
          </table:table-cell>
          <table:table-cell table:style-name="Tabla9.A2" office:value-type="string">
            <text:p text:style-name="P6">-connect multiparty </text:p>
            <text:p text:style-name="P6">-metodo uploadImage()</text:p>
            <text:p text:style-name="P6">-Para que node pueda entender que queremos subir archivos debemos configuar un <text:span text:style-name="T25">middleware en el archivo de rutas</text:span></text:p>
            <text:p text:style-name="P1">router.post('/upload-image/:id',multipartMiddleware, ProjectController.uploadImage );</text:p>
            <text:p text:style-name="P1"/>
            <text:p text:style-name="P1"><text:span text:style-name="T1">-incluye verificacion de extension del archivo</text:span> <text:span text:style-name="T10">(libreria fs de node )</text:span></text:p>
            <text:p text:style-name="P14"/>
          </table:table-cell>
          <table:table-cell table:style-name="Tabla9.C2" office:value-type="string">
            <text:p text:style-name="Table_20_Contents"><text:a xlink:type="simple" xlink:href="https://www.udemy.com/course/master-en-javascript-aprender-js-jquery-angular-nodejs-y-mas/learn/lecture/10236306#notes" text:style-name="Internet_20_link" text:visited-style-name="Visited_20_Internet_20_Link">https://www.udemy.com/course/master-en-javascript-aprender-js-jquery-angular-nodejs-y-mas/learn/lecture/10236306#notes</text:a> </text:p>
            <text:p text:style-name="Table_20_Contents">incluye proceso para cortar el nombre del archivo del path </text:p>
            <text:p text:style-name="Table_20_Contents">-findByIdAndUpdate();</text:p>
            <text:p text:style-name="Table_20_Contents"><text:a xlink:type="simple" xlink:href="https://www.udemy.com/course/master-en-javascript-aprender-js-jquery-angular-nodejs-y-mas/learn/lecture/10236308#overview" text:style-name="Internet_20_link" text:visited-style-name="Visited_20_Internet_20_Link">https://www.udemy.com/course/master-en-javascript-aprender-js-jquery-angular-nodejs-y-mas/learn/lecture/10236308#overview</text:a> (mejora del codigo de subida)</text:p>
          </table:table-cell>
        </table:table-row>
        <table:table-row>
          <table:table-cell table:style-name="Tabla9.A2" office:value-type="string">
            <text:p text:style-name="Table_20_Contents"><text:span text:style-name="T10">Configuracion de cabeceras de NodeJS</text:span> </text:p>
          </table:table-cell>
          <table:table-cell table:style-name="Tabla9.A2" office:value-type="string">
            <text:p text:style-name="Table_20_Contents"/>
          </table:table-cell>
          <table:table-cell table:style-name="Tabla9.C2" office:value-type="string">
            <text:p text:style-name="P6"><text:a xlink:type="simple" xlink:href="https://victorroblesweb.es/2018/01/31/configurar-acceso-cors-en-nodejs/" text:style-name="Internet_20_link" text:visited-style-name="Visited_20_Internet_20_Link">https://victorroblesweb.es/2018/01/31/configurar-acceso-cors-en-nodejs/</text:a> </text:p>
            <text:p text:style-name="P6"><text:a xlink:type="simple" xlink:href="https://www.udemy.com/course/master-en-javascript-aprender-js-jquery-angular-nodejs-y-mas/learn/lecture/10236310#overview" text:style-name="Internet_20_link" text:visited-style-name="Visited_20_Internet_20_Link">https://www.udemy.com/course/master-en-javascript-aprender-js-jquery-angular-nodejs-y-mas/learn/lecture/10236310#overview</text:a> </text:p>
          </table:table-cell>
        </table:table-row>
      </table:table>
      <text:p text:style-name="Standard"/>
      <text:p text:style-name="Standard"/>
      <text:p text:style-name="Standard"/>
      <text:p text:style-name="Standard"/>
      <text:p text:style-name="Standard"/>
      <text:p text:style-name="Standard"><text:soft-page-break/></text:p>
      <text:p text:style-name="Standard"/>
      <table:table table:name="Tabla10" table:style-name="Tabla10">
        <table:table-column table:style-name="Tabla10.A" table:number-columns-repeated="3"/>
        <table:table-row>
          <table:table-cell table:style-name="Tabla10.A1" office:value-type="string">
            <text:p text:style-name="Table_20_Contents"/>
          </table:table-cell>
          <table:table-cell table:style-name="Tabla10.B1" office:value-type="string">
            <text:p text:style-name="P84"><text:span text:style-name="T1">Proyecto Angular</text:span> </text:p>
            <text:p text:style-name="P85">Portafolio</text:p>
          </table:table-cell>
          <table:table-cell table:style-name="Tabla10.C1" office:value-type="string">
            <text:p text:style-name="Table_20_Contents"/>
          </table:table-cell>
        </table:table-row>
        <table:table-row>
          <table:table-cell table:style-name="Tabla10.A2" office:value-type="string">
            <text:p text:style-name="Table_20_Contents"><text:span text:style-name="T1">Inicio del proyecto (ng new proyecto), especificaciones</text:span> </text:p>
          </table:table-cell>
          <table:table-cell table:style-name="Tabla10.A2" office:value-type="string">
            <text:p text:style-name="Table_20_Contents"/>
          </table:table-cell>
          <table:table-cell table:style-name="Tabla10.C2" office:value-type="string">
            <text:p text:style-name="Table_20_Contents"/>
          </table:table-cell>
        </table:table-row>
        <table:table-row>
          <table:table-cell table:style-name="Tabla10.A2" office:value-type="string">
            <text:p text:style-name="P61"><text:span text:style-name="T1">Creacion de componentes , rutas y paginas</text:span> </text:p>
            <text:p text:style-name="Table_20_Contents">en <text:span text:style-name="T1">app</text:span> → carpeta <text:span text:style-name="T39">components</text:span></text:p>
            <text:p text:style-name="P72">ng crea el ts , css y html del componente , tambien se agregan al app.module.ts</text:p>
          </table:table-cell>
          <table:table-cell table:style-name="Tabla10.A2" office:value-type="string">
            <text:p text:style-name="P13">ng g component components/about</text:p>
            <text:p text:style-name="P13">ng g component components/projects</text:p>
            <text:p text:style-name="P13">ng g component components/create</text:p>
            <text:p text:style-name="P13">ng g component components/contact </text:p>
            <text:p text:style-name="Standard"><text:span text:style-name="T19">-</text:span>creacion de fichero de rutas <text:span text:style-name="T1">app.routing.ts</text:span> <text:s/>y su configuracion . </text:p>
          </table:table-cell>
          <table:table-cell table:style-name="Tabla10.C2" office:value-type="string">
            <text:p text:style-name="Table_20_Contents"><text:a xlink:type="simple" xlink:href="https://www.udemy.com/course/master-en-javascript-aprender-js-jquery-angular-nodejs-y-mas/learn/lecture/10320138#overview" text:style-name="Internet_20_link" text:visited-style-name="Visited_20_Internet_20_Link">https://www.udemy.com/course/master-en-javascript-aprender-js-jquery-angular-nodejs-y-mas/learn/lecture/10320138#overview</text:a> </text:p>
          </table:table-cell>
        </table:table-row>
        <table:table-row>
          <table:table-cell table:style-name="Tabla10.A2" office:value-type="string">
            <text:p text:style-name="P57">Maquetacion </text:p>
            <text:p text:style-name="P35"/>
            <text:p text:style-name="P35">-Cargar estilos y fuentes (.ttf)</text:p>
            <text:p text:style-name="P35"/>
            <text:p text:style-name="P36">CSS </text:p>
            <text:p text:style-name="P36">clases,elementos ,acciones </text:p>
          </table:table-cell>
          <table:table-cell table:style-name="Tabla10.A2" office:value-type="string">
            <text:p text:style-name="P19">-carpeta assets → css → styles.css . </text:p>
            <text:p text:style-name="P19">-carpeta assets →css → <text:s/>fonts(.ttf)→fuentes (@font-face {} en el css)</text:p>
            <text:p text:style-name="P19"/>
            <text:p text:style-name="P19"/>
          </table:table-cell>
          <table:table-cell table:style-name="Tabla10.C2" office:value-type="string">
            <text:p text:style-name="Table_20_Contents"><text:a xlink:type="simple" xlink:href="https://www.udemy.com/course/master-en-javascript-aprender-js-jquery-angular-nodejs-y-mas/learn/lecture/10320140#overview" text:style-name="Internet_20_link" text:visited-style-name="Visited_20_Internet_20_Link">https://www.udemy.com/course/master-en-javascript-aprender-js-jquery-angular-nodejs-y-mas/learn/lecture/10320140#overview</text:a> </text:p>
          </table:table-cell>
        </table:table-row>
        <table:table-row>
          <table:table-cell table:style-name="Tabla10.A2" office:value-type="string">
            <text:p text:style-name="Table_20_Contents"><text:span text:style-name="T12">Estilos generales</text:span> </text:p>
            <text:p text:style-name="Table_20_Contents"><text:span text:style-name="T12">Estilos de cabecera</text:span> </text:p>
            <text:p text:style-name="P35">Maquetacion del footer</text:p>
            <text:p text:style-name="P35"/>
          </table:table-cell>
          <table:table-cell table:style-name="Tabla10.A2" office:value-type="string">
            <text:p text:style-name="Table_20_Contents">-Background con patron repetitivo </text:p>
            <text:p text:style-name="Table_20_Contents">-margen , padding,body(fuente,fondo ,position) en styles.css , etc ,etc </text:p>
            <text:p text:style-name="Table_20_Contents">-Resaltado de elementos del menu <text:span text:style-name="T1">([RouterLinkActive])</text:span></text:p>
          </table:table-cell>
          <table:table-cell table:style-name="Tabla10.C2" office:value-type="string">
            <text:p text:style-name="Table_20_Contents"><text:a xlink:type="simple" xlink:href="https://www.udemy.com/course/master-en-javascript-aprender-js-jquery-angular-nodejs-y-mas/learn/lecture/10321616#overview" text:style-name="Internet_20_link" text:visited-style-name="Visited_20_Internet_20_Link">https://www.udemy.com/course/master-en-javascript-aprender-js-jquery-angular-nodejs-y-mas/learn/lecture/10321616#overview</text:a> </text:p>
          </table:table-cell>
        </table:table-row>
        <table:table-row>
          <table:table-cell table:style-name="Tabla10.A2" office:value-type="string">
            <text:p text:style-name="P35">Pagina Principal (Sobre mi )(maquetacion )</text:p>
            <text:p text:style-name="P35"/>
            <text:p text:style-name="P35">obs (no toca about.component.css)</text:p>
          </table:table-cell>
          <table:table-cell table:style-name="Tabla10.A2" office:value-type="string">
            <text:p text:style-name="Table_20_Contents">-about.component.ts</text:p>
            <text:p text:style-name="Table_20_Contents">-about.component.html</text:p>
            <text:p text:style-name="Table_20_Contents">(&lt;article&gt; )</text:p>
          </table:table-cell>
          <table:table-cell table:style-name="Tabla10.C2" office:value-type="string">
            <text:p text:style-name="Table_20_Contents"><text:a xlink:type="simple" xlink:href="https://www.udemy.com/course/master-en-javascript-aprender-js-jquery-angular-nodejs-y-mas/learn/lecture/10321828#overview" text:style-name="Internet_20_link" text:visited-style-name="Visited_20_Internet_20_Link">https://www.udemy.com/course/master-en-javascript-aprender-js-jquery-angular-nodejs-y-mas/learn/lecture/10321828#overview</text:a> </text:p>
          </table:table-cell>
        </table:table-row>
        <table:table-row>
          <table:table-cell table:style-name="Tabla10.A2" office:value-type="string">
            <text:p text:style-name="P21">Modelos y servicios </text:p>
            <text:p text:style-name="P21"/>
            <text:p text:style-name="P21">-creamos carpetas : app → models y services </text:p>
            <text:p text:style-name="P21"/>
            <text:p text:style-name="P21">-en models → <text:span text:style-name="T25">project.ts (creamos modelo de proyecto como en el backend)</text:span></text:p>
            <text:p text:style-name="P69">-en services → config.ts archivo de configuracion global </text:p>
            <text:p text:style-name="P69"/>
            <text:p text:style-name="P86">Para solucionar el error con el <text:soft-page-break/>rxjs : npm install --save rxjs-compat </text:p>
          </table:table-cell>
          <table:table-cell table:style-name="Tabla10.A2" office:value-type="string">
            <text:p text:style-name="Table_20_Contents">-Reutilizamos los modelos y servicios vistos en la parte de NodeJS </text:p>
            <text:p text:style-name="P21">-tenemos que correr el APIRest (carpeta backend con npm start)</text:p>
            <text:p text:style-name="P21">-tenemos que abrir mongodb </text:p>
            <text:p text:style-name="P21"/>
            <text:p text:style-name="P58">obs : en project.service.ts sobreescribimos varios metodos del backend </text:p>
            <text:p text:style-name="P21"/>
          </table:table-cell>
          <table:table-cell table:style-name="Tabla10.C2" office:value-type="string">
            <text:p text:style-name="Table_20_Contents"><text:a xlink:type="simple" xlink:href="https://www.udemy.com/course/master-en-javascript-aprender-js-jquery-angular-nodejs-y-mas/learn/lecture/10321838#overview" text:style-name="Internet_20_link" text:visited-style-name="Visited_20_Internet_20_Link">https://www.udemy.com/course/master-en-javascript-aprender-js-jquery-angular-nodejs-y-mas/learn/lecture/10321838#overview</text:a> </text:p>
            <text:p text:style-name="Table_20_Contents"/>
            <text:p text:style-name="P19">en project.service.ts :</text:p>
            <text:p text:style-name="P19">def decorador @Injectable,</text:p>
            <text:p text:style-name="Table_20_Contents"><text:span text:style-name="T1">metodos de clase : saveProject,getProject,getProjects,deleteProject,updateProject</text:span> </text:p>
          </table:table-cell>
        </table:table-row>
        <table:table-row>
          <table:table-cell table:style-name="Tabla10.A2" office:value-type="string">
            <text:p text:style-name="Table_20_Contents"><text:span text:style-name="T13">Creacion de nuevos proyectos</text:span> </text:p>
            <text:p text:style-name="Table_20_Contents"/>
            <text:p text:style-name="Table_20_Contents"><text:span text:style-name="T40">Formulario para crear proyectos</text:span> </text:p>
            <text:p text:style-name="Table_20_Contents">-formulario en create.component.html </text:p>
            <text:p text:style-name="Table_20_Contents"/>
          </table:table-cell>
          <table:table-cell table:style-name="Tabla10.A2" office:value-type="string">
            <text:p text:style-name="Table_20_Contents">-en app.module.ts:</text:p>
            <text:p text:style-name="P19">HttpClientModule y FormsModule</text:p>
            <text:p text:style-name="P19">-componente create.component.ts donde creamos los atributos </text:p>
            <text:p text:style-name="P19"/>
            <text:p text:style-name="P37">-en la url : formularios controlados por plantillas vs formularios reactivos (enfocados en componentes)</text:p>
          </table:table-cell>
          <table:table-cell table:style-name="Tabla10.C2" office:value-type="string">
            <text:p text:style-name="Table_20_Contents"><text:a xlink:type="simple" xlink:href="https://www.udemy.com/course/master-en-javascript-aprender-js-jquery-angular-nodejs-y-mas/learn/lecture/10321848#overview" text:style-name="Internet_20_link" text:visited-style-name="Visited_20_Internet_20_Link">https://www.udemy.com/course/master-en-javascript-aprender-js-jquery-angular-nodejs-y-mas/learn/lecture/10321848#overview</text:a> </text:p>
            <text:p text:style-name="Table_20_Contents"><text:a xlink:type="simple" xlink:href="https://mugan86.medium.com/formularios-en-angular-diferencias-template-y-reactive-forms-e37af5e30b81" text:style-name="Internet_20_link" text:visited-style-name="Visited_20_Internet_20_Link"><text:span text:style-name="T1">https://mugan86.medium.com/formularios-en-angular-diferencias-template-y-reactive-forms-e37af5e30b81</text:span></text:a><text:span text:style-name="T1"> </text:span></text:p>
          </table:table-cell>
        </table:table-row>
        <table:table-row>
          <table:table-cell table:style-name="Tabla10.A2" office:value-type="string">
            <text:p text:style-name="Table_20_Contents"><text:span text:style-name="T13">Validacion de formulario</text:span> </text:p>
          </table:table-cell>
          <table:table-cell table:style-name="Tabla10.A2" office:value-type="string">
            <text:p text:style-name="Table_20_Contents">-required en campos (html5):</text:p>
            <text:p text:style-name="Table_20_Contents">span y *ngIf para mensaje de error (miramos props touched y valid )</text:p>
            <text:p text:style-name="Table_20_Contents">-envio del formulario según validez del mismo (atributo [disabled])</text:p>
            <text:p text:style-name="Table_20_Contents"/>
            <text:p text:style-name="Table_20_Contents"/>
            <text:p text:style-name="Table_20_Contents"/>
            <text:p text:style-name="Table_20_Contents"/>
          </table:table-cell>
          <table:table-cell table:style-name="Tabla10.C2" office:value-type="string">
            <text:p text:style-name="Table_20_Contents"><text:a xlink:type="simple" xlink:href="https://www.udemy.com/course/master-en-javascript-aprender-js-jquery-angular-nodejs-y-mas/learn/lecture/10321880#overview" text:style-name="Internet_20_link" text:visited-style-name="Visited_20_Internet_20_Link">https://www.udemy.com/course/master-en-javascript-aprender-js-jquery-angular-nodejs-y-mas/learn/lecture/10321880#overview</text:a> </text:p>
          </table:table-cell>
        </table:table-row>
        <table:table-row>
          <table:table-cell table:style-name="Tabla10.A2" office:value-type="string">
            <text:p text:style-name="P55"><text:span text:style-name="T13">Guardado de nuevos proyectos</text:span> </text:p>
            <text:p text:style-name="P55"/>
            <text:p text:style-name="P55">-uso de Observable </text:p>
            <text:p text:style-name="Table_20_Contents">-una vez creado el servicio se usa en el componente . </text:p>
            <text:p text:style-name="Table_20_Contents"/>
            <text:p text:style-name="P55"/>
          </table:table-cell>
          <table:table-cell table:style-name="Tabla10.A2" office:value-type="string">
            <text:p text:style-name="Table_20_Contents">-creacion de <text:span text:style-name="T1">saveProject</text:span> en el <text:span text:style-name="T1">project.service.ts </text:span></text:p>
            <text:p text:style-name="Table_20_Contents"><text:span text:style-name="T1">-</text:span>metodo HttpHeaders( ). para crear cabeceras </text:p>
            <text:p text:style-name="Table_20_Contents"><text:span text:style-name="T27">-metodo post de HttpClient para el guardado(este metodo se conscta con el metodo del backend por medio de la url 'save-project') <text:s text:c="2"/></text:span><text:s/></text:p>
          </table:table-cell>
          <table:table-cell table:style-name="Tabla10.C2" office:value-type="string">
            <text:p text:style-name="Table_20_Contents"><text:a xlink:type="simple" xlink:href="https://www.udemy.com/course/master-en-javascript-aprender-js-jquery-angular-nodejs-y-mas/learn/lecture/10326818#overview" text:style-name="Internet_20_link" text:visited-style-name="Visited_20_Internet_20_Link">https://www.udemy.com/course/master-en-javascript-aprender-js-jquery-angular-nodejs-y-mas/learn/lecture/10326818#overview</text:a> </text:p>
          </table:table-cell>
        </table:table-row>
        <table:table-row>
          <table:table-cell table:style-name="Tabla10.A2" office:value-type="string">
            <text:p text:style-name="P74"><text:span text:style-name="T1">Subir imagenes (archivos) de los proyectos</text:span> </text:p>
            <text:p text:style-name="P74"/>
            <text:p text:style-name="P74">-uso de promesas (Promises)</text:p>
            <text:p text:style-name="P74">-simulacion de formulario clasico</text:p>
            <text:p text:style-name="P60">-<text:span text:style-name="T42">XMLHttpRequest()</text:span></text:p>
            <text:p text:style-name="P56"><text:span text:style-name="T43">-onreadystatechange</text:span><text:span text:style-name="T42"> </text:span></text:p>
            <text:p text:style-name="P60"/>
            <text:p text:style-name="P74"/>
          </table:table-cell>
          <table:table-cell table:style-name="Tabla10.A2" office:value-type="string">
            <text:p text:style-name="P73">-<text:span text:style-name="T27">creacion de servicio de subida de archivos <text:s/>:</text:span></text:p>
            <text:p text:style-name="P59">upload.service.ts </text:p>
            <text:p text:style-name="P56"><text:span text:style-name="T41">-metodo makeFilesRequest :peticion ajax clasica con archivo adjunto</text:span> </text:p>
            <text:p text:style-name="P56"/>
            <text:p text:style-name="P5">-uso de evento (change) en el html del campo imagen </text:p>
            <text:p text:style-name="Table_20_Contents"/>
          </table:table-cell>
          <table:table-cell table:style-name="Tabla10.C2" office:value-type="string">
            <text:p text:style-name="Table_20_Contents"><text:a xlink:type="simple" xlink:href="https://www.udemy.com/course/master-en-javascript-aprender-js-jquery-angular-nodejs-y-mas/learn/lecture/10326820#overview" text:style-name="Internet_20_link" text:visited-style-name="Visited_20_Internet_20_Link">https://www.udemy.com/course/master-en-javascript-aprender-js-jquery-angular-nodejs-y-mas/learn/lecture/10326820#overview</text:a> </text:p>
            <text:p text:style-name="Table_20_Contents"><text:a xlink:type="simple" xlink:href="https://developer.mozilla.org/es/docs/Web/API/XMLHttpRequest" text:style-name="Internet_20_link" text:visited-style-name="Visited_20_Internet_20_Link"><text:span text:style-name="T1">https://developer.mozilla.org/es/docs/Web/API/XMLHttpRequest</text:span></text:a><text:span text:style-name="T1"> </text:span></text:p>
          </table:table-cell>
        </table:table-row>
        <table:table-row>
          <table:table-cell table:style-name="Tabla10.A2" office:value-type="string">
            <text:p text:style-name="Table_20_Contents"><text:span text:style-name="T13">Listado de Proyectos</text:span> </text:p>
            <text:p text:style-name="P6">Sacar de la base de datos y consumir desde nuestra api el listado de proyectos(desde project.service.ts)</text:p>
          </table:table-cell>
          <table:table-cell table:style-name="Tabla10.A2" office:value-type="string">
            <text:p text:style-name="Table_20_Contents">-metodo getProject()</text:p>
            <text:p text:style-name="Table_20_Contents">-uso desde componente de projects(importaciones y decaracion de servicios ,uso de subcribe)</text:p>
            <text:p text:style-name="Table_20_Contents">-uso de *ngFor en la vista del componente para listar </text:p>
          </table:table-cell>
          <table:table-cell table:style-name="Tabla10.C2" office:value-type="string">
            <text:p text:style-name="Table_20_Contents"><text:a xlink:type="simple" xlink:href="https://www.udemy.com/course/master-en-javascript-aprender-js-jquery-angular-nodejs-y-mas/learn/lecture/10326822#overview" text:style-name="Internet_20_link" text:visited-style-name="Visited_20_Internet_20_Link">https://www.udemy.com/course/master-en-javascript-aprender-js-jquery-angular-nodejs-y-mas/learn/lecture/10326822#overview</text:a> </text:p>
            <text:p text:style-name="Table_20_Contents"/>
          </table:table-cell>
        </table:table-row>
        <text:soft-page-break/>
        <table:table-row>
          <table:table-cell table:style-name="Tabla10.A2" office:value-type="string">
            <text:p text:style-name="P37">Metodo en el backend para devolver imagenes y listar </text:p>
          </table:table-cell>
          <table:table-cell table:style-name="Tabla10.A2" office:value-type="string">
            <text:p text:style-name="Table_20_Contents">-metodo getImageFile del back </text:p>
            <text:p text:style-name="Table_20_Contents">-uso de librería fs </text:p>
            <text:p text:style-name="Table_20_Contents">-uso de path de nodejs </text:p>
            <text:p text:style-name="Table_20_Contents">-fs.exists () recibe ruta fisica de imagen </text:p>
          </table:table-cell>
          <table:table-cell table:style-name="Tabla10.C2" office:value-type="string">
            <text:p text:style-name="Table_20_Contents"><text:a xlink:type="simple" xlink:href="https://www.udemy.com/course/master-en-javascript-aprender-js-jquery-angular-nodejs-y-mas/learn/lecture/10326826#overview" text:style-name="Internet_20_link" text:visited-style-name="Visited_20_Internet_20_Link">https://www.udemy.com/course/master-en-javascript-aprender-js-jquery-angular-nodejs-y-mas/learn/lecture/10326826#overview</text:a> </text:p>
          </table:table-cell>
        </table:table-row>
        <table:table-row>
          <table:table-cell table:style-name="Tabla10.A2" office:value-type="string">
            <text:p text:style-name="Table_20_Contents"><text:span text:style-name="T1">Maquetar listado de proyectos</text:span> </text:p>
          </table:table-cell>
          <table:table-cell table:style-name="Tabla10.A2" office:value-type="string">
            <text:p text:style-name="Table_20_Contents"/>
          </table:table-cell>
          <table:table-cell table:style-name="Tabla10.C2" office:value-type="string">
            <text:p text:style-name="Table_20_Contents"/>
          </table:table-cell>
        </table:table-row>
        <table:table-row>
          <table:table-cell table:style-name="Tabla10.A2" office:value-type="string">
            <text:p text:style-name="P91"><text:span text:style-name="T1">Pagina de detalle de proyectos</text:span> </text:p>
            <text:p text:style-name="Table_20_Contents"/>
          </table:table-cell>
          <table:table-cell table:style-name="Tabla10.A2" office:value-type="string">
            <text:p text:style-name="Table_20_Contents">-metodo getProject en el project.service.ts </text:p>
            <text:p text:style-name="Table_20_Contents">-metodo subscribe para recoger parametro por url </text:p>
          </table:table-cell>
          <table:table-cell table:style-name="Tabla10.C2" office:value-type="string">
            <text:p text:style-name="Table_20_Contents"><text:a xlink:type="simple" xlink:href="https://www.udemy.com/course/master-en-javascript-aprender-js-jquery-angular-nodejs-y-mas/learn/lecture/10326828#overview" text:style-name="Internet_20_link" text:visited-style-name="Visited_20_Internet_20_Link">https://www.udemy.com/course/master-en-javascript-aprender-js-jquery-angular-nodejs-y-mas/learn/lecture/10326828#overview</text:a> </text:p>
          </table:table-cell>
        </table:table-row>
        <table:table-row>
          <table:table-cell table:style-name="Tabla10.A2" office:value-type="string">
            <text:p text:style-name="P92"><text:span text:style-name="T1">Borrar proyectos de la webapp</text:span> </text:p>
          </table:table-cell>
          <table:table-cell table:style-name="Tabla10.A2" office:value-type="string">
            <text:p text:style-name="Table_20_Contents">-metodo deleteProject en services y en detail.component ,</text:p>
            <text:p text:style-name="Table_20_Contents">see hace una redireccion con navigate </text:p>
          </table:table-cell>
          <table:table-cell table:style-name="Tabla10.C2" office:value-type="string">
            <text:p text:style-name="Table_20_Contents"><text:a xlink:type="simple" xlink:href="https://www.udemy.com/course/master-en-javascript-aprender-js-jquery-angular-nodejs-y-mas/learn/lecture/10326838#overview" text:style-name="Internet_20_link" text:visited-style-name="Visited_20_Internet_20_Link">https://www.udemy.com/course/master-en-javascript-aprender-js-jquery-angular-nodejs-y-mas/learn/lecture/10326838#overview</text:a> </text:p>
          </table:table-cell>
        </table:table-row>
        <table:table-row>
          <table:table-cell table:style-name="Tabla10.A2" office:value-type="string">
            <text:p text:style-name="P92"><text:span text:style-name="T1">Actualizar proyectos de la webapp</text:span></text:p>
          </table:table-cell>
          <table:table-cell table:style-name="Tabla10.A2" office:value-type="string">
            <text:p text:style-name="Table_20_Contents">-se realiza mediante un nuevo componente </text:p>
            <text:p text:style-name="Table_20_Contents">-updateProject en project.service </text:p>
            <text:p text:style-name="Table_20_Contents"/>
          </table:table-cell>
          <table:table-cell table:style-name="Tabla10.C2" office:value-type="string">
            <text:p text:style-name="Table_20_Contents"><text:a xlink:type="simple" xlink:href="https://www.udemy.com/course/master-en-javascript-aprender-js-jquery-angular-nodejs-y-mas/learn/lecture/10326840#overview" text:style-name="Internet_20_link" text:visited-style-name="Visited_20_Internet_20_Link">https://www.udemy.com/course/master-en-javascript-aprender-js-jquery-angular-nodejs-y-mas/learn/lecture/10326840#overview</text:a> </text:p>
          </table:table-cell>
        </table:table-row>
        <table:table-row>
          <table:table-cell table:style-name="Tabla10.A2" office:value-type="string">
            <text:p text:style-name="P93"><text:span text:style-name="T1">Integracion de jquery y librerias externas en Angular</text:span> </text:p>
          </table:table-cell>
          <table:table-cell table:style-name="Tabla10.A2" office:value-type="string">
            <text:p text:style-name="Table_20_Contents"/>
          </table:table-cell>
          <table:table-cell table:style-name="Tabla10.C2" office:value-type="string">
            <text:p text:style-name="Table_20_Contents"><text:a xlink:type="simple" xlink:href="https://www.udemy.com/course/master-en-javascript-aprender-js-jquery-angular-nodejs-y-mas/learn/lecture/10340868#overview" text:style-name="Internet_20_link" text:visited-style-name="Visited_20_Internet_20_Link">https://www.udemy.com/course/master-en-javascript-aprender-js-jquery-angular-nodejs-y-mas/learn/lecture/10340868#overview</text:a> </text:p>
          </table:table-cell>
        </table:table-row>
        <table:table-row>
          <table:table-cell table:style-name="Tabla10.A2" office:value-type="string">
            <text:p text:style-name="P89">Integracion de plugins de jquery en Angular </text:p>
          </table:table-cell>
          <table:table-cell table:style-name="Tabla10.A2" office:value-type="string">
            <text:p text:style-name="Table_20_Contents"/>
          </table:table-cell>
          <table:table-cell table:style-name="Tabla10.C2" office:value-type="string">
            <text:p text:style-name="Table_20_Contents"/>
          </table:table-cell>
        </table:table-row>
        <table:table-row>
          <table:table-cell table:style-name="Tabla10.A2" office:value-type="string">
            <text:p text:style-name="P90">Interaccion entre componentes de Angular (input-output)</text:p>
          </table:table-cell>
          <table:table-cell table:style-name="Tabla10.A2" office:value-type="string">
            <text:p text:style-name="Table_20_Contents"/>
          </table:table-cell>
          <table:table-cell table:style-name="Tabla10.C2" office:value-type="string">
            <text:p text:style-name="Table_20_Contents"/>
          </table:table-cell>
        </table:table-row>
      </table:table>
      <table:table table:name="Tabla11" table:style-name="Tabla11">
        <table:table-column table:style-name="Tabla11.A" table:number-columns-repeated="3"/>
        <table:table-row>
          <table:table-cell table:style-name="Tabla11.A1" office:value-type="string">
            <text:p text:style-name="Table_20_Contents"/>
          </table:table-cell>
          <table:table-cell table:style-name="Tabla11.A1" office:value-type="string">
            <text:p text:style-name="Table_20_Contents"/>
          </table:table-cell>
          <table:table-cell table:style-name="Tabla11.C1"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o puche</meta:initial-creator>
    <meta:creation-date>2021-09-20T07:17:26.17</meta:creation-date>
    <dc:date>2021-11-01T14:47:13.91</dc:date>
    <dc:creator>leo puche</dc:creator>
    <meta:editing-duration>P22DT4H15M19S</meta:editing-duration>
    <meta:editing-cycles>24</meta:editing-cycles>
    <meta:generator>OpenOffice/4.1.7$Win32 OpenOffice.org_project/417m1$Build-9800</meta:generator>
    <meta:document-statistic meta:table-count="11" meta:image-count="0" meta:object-count="0" meta:page-count="21" meta:paragraph-count="615" meta:word-count="2972" meta:character-count="33595"/>
  </office:meta>
</office:document-meta>
</file>